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B0000019DAB3179E8E7D84A6D.png" manifest:media-type="image/png"/>
  <manifest:file-entry manifest:full-path="Pictures/1000000000000393000000E32206988A8FF4EB52.png" manifest:media-type="image/png"/>
  <manifest:file-entry manifest:full-path="Pictures/100000000000024F0000017CBCCD1C13A76A3F17.png" manifest:media-type="image/png"/>
  <manifest:file-entry manifest:full-path="Pictures/100000000000021C000000BD24AF224B19600A14.png" manifest:media-type="image/png"/>
  <manifest:file-entry manifest:full-path="Pictures/100000000000022600000091F4EB942EFAB593E5.png" manifest:media-type="image/png"/>
  <manifest:file-entry manifest:full-path="Pictures/10000000000003E7000002746062BA846A845C99.png" manifest:media-type="image/png"/>
  <manifest:file-entry manifest:full-path="Pictures/10000000000001360000008C81EE132D2858EB52.png" manifest:media-type="image/png"/>
  <manifest:file-entry manifest:full-path="Pictures/100000000000012E000000976BF39BA6C69E28E6.png" manifest:media-type="image/png"/>
  <manifest:file-entry manifest:full-path="Pictures/1000000000000136000001E1A1FB814219354D40.png" manifest:media-type="image/png"/>
  <manifest:file-entry manifest:full-path="Pictures/100000000000043F0000013934A6A1D65090870E.png" manifest:media-type="image/png"/>
  <manifest:file-entry manifest:full-path="Pictures/1000000000000413000001971A475B91C37B7060.png" manifest:media-type="image/png"/>
  <manifest:file-entry manifest:full-path="Pictures/1000000000000200000000C4E15078637C25235C.png" manifest:media-type="image/png"/>
  <manifest:file-entry manifest:full-path="Pictures/1000000000000222000001326AE822B90C107115.png" manifest:media-type="image/png"/>
  <manifest:file-entry manifest:full-path="Pictures/1000000000000412000001AC5C2EAAD618AB5650.png" manifest:media-type="image/png"/>
  <manifest:file-entry manifest:full-path="Pictures/100000000000026F000000F2DAD6017DE3EB077D.png" manifest:media-type="image/png"/>
  <manifest:file-entry manifest:full-path="Pictures/1000000000000118000000AD71BE66F0D480BC6C.png" manifest:media-type="image/png"/>
  <manifest:file-entry manifest:full-path="Pictures/100000000000014F000001D5CF78D3B01D2453D5.png" manifest:media-type="image/png"/>
  <manifest:file-entry manifest:full-path="Pictures/100000000000021F00000187EDB15A116C9AAF08.png" manifest:media-type="image/png"/>
  <manifest:file-entry manifest:full-path="Pictures/1000000000000160000001D7224B95188AE80AB0.png" manifest:media-type="image/png"/>
  <manifest:file-entry manifest:full-path="Pictures/10000000000002C80000010F987EFA78F44EDF60.png" manifest:media-type="image/png"/>
  <manifest:file-entry manifest:full-path="Pictures/1000000000000153000001EAD124E5F3547DAD88.png" manifest:media-type="image/png"/>
  <manifest:file-entry manifest:full-path="Pictures/10000000000001DE000001A4F6F27A3C908C1BD3.png" manifest:media-type="image/png"/>
  <manifest:file-entry manifest:full-path="Pictures/10000000000003E4000001C2205F744C4810E9B5.png" manifest:media-type="image/png"/>
  <manifest:file-entry manifest:full-path="Pictures/100000000000024800000164C1B3451034CA4C22.png" manifest:media-type="image/png"/>
  <manifest:file-entry manifest:full-path="Pictures/10000000000002ED00000038F3416730B91F932F.png" manifest:media-type="image/png"/>
  <manifest:file-entry manifest:full-path="Pictures/10000000000002AF000001DCABA2CA8A2C65B6B9.png" manifest:media-type="image/png"/>
  <manifest:file-entry manifest:full-path="Pictures/10000000000002F60000008DCAD6CD62651FA7DE.png" manifest:media-type="image/png"/>
  <manifest:file-entry manifest:full-path="Pictures/1000000000000228000000D62DC052B798FD8035.png" manifest:media-type="image/png"/>
  <manifest:file-entry manifest:full-path="Pictures/1000000000000321000000F42A75A4854035F876.png" manifest:media-type="image/png"/>
  <manifest:file-entry manifest:full-path="Pictures/1000000000000388000001F894E466B9FF58BCA0.png" manifest:media-type="image/png"/>
  <manifest:file-entry manifest:full-path="Pictures/100000000000048B000001D8D29D46422A3C2343.png" manifest:media-type="image/png"/>
  <manifest:file-entry manifest:full-path="Pictures/1000000000000199000001943C5C046ED27297A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Arial" svg:font-family="Arial, 'Helvetica Neue', Helvetica, sans-serif"/>
    <style:font-face style:name="inherit" svg:font-family="inherit"/>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1" svg:font-family="inherit" style:font-family-generic="roman" style:font-pitch="variable"/>
    <style:font-face style:name="raleway" svg:font-family="raleway"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0875in" fo:margin-left="0in" fo:margin-top="0in" fo:margin-bottom="0in" table:align="left" style:writing-mode="lr-tb"/>
    </style:style>
    <style:style style:name="Table1.A" style:family="table-column">
      <style:table-column-properties style:column-width="0.3417in"/>
    </style:style>
    <style:style style:name="Table1.B" style:family="table-column">
      <style:table-column-properties style:column-width="7.7458in"/>
    </style:style>
    <style:style style:name="Table1.1" style:family="table-row">
      <style:table-row-properties fo:keep-together="auto"/>
    </style:style>
    <style:style style:name="Table1.A1" style:family="table-cell">
      <style:table-cell-properties style:vertical-align="middle" fo:background-color="transparent" fo:padding="0in" fo:border="none">
        <style:background-image/>
      </style:table-cell-properties>
    </style:style>
    <style:style style:name="Table2" style:family="table">
      <style:table-properties style:width="8.0875in" fo:margin-left="0in" fo:margin-top="0in" fo:margin-bottom="0in" table:align="left" style:writing-mode="lr-tb"/>
    </style:style>
    <style:style style:name="Table2.A" style:family="table-column">
      <style:table-column-properties style:column-width="0.3417in"/>
    </style:style>
    <style:style style:name="Table2.B" style:family="table-column">
      <style:table-column-properties style:column-width="7.7458in"/>
    </style:style>
    <style:style style:name="Table2.1" style:family="table-row">
      <style:table-row-properties fo:keep-together="auto"/>
    </style:style>
    <style:style style:name="Table2.A1" style:family="table-cell">
      <style:table-cell-properties style:vertical-align="middle" fo:background-color="transparent" fo:padding="0in" fo:border="none">
        <style:background-image/>
      </style:table-cell-properties>
    </style:style>
    <style:style style:name="Table3" style:family="table">
      <style:table-properties style:width="8.0875in" fo:margin-left="0in" fo:margin-top="0in" fo:margin-bottom="0in" table:align="left" style:writing-mode="lr-tb"/>
    </style:style>
    <style:style style:name="Table3.A" style:family="table-column">
      <style:table-column-properties style:column-width="0.3417in"/>
    </style:style>
    <style:style style:name="Table3.B" style:family="table-column">
      <style:table-column-properties style:column-width="7.7458in"/>
    </style:style>
    <style:style style:name="Table3.1" style:family="table-row">
      <style:table-row-properties fo:keep-together="auto"/>
    </style:style>
    <style:style style:name="Table3.A1" style:family="table-cell">
      <style:table-cell-properties style:vertical-align="middle" fo:background-color="transparent" fo:padding="0in" fo:border="none">
        <style:background-image/>
      </style:table-cell-properties>
    </style:style>
    <style:style style:name="Table4" style:family="table">
      <style:table-properties style:width="8.0875in" fo:margin-left="0in" fo:margin-top="0in" fo:margin-bottom="0in" table:align="left" style:writing-mode="lr-tb"/>
    </style:style>
    <style:style style:name="Table4.A" style:family="table-column">
      <style:table-column-properties style:column-width="0.3417in"/>
    </style:style>
    <style:style style:name="Table4.B" style:family="table-column">
      <style:table-column-properties style:column-width="7.7458in"/>
    </style:style>
    <style:style style:name="Table4.1" style:family="table-row">
      <style:table-row-properties fo:keep-together="auto"/>
    </style:style>
    <style:style style:name="Table4.A1" style:family="table-cell">
      <style:table-cell-properties style:vertical-align="middle" fo:background-color="transparent" fo:padding="0in" fo:border="none">
        <style:background-image/>
      </style:table-cell-properties>
    </style:style>
    <style:style style:name="Table5" style:family="table">
      <style:table-properties style:width="8.0875in" fo:margin-left="0in" fo:margin-top="0in" fo:margin-bottom="0in" table:align="left" style:writing-mode="lr-tb"/>
    </style:style>
    <style:style style:name="Table5.A" style:family="table-column">
      <style:table-column-properties style:column-width="0.3417in"/>
    </style:style>
    <style:style style:name="Table5.B" style:family="table-column">
      <style:table-column-properties style:column-width="7.7458in"/>
    </style:style>
    <style:style style:name="Table5.1" style:family="table-row">
      <style:table-row-properties fo:keep-together="auto"/>
    </style:style>
    <style:style style:name="Table5.A1" style:family="table-cell">
      <style:table-cell-properties style:vertical-align="middle" fo:background-color="transparent" fo:padding="0in" fo:border="none">
        <style:background-image/>
      </style:table-cell-properties>
    </style:style>
    <style:style style:name="Table6" style:family="table">
      <style:table-properties style:width="8.0875in" fo:margin-left="0in" fo:margin-top="0in" fo:margin-bottom="0in" table:align="left" style:writing-mode="lr-tb"/>
    </style:style>
    <style:style style:name="Table6.A" style:family="table-column">
      <style:table-column-properties style:column-width="0.3417in"/>
    </style:style>
    <style:style style:name="Table6.B" style:family="table-column">
      <style:table-column-properties style:column-width="7.7458in"/>
    </style:style>
    <style:style style:name="Table6.1" style:family="table-row">
      <style:table-row-properties fo:keep-together="auto"/>
    </style:style>
    <style:style style:name="Table6.A1" style:family="table-cell">
      <style:table-cell-properties style:vertical-align="middle" fo:background-color="transparent" fo:padding="0in" fo:border="none">
        <style:background-image/>
      </style:table-cell-properties>
    </style:style>
    <style:style style:name="Table7" style:family="table">
      <style:table-properties style:width="8.0875in" fo:margin-left="0in" fo:margin-top="0in" fo:margin-bottom="0in" table:align="left" style:writing-mode="lr-tb"/>
    </style:style>
    <style:style style:name="Table7.A" style:family="table-column">
      <style:table-column-properties style:column-width="0.3417in"/>
    </style:style>
    <style:style style:name="Table7.B" style:family="table-column">
      <style:table-column-properties style:column-width="7.7458in"/>
    </style:style>
    <style:style style:name="Table7.1" style:family="table-row">
      <style:table-row-properties fo:keep-together="auto"/>
    </style:style>
    <style:style style:name="Table7.A1" style:family="table-cell">
      <style:table-cell-properties style:vertical-align="middle" fo:background-color="transparent" fo:padding="0in" fo:border="none">
        <style:background-image/>
      </style:table-cell-properties>
    </style:style>
    <style:style style:name="Table8" style:family="table">
      <style:table-properties style:width="8.0875in" fo:margin-left="0in" fo:margin-top="0in" fo:margin-bottom="0in" table:align="left" style:writing-mode="lr-tb"/>
    </style:style>
    <style:style style:name="Table8.A" style:family="table-column">
      <style:table-column-properties style:column-width="0.3417in"/>
    </style:style>
    <style:style style:name="Table8.B" style:family="table-column">
      <style:table-column-properties style:column-width="7.7458in"/>
    </style:style>
    <style:style style:name="Table8.1" style:family="table-row">
      <style:table-row-properties fo:keep-together="auto"/>
    </style:style>
    <style:style style:name="Table8.A1" style:family="table-cell">
      <style:table-cell-properties style:vertical-align="middle" fo:background-color="transparent" fo:padding="0in" fo:border="none">
        <style:background-image/>
      </style:table-cell-properties>
    </style:style>
    <style:style style:name="Table9" style:family="table">
      <style:table-properties style:width="8.0875in" fo:margin-left="0in" fo:margin-top="0in" fo:margin-bottom="0in" table:align="left" style:writing-mode="lr-tb"/>
    </style:style>
    <style:style style:name="Table9.A" style:family="table-column">
      <style:table-column-properties style:column-width="0.3417in"/>
    </style:style>
    <style:style style:name="Table9.B" style:family="table-column">
      <style:table-column-properties style:column-width="7.7458in"/>
    </style:style>
    <style:style style:name="Table9.1" style:family="table-row">
      <style:table-row-properties fo:keep-together="auto"/>
    </style:style>
    <style:style style:name="Table9.A1" style:family="table-cell">
      <style:table-cell-properties style:vertical-align="middle" fo:background-color="transparent" fo:padding="0in" fo:border="none">
        <style:background-image/>
      </style:table-cell-properties>
    </style:style>
    <style:style style:name="Table10" style:family="table">
      <style:table-properties style:width="8.0875in" fo:margin-left="0in" fo:margin-top="0in" fo:margin-bottom="0in" table:align="left" style:writing-mode="lr-tb"/>
    </style:style>
    <style:style style:name="Table10.A" style:family="table-column">
      <style:table-column-properties style:column-width="0.3417in"/>
    </style:style>
    <style:style style:name="Table10.B" style:family="table-column">
      <style:table-column-properties style:column-width="7.7458in"/>
    </style:style>
    <style:style style:name="Table10.1" style:family="table-row">
      <style:table-row-properties fo:keep-together="auto"/>
    </style:style>
    <style:style style:name="Table10.A1" style:family="table-cell">
      <style:table-cell-properties style:vertical-align="middle" fo:background-color="transparent" fo:padding="0in" fo:border="none">
        <style:background-image/>
      </style:table-cell-properties>
    </style:style>
    <style:style style:name="Table11" style:family="table">
      <style:table-properties style:width="8.0875in" fo:margin-left="0in" fo:margin-top="0in" fo:margin-bottom="0in" table:align="left" style:writing-mode="lr-tb"/>
    </style:style>
    <style:style style:name="Table11.A" style:family="table-column">
      <style:table-column-properties style:column-width="0.3417in"/>
    </style:style>
    <style:style style:name="Table11.B" style:family="table-column">
      <style:table-column-properties style:column-width="7.7458in"/>
    </style:style>
    <style:style style:name="Table11.1" style:family="table-row">
      <style:table-row-properties fo:keep-together="auto"/>
    </style:style>
    <style:style style:name="Table11.A1" style:family="table-cell">
      <style:table-cell-properties style:vertical-align="middle" fo:background-color="transparent" fo:padding="0in" fo:border="none">
        <style:background-image/>
      </style:table-cell-properties>
    </style:style>
    <style:style style:name="Table12" style:family="table">
      <style:table-properties style:width="8.0875in" fo:margin-left="0in" fo:margin-top="0in" fo:margin-bottom="0in" table:align="left" style:writing-mode="lr-tb"/>
    </style:style>
    <style:style style:name="Table12.A" style:family="table-column">
      <style:table-column-properties style:column-width="0.3417in"/>
    </style:style>
    <style:style style:name="Table12.B" style:family="table-column">
      <style:table-column-properties style:column-width="7.7458in"/>
    </style:style>
    <style:style style:name="Table12.1" style:family="table-row">
      <style:table-row-properties fo:keep-together="auto"/>
    </style:style>
    <style:style style:name="Table12.A1" style:family="table-cell">
      <style:table-cell-properties style:vertical-align="middle" fo:background-color="transparent" fo:padding="0in" fo:border="none">
        <style:background-image/>
      </style:table-cell-properties>
    </style:style>
    <style:style style:name="Table13" style:family="table">
      <style:table-properties style:width="8.0875in" fo:margin-left="0in" fo:margin-top="0in" fo:margin-bottom="0in" table:align="left" style:writing-mode="lr-tb"/>
    </style:style>
    <style:style style:name="Table13.A" style:family="table-column">
      <style:table-column-properties style:column-width="0.3417in"/>
    </style:style>
    <style:style style:name="Table13.B" style:family="table-column">
      <style:table-column-properties style:column-width="7.7458in"/>
    </style:style>
    <style:style style:name="Table13.1" style:family="table-row">
      <style:table-row-properties fo:keep-together="auto"/>
    </style:style>
    <style:style style:name="Table13.A1" style:family="table-cell">
      <style:table-cell-properties style:vertical-align="middle" fo:background-color="transparent" fo:padding="0in" fo:border="none">
        <style:background-image/>
      </style:table-cell-properties>
    </style:style>
    <style:style style:name="Table14" style:family="table">
      <style:table-properties style:width="8.0875in" fo:margin-left="0in" fo:margin-top="0in" fo:margin-bottom="0in" table:align="left" style:writing-mode="lr-tb"/>
    </style:style>
    <style:style style:name="Table14.A" style:family="table-column">
      <style:table-column-properties style:column-width="0.4306in"/>
    </style:style>
    <style:style style:name="Table14.B" style:family="table-column">
      <style:table-column-properties style:column-width="7.6569in"/>
    </style:style>
    <style:style style:name="Table14.1" style:family="table-row">
      <style:table-row-properties fo:keep-together="auto"/>
    </style:style>
    <style:style style:name="Table14.A1" style:family="table-cell">
      <style:table-cell-properties style:vertical-align="middle" fo:background-color="transparent" fo:padding="0in" fo:border="none">
        <style:background-image/>
      </style:table-cell-properties>
    </style:style>
    <style:style style:name="Table15" style:family="table">
      <style:table-properties style:width="8.0875in" fo:margin-left="0in" fo:margin-top="0in" fo:margin-bottom="0in" table:align="left" style:writing-mode="lr-tb"/>
    </style:style>
    <style:style style:name="Table15.A" style:family="table-column">
      <style:table-column-properties style:column-width="0.3417in"/>
    </style:style>
    <style:style style:name="Table15.B" style:family="table-column">
      <style:table-column-properties style:column-width="7.7458in"/>
    </style:style>
    <style:style style:name="Table15.1" style:family="table-row">
      <style:table-row-properties fo:keep-together="auto"/>
    </style:style>
    <style:style style:name="Table15.A1" style:family="table-cell">
      <style:table-cell-properties style:vertical-align="middle" fo:background-color="transparent" fo:padding="0in" fo:border="none">
        <style:background-image/>
      </style:table-cell-properties>
    </style:style>
    <style:style style:name="Table16" style:family="table">
      <style:table-properties style:width="8.0875in" fo:margin-left="0in" fo:margin-top="0in" fo:margin-bottom="0in" table:align="left" style:writing-mode="lr-tb"/>
    </style:style>
    <style:style style:name="Table16.A" style:family="table-column">
      <style:table-column-properties style:column-width="0.3417in"/>
    </style:style>
    <style:style style:name="Table16.B" style:family="table-column">
      <style:table-column-properties style:column-width="7.7458in"/>
    </style:style>
    <style:style style:name="Table16.1" style:family="table-row">
      <style:table-row-properties fo:keep-together="auto"/>
    </style:style>
    <style:style style:name="Table16.A1" style:family="table-cell">
      <style:table-cell-properties style:vertical-align="middle" fo:background-color="transparent" fo:padding="0in" fo:border="none">
        <style:background-image/>
      </style:table-cell-properties>
    </style:style>
    <style:style style:name="Table17" style:family="table">
      <style:table-properties style:width="8.0875in" fo:margin-left="0in" fo:margin-top="0in" fo:margin-bottom="0in" table:align="left" style:writing-mode="lr-tb"/>
    </style:style>
    <style:style style:name="Table17.A" style:family="table-column">
      <style:table-column-properties style:column-width="0.3417in"/>
    </style:style>
    <style:style style:name="Table17.B" style:family="table-column">
      <style:table-column-properties style:column-width="7.7458in"/>
    </style:style>
    <style:style style:name="Table17.1" style:family="table-row">
      <style:table-row-properties fo:keep-together="auto"/>
    </style:style>
    <style:style style:name="Table17.A1" style:family="table-cell">
      <style:table-cell-properties style:vertical-align="middle" fo:background-color="transparent" fo:padding="0in" fo:border="none">
        <style:background-image/>
      </style:table-cell-properties>
    </style:style>
    <style:style style:name="Table18" style:family="table">
      <style:table-properties style:width="8.0875in" fo:margin-left="0in" fo:margin-top="0in" fo:margin-bottom="0in" table:align="left" style:writing-mode="lr-tb"/>
    </style:style>
    <style:style style:name="Table18.A" style:family="table-column">
      <style:table-column-properties style:column-width="0.3417in"/>
    </style:style>
    <style:style style:name="Table18.B" style:family="table-column">
      <style:table-column-properties style:column-width="7.7458in"/>
    </style:style>
    <style:style style:name="Table18.1" style:family="table-row">
      <style:table-row-properties fo:keep-together="auto"/>
    </style:style>
    <style:style style:name="Table18.A1" style:family="table-cell">
      <style:table-cell-properties style:vertical-align="middle" fo:background-color="transparent" fo:padding="0in" fo:border="none">
        <style:background-image/>
      </style:table-cell-properties>
    </style:style>
    <style:style style:name="Table19" style:family="table">
      <style:table-properties style:width="8.0875in" fo:margin-left="0in" fo:margin-top="0in" fo:margin-bottom="0in" table:align="left" style:writing-mode="lr-tb"/>
    </style:style>
    <style:style style:name="Table19.A" style:family="table-column">
      <style:table-column-properties style:column-width="0.3417in"/>
    </style:style>
    <style:style style:name="Table19.B" style:family="table-column">
      <style:table-column-properties style:column-width="7.7458in"/>
    </style:style>
    <style:style style:name="Table19.1" style:family="table-row">
      <style:table-row-properties fo:keep-together="auto"/>
    </style:style>
    <style:style style:name="Table19.A1" style:family="table-cell">
      <style:table-cell-properties style:vertical-align="middle" fo:background-color="transparent" fo:padding="0in" fo:border="none">
        <style:background-image/>
      </style:table-cell-properties>
    </style:style>
    <style:style style:name="Table20" style:family="table">
      <style:table-properties style:width="8.0875in" fo:margin-left="0in" fo:margin-top="0in" fo:margin-bottom="0in" table:align="left" style:writing-mode="lr-tb"/>
    </style:style>
    <style:style style:name="Table20.A" style:family="table-column">
      <style:table-column-properties style:column-width="0.3417in"/>
    </style:style>
    <style:style style:name="Table20.B" style:family="table-column">
      <style:table-column-properties style:column-width="7.7458in"/>
    </style:style>
    <style:style style:name="Table20.1" style:family="table-row">
      <style:table-row-properties fo:keep-together="auto"/>
    </style:style>
    <style:style style:name="Table20.A1" style:family="table-cell">
      <style:table-cell-properties style:vertical-align="middle" fo:background-color="transparent" fo:padding="0in" fo:border="none">
        <style:background-image/>
      </style:table-cell-properties>
    </style:style>
    <style:style style:name="Table21" style:family="table">
      <style:table-properties style:width="8.0875in" fo:margin-left="0in" fo:margin-top="0in" fo:margin-bottom="0in" table:align="left" style:writing-mode="lr-tb"/>
    </style:style>
    <style:style style:name="Table21.A" style:family="table-column">
      <style:table-column-properties style:column-width="0.3417in"/>
    </style:style>
    <style:style style:name="Table21.B" style:family="table-column">
      <style:table-column-properties style:column-width="7.7458in"/>
    </style:style>
    <style:style style:name="Table21.1" style:family="table-row">
      <style:table-row-properties fo:keep-together="auto"/>
    </style:style>
    <style:style style:name="Table21.A1" style:family="table-cell">
      <style:table-cell-properties style:vertical-align="middle" fo:background-color="transparent" fo:padding="0in" fo:border="none">
        <style:background-image/>
      </style:table-cell-properties>
    </style:style>
    <style:style style:name="Table22" style:family="table">
      <style:table-properties style:width="8.0875in" fo:margin-left="0in" fo:margin-top="0in" fo:margin-bottom="0in" table:align="left" style:writing-mode="lr-tb"/>
    </style:style>
    <style:style style:name="Table22.A" style:family="table-column">
      <style:table-column-properties style:column-width="0.3417in"/>
    </style:style>
    <style:style style:name="Table22.B" style:family="table-column">
      <style:table-column-properties style:column-width="7.7458in"/>
    </style:style>
    <style:style style:name="Table22.1" style:family="table-row">
      <style:table-row-properties fo:keep-together="auto"/>
    </style:style>
    <style:style style:name="Table22.A1" style:family="table-cell">
      <style:table-cell-properties style:vertical-align="middle" fo:background-color="transparent" fo:padding="0in" fo:border="none">
        <style:background-image/>
      </style:table-cell-properties>
    </style:style>
    <style:style style:name="Table23" style:family="table">
      <style:table-properties style:width="8.0875in" fo:margin-left="0in" fo:margin-top="0in" fo:margin-bottom="0in" table:align="left" style:writing-mode="lr-tb"/>
    </style:style>
    <style:style style:name="Table23.A" style:family="table-column">
      <style:table-column-properties style:column-width="0.3417in"/>
    </style:style>
    <style:style style:name="Table23.B" style:family="table-column">
      <style:table-column-properties style:column-width="7.7458in"/>
    </style:style>
    <style:style style:name="Table23.1" style:family="table-row">
      <style:table-row-properties fo:keep-together="auto"/>
    </style:style>
    <style:style style:name="Table23.A1" style:family="table-cell">
      <style:table-cell-properties style:vertical-align="middle" fo:background-color="transparent" fo:padding="0in" fo:border="none">
        <style:background-image/>
      </style:table-cell-properties>
    </style:style>
    <style:style style:name="Table24" style:family="table">
      <style:table-properties style:width="8.0875in" fo:margin-left="0in" fo:margin-top="0in" fo:margin-bottom="0in" table:align="left" style:writing-mode="lr-tb"/>
    </style:style>
    <style:style style:name="Table24.A" style:family="table-column">
      <style:table-column-properties style:column-width="0.3417in"/>
    </style:style>
    <style:style style:name="Table24.B" style:family="table-column">
      <style:table-column-properties style:column-width="7.7458in"/>
    </style:style>
    <style:style style:name="Table24.1" style:family="table-row">
      <style:table-row-properties fo:keep-together="auto"/>
    </style:style>
    <style:style style:name="Table24.A1" style:family="table-cell">
      <style:table-cell-properties style:vertical-align="middle" fo:background-color="transparent" fo:padding="0in" fo:border="none">
        <style:background-image/>
      </style:table-cell-properties>
    </style:style>
    <style:style style:name="Table25" style:family="table">
      <style:table-properties style:width="8.0875in" fo:margin-left="0in" fo:margin-top="0in" fo:margin-bottom="0in" table:align="left" style:writing-mode="lr-tb"/>
    </style:style>
    <style:style style:name="Table25.A" style:family="table-column">
      <style:table-column-properties style:column-width="0.3417in"/>
    </style:style>
    <style:style style:name="Table25.B" style:family="table-column">
      <style:table-column-properties style:column-width="7.7458in"/>
    </style:style>
    <style:style style:name="Table25.1" style:family="table-row">
      <style:table-row-properties fo:keep-together="auto"/>
    </style:style>
    <style:style style:name="Table25.A1" style:family="table-cell">
      <style:table-cell-properties style:vertical-align="middle" fo:background-color="transparent" fo:padding="0in" fo:border="none">
        <style:background-image/>
      </style:table-cell-properties>
    </style:style>
    <style:style style:name="Table26" style:family="table">
      <style:table-properties style:width="8.0875in" fo:margin-left="0in" fo:margin-top="0in" fo:margin-bottom="0in" table:align="left" style:writing-mode="lr-tb"/>
    </style:style>
    <style:style style:name="Table26.A" style:family="table-column">
      <style:table-column-properties style:column-width="0.3417in"/>
    </style:style>
    <style:style style:name="Table26.B" style:family="table-column">
      <style:table-column-properties style:column-width="7.7458in"/>
    </style:style>
    <style:style style:name="Table26.1" style:family="table-row">
      <style:table-row-properties fo:keep-together="auto"/>
    </style:style>
    <style:style style:name="Table26.A1" style:family="table-cell">
      <style:table-cell-properties style:vertical-align="middle" fo:background-color="transparent" fo:padding="0in" fo:border="none">
        <style:background-image/>
      </style:table-cell-properties>
    </style:style>
    <style:style style:name="Table27" style:family="table">
      <style:table-properties style:width="8.0875in" fo:margin-left="0in" fo:margin-top="0in" fo:margin-bottom="0in" table:align="left" style:writing-mode="lr-tb"/>
    </style:style>
    <style:style style:name="Table27.A" style:family="table-column">
      <style:table-column-properties style:column-width="0.3417in"/>
    </style:style>
    <style:style style:name="Table27.B" style:family="table-column">
      <style:table-column-properties style:column-width="7.7458in"/>
    </style:style>
    <style:style style:name="Table27.1" style:family="table-row">
      <style:table-row-properties fo:keep-together="auto"/>
    </style:style>
    <style:style style:name="Table27.A1" style:family="table-cell">
      <style:table-cell-properties style:vertical-align="middle" fo:background-color="transparent" fo:padding="0in" fo:border="none">
        <style:background-image/>
      </style:table-cell-properties>
    </style:style>
    <style:style style:name="Table28" style:family="table">
      <style:table-properties style:width="8.0875in" fo:margin-left="0in" fo:margin-top="0in" fo:margin-bottom="0in" table:align="left" style:writing-mode="lr-tb"/>
    </style:style>
    <style:style style:name="Table28.A" style:family="table-column">
      <style:table-column-properties style:column-width="0.3417in"/>
    </style:style>
    <style:style style:name="Table28.B" style:family="table-column">
      <style:table-column-properties style:column-width="7.7458in"/>
    </style:style>
    <style:style style:name="Table28.1" style:family="table-row">
      <style:table-row-properties fo:keep-together="auto"/>
    </style:style>
    <style:style style:name="Table28.A1" style:family="table-cell">
      <style:table-cell-properties style:vertical-align="middle" fo:background-color="transparent" fo:padding="0in" fo:border="none">
        <style:background-image/>
      </style:table-cell-properties>
    </style:style>
    <style:style style:name="Table29" style:family="table">
      <style:table-properties style:width="8.0875in" fo:margin-left="0in" fo:margin-top="0in" fo:margin-bottom="0in" table:align="left" style:writing-mode="lr-tb"/>
    </style:style>
    <style:style style:name="Table29.A" style:family="table-column">
      <style:table-column-properties style:column-width="0.3417in"/>
    </style:style>
    <style:style style:name="Table29.B" style:family="table-column">
      <style:table-column-properties style:column-width="7.7458in"/>
    </style:style>
    <style:style style:name="Table29.1" style:family="table-row">
      <style:table-row-properties fo:keep-together="auto"/>
    </style:style>
    <style:style style:name="Table29.A1" style:family="table-cell">
      <style:table-cell-properties style:vertical-align="middle" fo:background-color="transparent" fo:padding="0in" fo:border="none">
        <style:background-image/>
      </style:table-cell-properties>
    </style:style>
    <style:style style:name="Table30" style:family="table">
      <style:table-properties style:width="8.0875in" fo:margin-left="0in" fo:margin-top="0in" fo:margin-bottom="0in" table:align="left" style:writing-mode="lr-tb"/>
    </style:style>
    <style:style style:name="Table30.A" style:family="table-column">
      <style:table-column-properties style:column-width="0.3417in"/>
    </style:style>
    <style:style style:name="Table30.B" style:family="table-column">
      <style:table-column-properties style:column-width="7.7458in"/>
    </style:style>
    <style:style style:name="Table30.1" style:family="table-row">
      <style:table-row-properties fo:keep-together="auto"/>
    </style:style>
    <style:style style:name="Table30.A1" style:family="table-cell">
      <style:table-cell-properties style:vertical-align="middle" fo:background-color="transparent" fo:padding="0in" fo:border="none">
        <style:background-image/>
      </style:table-cell-properties>
    </style:style>
    <style:style style:name="Table31" style:family="table">
      <style:table-properties style:width="8.0875in" fo:margin-left="0in" fo:margin-top="0in" fo:margin-bottom="0in" table:align="left" style:writing-mode="lr-tb"/>
    </style:style>
    <style:style style:name="Table31.A" style:family="table-column">
      <style:table-column-properties style:column-width="0.3417in"/>
    </style:style>
    <style:style style:name="Table31.B" style:family="table-column">
      <style:table-column-properties style:column-width="7.7458in"/>
    </style:style>
    <style:style style:name="Table31.1" style:family="table-row">
      <style:table-row-properties fo:keep-together="auto"/>
    </style:style>
    <style:style style:name="Table31.A1" style:family="table-cell">
      <style:table-cell-properties style:vertical-align="middle" fo:background-color="transparent" fo:padding="0in" fo:border="none">
        <style:background-image/>
      </style:table-cell-properties>
    </style:style>
    <style:style style:name="Table32" style:family="table">
      <style:table-properties style:width="8.0875in" fo:margin-left="0in" fo:margin-top="0in" fo:margin-bottom="0in" table:align="left" style:writing-mode="lr-tb"/>
    </style:style>
    <style:style style:name="Table32.A" style:family="table-column">
      <style:table-column-properties style:column-width="0.3417in"/>
    </style:style>
    <style:style style:name="Table32.B" style:family="table-column">
      <style:table-column-properties style:column-width="7.7458in"/>
    </style:style>
    <style:style style:name="Table32.1" style:family="table-row">
      <style:table-row-properties fo:keep-together="auto"/>
    </style:style>
    <style:style style:name="Table32.A1" style:family="table-cell">
      <style:table-cell-properties style:vertical-align="middle" fo:background-color="transparent" fo:padding="0in" fo:border="none">
        <style:background-image/>
      </style:table-cell-properties>
    </style:style>
    <style:style style:name="Table33" style:family="table">
      <style:table-properties style:width="8.0875in" fo:margin-left="0in" fo:margin-top="0in" fo:margin-bottom="0in" table:align="left" style:writing-mode="lr-tb"/>
    </style:style>
    <style:style style:name="Table33.A" style:family="table-column">
      <style:table-column-properties style:column-width="0.3417in"/>
    </style:style>
    <style:style style:name="Table33.B" style:family="table-column">
      <style:table-column-properties style:column-width="7.7458in"/>
    </style:style>
    <style:style style:name="Table33.1" style:family="table-row">
      <style:table-row-properties fo:keep-together="auto"/>
    </style:style>
    <style:style style:name="Table33.A1" style:family="table-cell">
      <style:table-cell-properties style:vertical-align="middle" fo:background-color="transparent" fo:padding="0in" fo:border="none">
        <style:background-image/>
      </style:table-cell-properties>
    </style:style>
    <style:style style:name="Table34" style:family="table">
      <style:table-properties style:width="8.0875in" fo:margin-left="0in" fo:margin-top="0in" fo:margin-bottom="0in" table:align="left" style:writing-mode="lr-tb"/>
    </style:style>
    <style:style style:name="Table34.A" style:family="table-column">
      <style:table-column-properties style:column-width="0.3417in"/>
    </style:style>
    <style:style style:name="Table34.B" style:family="table-column">
      <style:table-column-properties style:column-width="7.7458in"/>
    </style:style>
    <style:style style:name="Table34.1" style:family="table-row">
      <style:table-row-properties fo:keep-together="auto"/>
    </style:style>
    <style:style style:name="Table34.A1" style:family="table-cell">
      <style:table-cell-properties style:vertical-align="middle" fo:background-color="transparent" fo:padding="0in" fo:border="none">
        <style:background-image/>
      </style:table-cell-properties>
    </style:style>
    <style:style style:name="Table35" style:family="table">
      <style:table-properties style:width="8.0875in" fo:margin-left="0in" fo:margin-top="0in" fo:margin-bottom="0in" table:align="left" style:writing-mode="lr-tb"/>
    </style:style>
    <style:style style:name="Table35.A" style:family="table-column">
      <style:table-column-properties style:column-width="0.3417in"/>
    </style:style>
    <style:style style:name="Table35.B" style:family="table-column">
      <style:table-column-properties style:column-width="7.7458in"/>
    </style:style>
    <style:style style:name="Table35.1" style:family="table-row">
      <style:table-row-properties fo:keep-together="auto"/>
    </style:style>
    <style:style style:name="Table35.A1" style:family="table-cell">
      <style:table-cell-properties style:vertical-align="middle" fo:background-color="transparent" fo:padding="0in" fo:border="none">
        <style:background-image/>
      </style:table-cell-properties>
    </style:style>
    <style:style style:name="Table36" style:family="table">
      <style:table-properties style:width="9.5618in" fo:margin-left="0in" fo:margin-top="0in" fo:margin-bottom="0in" table:align="left" style:writing-mode="lr-tb"/>
    </style:style>
    <style:style style:name="Table36.A" style:family="table-column">
      <style:table-column-properties style:column-width="0.341in"/>
    </style:style>
    <style:style style:name="Table36.B" style:family="table-column">
      <style:table-column-properties style:column-width="9.2208in"/>
    </style:style>
    <style:style style:name="Table36.1" style:family="table-row">
      <style:table-row-properties fo:keep-together="auto"/>
    </style:style>
    <style:style style:name="Table36.A1" style:family="table-cell">
      <style:table-cell-properties style:vertical-align="middle" fo:background-color="transparent" fo:padding="0in" fo:border="none">
        <style:background-image/>
      </style:table-cell-properties>
    </style:style>
    <style:style style:name="Table37" style:family="table">
      <style:table-properties style:width="8.0875in" fo:margin-left="0in" fo:margin-top="0in" fo:margin-bottom="0in" table:align="left" style:writing-mode="lr-tb"/>
    </style:style>
    <style:style style:name="Table37.A" style:family="table-column">
      <style:table-column-properties style:column-width="0.3417in"/>
    </style:style>
    <style:style style:name="Table37.B" style:family="table-column">
      <style:table-column-properties style:column-width="7.7458in"/>
    </style:style>
    <style:style style:name="Table37.1" style:family="table-row">
      <style:table-row-properties fo:keep-together="auto"/>
    </style:style>
    <style:style style:name="Table37.A1" style:family="table-cell">
      <style:table-cell-properties style:vertical-align="middle" fo:background-color="transparent" fo:padding="0in" fo:border="none">
        <style:background-image/>
      </style:table-cell-properties>
    </style:style>
    <style:style style:name="Table38" style:family="table">
      <style:table-properties style:width="8.0875in" fo:margin-left="0in" fo:margin-top="0in" fo:margin-bottom="0in" table:align="left" style:writing-mode="lr-tb"/>
    </style:style>
    <style:style style:name="Table38.A" style:family="table-column">
      <style:table-column-properties style:column-width="0.4306in"/>
    </style:style>
    <style:style style:name="Table38.B" style:family="table-column">
      <style:table-column-properties style:column-width="7.6569in"/>
    </style:style>
    <style:style style:name="Table38.1" style:family="table-row">
      <style:table-row-properties fo:keep-together="auto"/>
    </style:style>
    <style:style style:name="Table38.A1" style:family="table-cell">
      <style:table-cell-properties style:vertical-align="middle" fo:background-color="transparent" fo:padding="0in" fo:border="none">
        <style:background-image/>
      </style:table-cell-properties>
    </style:style>
    <style:style style:name="Table39" style:family="table">
      <style:table-properties style:width="8.0875in" fo:margin-left="0in" fo:margin-top="0in" fo:margin-bottom="0in" table:align="left" style:writing-mode="lr-tb"/>
    </style:style>
    <style:style style:name="Table39.A" style:family="table-column">
      <style:table-column-properties style:column-width="0.3417in"/>
    </style:style>
    <style:style style:name="Table39.B" style:family="table-column">
      <style:table-column-properties style:column-width="7.7458in"/>
    </style:style>
    <style:style style:name="Table39.1" style:family="table-row">
      <style:table-row-properties fo:keep-together="auto"/>
    </style:style>
    <style:style style:name="Table39.A1" style:family="table-cell">
      <style:table-cell-properties style:vertical-align="middle" fo:background-color="transparent" fo:padding="0in" fo:border="none">
        <style:background-image/>
      </style:table-cell-properties>
    </style:style>
    <style:style style:name="Table40" style:family="table">
      <style:table-properties style:width="8.0875in" fo:margin-left="0in" fo:margin-top="0in" fo:margin-bottom="0in" table:align="left" style:writing-mode="lr-tb"/>
    </style:style>
    <style:style style:name="Table40.A" style:family="table-column">
      <style:table-column-properties style:column-width="0.3417in"/>
    </style:style>
    <style:style style:name="Table40.B" style:family="table-column">
      <style:table-column-properties style:column-width="7.7458in"/>
    </style:style>
    <style:style style:name="Table40.1" style:family="table-row">
      <style:table-row-properties fo:keep-together="auto"/>
    </style:style>
    <style:style style:name="Table40.A1" style:family="table-cell">
      <style:table-cell-properties style:vertical-align="middle" fo:background-color="transparent" fo:padding="0in" fo:border="none">
        <style:background-image/>
      </style:table-cell-properties>
    </style:style>
    <style:style style:name="Table41" style:family="table">
      <style:table-properties style:width="8.0875in" fo:margin-left="0in" fo:margin-top="0in" fo:margin-bottom="0in" table:align="left" style:writing-mode="lr-tb"/>
    </style:style>
    <style:style style:name="Table41.A" style:family="table-column">
      <style:table-column-properties style:column-width="0.3417in"/>
    </style:style>
    <style:style style:name="Table41.B" style:family="table-column">
      <style:table-column-properties style:column-width="7.7458in"/>
    </style:style>
    <style:style style:name="Table41.1" style:family="table-row">
      <style:table-row-properties fo:keep-together="auto"/>
    </style:style>
    <style:style style:name="Table41.A1" style:family="table-cell">
      <style:table-cell-properties style:vertical-align="middle" fo:background-color="transparent" fo:padding="0in" fo:border="none">
        <style:background-image/>
      </style:table-cell-properties>
    </style:style>
    <style:style style:name="Table42" style:family="table">
      <style:table-properties style:width="8.0875in" fo:margin-left="0in" fo:margin-top="0in" fo:margin-bottom="0in" table:align="left" style:writing-mode="lr-tb"/>
    </style:style>
    <style:style style:name="Table42.A" style:family="table-column">
      <style:table-column-properties style:column-width="0.3417in"/>
    </style:style>
    <style:style style:name="Table42.B" style:family="table-column">
      <style:table-column-properties style:column-width="7.7458in"/>
    </style:style>
    <style:style style:name="Table42.1" style:family="table-row">
      <style:table-row-properties fo:keep-together="auto"/>
    </style:style>
    <style:style style:name="Table42.A1" style:family="table-cell">
      <style:table-cell-properties style:vertical-align="middle" fo:background-color="transparent" fo:padding="0in" fo:border="none">
        <style:background-image/>
      </style:table-cell-properties>
    </style:style>
    <style:style style:name="Table43" style:family="table">
      <style:table-properties style:width="8.0875in" fo:margin-left="0in" fo:margin-top="0in" fo:margin-bottom="0in" table:align="left" style:writing-mode="lr-tb"/>
    </style:style>
    <style:style style:name="Table43.A" style:family="table-column">
      <style:table-column-properties style:column-width="0.3417in"/>
    </style:style>
    <style:style style:name="Table43.B" style:family="table-column">
      <style:table-column-properties style:column-width="7.7458in"/>
    </style:style>
    <style:style style:name="Table43.1" style:family="table-row">
      <style:table-row-properties fo:keep-together="auto"/>
    </style:style>
    <style:style style:name="Table43.A1" style:family="table-cell">
      <style:table-cell-properties style:vertical-align="middle" fo:background-color="transparent" fo:padding="0in" fo:border="none">
        <style:background-image/>
      </style:table-cell-properties>
    </style:style>
    <style:style style:name="Table44" style:family="table">
      <style:table-properties style:width="8.0875in" fo:margin-left="0in" fo:margin-top="0in" fo:margin-bottom="0in" table:align="left" style:writing-mode="lr-tb"/>
    </style:style>
    <style:style style:name="Table44.A" style:family="table-column">
      <style:table-column-properties style:column-width="0.3417in"/>
    </style:style>
    <style:style style:name="Table44.B" style:family="table-column">
      <style:table-column-properties style:column-width="7.7458in"/>
    </style:style>
    <style:style style:name="Table44.1" style:family="table-row">
      <style:table-row-properties fo:keep-together="auto"/>
    </style:style>
    <style:style style:name="Table44.A1" style:family="table-cell">
      <style:table-cell-properties style:vertical-align="middle" fo:background-color="transparent" fo:padding="0in" fo:border="none">
        <style:background-image/>
      </style:table-cell-properties>
    </style:style>
    <style:style style:name="Table45" style:family="table">
      <style:table-properties style:width="8.0875in" fo:margin-left="0in" fo:margin-top="0in" fo:margin-bottom="0in" table:align="left" style:writing-mode="lr-tb"/>
    </style:style>
    <style:style style:name="Table45.A" style:family="table-column">
      <style:table-column-properties style:column-width="0.3417in"/>
    </style:style>
    <style:style style:name="Table45.B" style:family="table-column">
      <style:table-column-properties style:column-width="7.7458in"/>
    </style:style>
    <style:style style:name="Table45.1" style:family="table-row">
      <style:table-row-properties fo:keep-together="auto"/>
    </style:style>
    <style:style style:name="Table45.A1" style:family="table-cell">
      <style:table-cell-properties style:vertical-align="middle" fo:background-color="transparent" fo:padding="0in" fo:border="none">
        <style:background-image/>
      </style:table-cell-properties>
    </style:style>
    <style:style style:name="Table46" style:family="table">
      <style:table-properties style:width="8.0875in" fo:margin-left="0in" fo:margin-top="0in" fo:margin-bottom="0in" table:align="left" style:writing-mode="lr-tb"/>
    </style:style>
    <style:style style:name="Table46.A" style:family="table-column">
      <style:table-column-properties style:column-width="0.3417in"/>
    </style:style>
    <style:style style:name="Table46.B" style:family="table-column">
      <style:table-column-properties style:column-width="7.7458in"/>
    </style:style>
    <style:style style:name="Table46.1" style:family="table-row">
      <style:table-row-properties fo:keep-together="auto"/>
    </style:style>
    <style:style style:name="Table46.A1" style:family="table-cell">
      <style:table-cell-properties style:vertical-align="middle" fo:background-color="transparent" fo:padding="0in" fo:border="none">
        <style:background-image/>
      </style:table-cell-properties>
    </style:style>
    <style:style style:name="Table47" style:family="table">
      <style:table-properties style:width="8.0875in" fo:margin-left="0in" fo:margin-top="0in" fo:margin-bottom="0in" table:align="left" style:writing-mode="lr-tb"/>
    </style:style>
    <style:style style:name="Table47.A" style:family="table-column">
      <style:table-column-properties style:column-width="0.3417in"/>
    </style:style>
    <style:style style:name="Table47.B" style:family="table-column">
      <style:table-column-properties style:column-width="7.7458in"/>
    </style:style>
    <style:style style:name="Table47.1" style:family="table-row">
      <style:table-row-properties fo:keep-together="auto"/>
    </style:style>
    <style:style style:name="Table47.A1" style:family="table-cell">
      <style:table-cell-properties style:vertical-align="middle" fo:background-color="transparent" fo:padding="0in" fo:border="none">
        <style:background-image/>
      </style:table-cell-properties>
    </style:style>
    <style:style style:name="Table48" style:family="table">
      <style:table-properties style:width="8.0875in" fo:margin-left="0in" fo:margin-top="0in" fo:margin-bottom="0in" table:align="left" style:writing-mode="lr-tb"/>
    </style:style>
    <style:style style:name="Table48.A" style:family="table-column">
      <style:table-column-properties style:column-width="0.3417in"/>
    </style:style>
    <style:style style:name="Table48.B" style:family="table-column">
      <style:table-column-properties style:column-width="7.7458in"/>
    </style:style>
    <style:style style:name="Table48.1" style:family="table-row">
      <style:table-row-properties fo:keep-together="auto"/>
    </style:style>
    <style:style style:name="Table48.A1" style:family="table-cell">
      <style:table-cell-properties style:vertical-align="middle" fo:background-color="transparent" fo:padding="0in" fo:border="none">
        <style:background-image/>
      </style:table-cell-properties>
    </style:style>
    <style:style style:name="Table49" style:family="table">
      <style:table-properties style:width="8.0875in" fo:margin-left="0in" fo:margin-top="0in" fo:margin-bottom="0in" table:align="left" style:writing-mode="lr-tb"/>
    </style:style>
    <style:style style:name="Table49.A" style:family="table-column">
      <style:table-column-properties style:column-width="0.3417in"/>
    </style:style>
    <style:style style:name="Table49.B" style:family="table-column">
      <style:table-column-properties style:column-width="7.7458in"/>
    </style:style>
    <style:style style:name="Table49.1" style:family="table-row">
      <style:table-row-properties fo:keep-together="auto"/>
    </style:style>
    <style:style style:name="Table49.A1" style:family="table-cell">
      <style:table-cell-properties style:vertical-align="middle" fo:background-color="transparent" fo:padding="0in" fo:border="none">
        <style:background-image/>
      </style:table-cell-properties>
    </style:style>
    <style:style style:name="Table50" style:family="table">
      <style:table-properties style:width="8.0875in" fo:margin-left="0in" fo:margin-top="0in" fo:margin-bottom="0in" table:align="left" style:writing-mode="lr-tb"/>
    </style:style>
    <style:style style:name="Table50.A" style:family="table-column">
      <style:table-column-properties style:column-width="0.4306in"/>
    </style:style>
    <style:style style:name="Table50.B" style:family="table-column">
      <style:table-column-properties style:column-width="7.6569in"/>
    </style:style>
    <style:style style:name="Table50.1" style:family="table-row">
      <style:table-row-properties fo:keep-together="auto"/>
    </style:style>
    <style:style style:name="Table50.A1" style:family="table-cell">
      <style:table-cell-properties style:vertical-align="middle" fo:background-color="transparent" fo:padding="0in" fo:border="none">
        <style:background-image/>
      </style:table-cell-properties>
    </style:style>
    <style:style style:name="Table51" style:family="table">
      <style:table-properties style:width="8.0875in" fo:margin-left="0in" fo:margin-top="0in" fo:margin-bottom="0in" table:align="left" style:writing-mode="lr-tb"/>
    </style:style>
    <style:style style:name="Table51.A" style:family="table-column">
      <style:table-column-properties style:column-width="0.4306in"/>
    </style:style>
    <style:style style:name="Table51.B" style:family="table-column">
      <style:table-column-properties style:column-width="7.6569in"/>
    </style:style>
    <style:style style:name="Table51.1" style:family="table-row">
      <style:table-row-properties fo:keep-together="auto"/>
    </style:style>
    <style:style style:name="Table51.A1" style:family="table-cell">
      <style:table-cell-properties style:vertical-align="middle" fo:background-color="transparent" fo:padding="0in" fo:border="none">
        <style:background-image/>
      </style:table-cell-properties>
    </style:style>
    <style:style style:name="P1" style:family="paragraph" style:parent-style-name="Heading_20_2">
      <loext:graphic-properties draw:fill="solid" draw:fill-color="#ffffff"/>
      <style:paragraph-properties fo:margin-top="0.35in" fo:margin-bottom="0.2165in" loext:contextual-spacing="false" fo:background-color="#ffffff"/>
    </style:style>
    <style:style style:name="P2" style:family="paragraph" style:parent-style-name="Heading_20_3">
      <loext:graphic-properties draw:fill="solid" draw:fill-color="#ffffff"/>
      <style:paragraph-properties fo:margin-top="0.35in" fo:margin-bottom="0.2165in" loext:contextual-spacing="false" fo:background-color="#ffffff"/>
    </style:style>
    <style:style style:name="P3" style:family="paragraph" style:parent-style-name="Heading_20_3">
      <loext:graphic-properties draw:fill="solid" draw:fill-color="#ffffff"/>
      <style:paragraph-properties fo:margin-top="0.35in" fo:margin-bottom="0.2165in" loext:contextual-spacing="false" fo:background-color="#ffffff"/>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Normal_20__28_Web_29_">
      <loext:graphic-properties draw:fill="solid" draw:fill-color="#ffffff"/>
      <style:paragraph-properties fo:margin-top="0in" fo:margin-bottom="0.1043in" loext:contextual-spacing="false" fo:background-color="#ffffff"/>
    </style:style>
    <style:style style:name="P5" style:family="paragraph" style:parent-style-name="Normal_20__28_Web_29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6" style:family="paragraph" style:parent-style-name="brush_3a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7" style:family="paragraph" style:parent-style-name="Standard">
      <style:text-properties fo:font-size="36pt" fo:font-style="italic" fo:font-weight="bold" style:font-size-asian="36pt" style:font-style-asian="italic" style:font-weight-asian="bold" style:font-size-complex="36pt" style:font-style-complex="italic" style:font-weight-complex="bold"/>
    </style:style>
    <style:style style:name="P8" style:family="paragraph" style:parent-style-name="Standard">
      <style:text-properties fo:font-size="36pt" fo:font-style="italic" style:text-underline-style="solid" style:text-underline-width="auto" style:text-underline-color="font-color" style:font-size-asian="36pt" style:font-style-asian="italic" style:font-size-complex="36pt" style:font-style-complex="italic"/>
    </style:style>
    <style:style style:name="P9"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1" style:family="paragraph" style:parent-style-name="Standard">
      <style:text-properties fo:font-size="28pt" fo:font-style="italic"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P12"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13" style:family="paragraph" style:parent-style-name="Standard">
      <style:text-properties fo:font-size="15pt" style:text-underline-style="none" fo:font-weight="bold" style:font-size-asian="15pt" style:font-weight-asian="bold" style:font-size-complex="15pt" style:font-weight-complex="bold"/>
    </style:style>
    <style:style style:name="P14" style:family="paragraph" style:parent-style-name="Standard">
      <style:paragraph-properties fo:margin-top="0in" fo:margin-bottom="0.111in" loext:contextual-spacing="false"/>
    </style:style>
    <style:style style:name="P15" style:family="paragraph" style:parent-style-name="Standard">
      <style:paragraph-properties fo:margin-top="0in" fo:margin-bottom="0.111in" loext:contextual-spacing="false"/>
      <style:text-properties fo:font-size="15pt" style:text-underline-style="none" fo:font-weight="bold" style:font-size-asian="15pt" style:font-weight-asian="bold" style:font-size-complex="15pt" style:font-weight-complex="bold"/>
    </style:style>
    <style:style style:name="P16" style:family="paragraph" style:parent-style-name="Standard">
      <style:paragraph-properties fo:margin-top="0in" fo:margin-bottom="0.111in" loext:contextual-spacing="false"/>
      <style:text-properties fo:font-size="15pt" style:text-underline-style="none" fo:font-weight="normal" officeooo:rsid="0031667a" officeooo:paragraph-rsid="0031667a" style:font-size-asian="15pt" style:font-weight-asian="normal" style:font-size-complex="15pt" style:font-weight-complex="normal"/>
    </style:style>
    <style:style style:name="P17" style:family="paragraph" style:parent-style-name="Standard">
      <style:paragraph-properties fo:margin-top="0in" fo:margin-bottom="0.111in" loext:contextual-spacing="false"/>
      <style:text-properties fo:font-size="15pt" fo:font-weight="bold" style:font-size-asian="15pt" style:font-weight-asian="bold" style:font-size-complex="15pt" style:font-weight-complex="bold"/>
    </style:style>
    <style:style style:name="P18"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9"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8e824" officeooo:paragraph-rsid="0008e824" style:font-size-asian="15pt" style:font-weight-asian="bold" style:font-size-complex="15pt" style:font-weight-complex="bold"/>
    </style:style>
    <style:style style:name="P20"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eaddb" officeooo:paragraph-rsid="000eaddb" style:font-size-asian="15pt" style:font-weight-asian="bold" style:font-size-complex="15pt" style:font-weight-complex="bold"/>
    </style:style>
    <style:style style:name="P21"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2445a7" officeooo:paragraph-rsid="0025e83f" style:font-size-asian="15pt" style:font-weight-asian="bold" style:font-size-complex="15pt" style:font-weight-complex="bold"/>
    </style:style>
    <style:style style:name="P22"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3b8f02" officeooo:paragraph-rsid="003b8f02" style:font-size-asian="15pt" style:font-weight-asian="bold" style:font-size-complex="15pt" style:font-weight-complex="bold"/>
    </style:style>
    <style:style style:name="P23"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4336f0" officeooo:paragraph-rsid="004336f0" style:font-size-asian="15pt" style:font-weight-asian="bold" style:font-size-complex="15pt" style:font-weight-complex="bold"/>
    </style:style>
    <style:style style:name="P24" style:family="paragraph" style:parent-style-name="Standard">
      <style:paragraph-properties fo:margin-top="0in" fo:margin-bottom="0.111in" loext:contextual-spacing="false"/>
      <style:text-properties officeooo:rsid="000b31fc" officeooo:paragraph-rsid="000b31fc"/>
    </style:style>
    <style:style style:name="P25" style:family="paragraph" style:parent-style-name="Standard">
      <style:paragraph-properties fo:margin-top="0in" fo:margin-bottom="0.111in" loext:contextual-spacing="false"/>
      <style:text-properties officeooo:rsid="000c0745" officeooo:paragraph-rsid="000c0745"/>
    </style:style>
    <style:style style:name="P26" style:family="paragraph" style:parent-style-name="Standard">
      <style:paragraph-properties fo:margin-top="0in" fo:margin-bottom="0.111in" loext:contextual-spacing="false"/>
      <style:text-properties officeooo:rsid="000eaddb" officeooo:paragraph-rsid="000eaddb"/>
    </style:style>
    <style:style style:name="P27"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28"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317eda" officeooo:paragraph-rsid="00317eda" style:font-weight-asian="bold" style:font-weight-complex="bold"/>
    </style:style>
    <style:style style:name="P29"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43eff2" officeooo:paragraph-rsid="0043eff2" style:font-weight-asian="bold" style:font-weight-complex="bold"/>
    </style:style>
    <style:style style:name="P30"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5441cd" officeooo:paragraph-rsid="005441cd" style:font-weight-asian="bold" style:font-weight-complex="bold"/>
    </style:style>
    <style:style style:name="P31"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0eaddb" officeooo:paragraph-rsid="000eaddb" style:font-size-asian="16pt" style:font-weight-asian="bold" style:font-size-complex="16pt" style:font-weight-complex="bold"/>
    </style:style>
    <style:style style:name="P32"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317eda" officeooo:paragraph-rsid="00317eda" style:font-size-asian="16pt" style:font-weight-asian="bold" style:font-size-complex="16pt" style:font-weight-complex="bold"/>
    </style:style>
    <style:style style:name="P33"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4ca147" officeooo:paragraph-rsid="004ca147" style:font-size-asian="16pt" style:font-weight-asian="bold" style:font-size-complex="16pt" style:font-weight-complex="bold"/>
    </style:style>
    <style:style style:name="P34"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7149e9" officeooo:paragraph-rsid="007149e9" style:font-size-asian="16pt" style:font-weight-asian="bold" style:font-size-complex="16pt" style:font-weight-complex="bold"/>
    </style:style>
    <style:style style:name="P35"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7149e9" officeooo:paragraph-rsid="006c55a6" style:font-size-asian="16pt" style:font-weight-asian="bold" style:font-size-complex="16pt" style:font-weight-complex="bold"/>
    </style:style>
    <style:style style:name="P36"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23cb8" officeooo:paragraph-rsid="00123cb8" style:font-size-asian="16pt" style:font-weight-asian="normal" style:font-size-complex="16pt" style:font-weight-complex="normal"/>
    </style:style>
    <style:style style:name="P37"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3a678" officeooo:paragraph-rsid="0013a678" style:font-size-asian="16pt" style:font-weight-asian="normal" style:font-size-complex="16pt" style:font-weight-complex="normal"/>
    </style:style>
    <style:style style:name="P38" style:family="paragraph" style:parent-style-name="Standard">
      <style:paragraph-properties fo:margin-top="0in" fo:margin-bottom="0.111in" loext:contextual-spacing="false"/>
      <style:text-properties fo:font-size="16pt" style:text-underline-style="none" fo:font-weight="bold" officeooo:rsid="0013a678" officeooo:paragraph-rsid="0013a678" style:font-size-asian="16pt" style:font-weight-asian="bold" style:font-size-complex="16pt" style:font-weight-complex="bold"/>
    </style:style>
    <style:style style:name="P39" style:family="paragraph" style:parent-style-name="Standard">
      <style:paragraph-properties fo:margin-top="0in" fo:margin-bottom="0.111in" loext:contextual-spacing="false"/>
      <style:text-properties fo:font-size="16pt" style:text-underline-style="none" fo:font-weight="bold" officeooo:rsid="0016d778" officeooo:paragraph-rsid="0016d778" style:font-size-asian="16pt" style:font-weight-asian="bold" style:font-size-complex="16pt" style:font-weight-complex="bold"/>
    </style:style>
    <style:style style:name="P40" style:family="paragraph" style:parent-style-name="Standard">
      <style:paragraph-properties fo:margin-top="0in" fo:margin-bottom="0.111in" loext:contextual-spacing="false"/>
      <style:text-properties fo:font-size="16pt" style:text-underline-style="none" fo:font-weight="bold" officeooo:rsid="0028881f" officeooo:paragraph-rsid="0028881f" style:font-size-asian="16pt" style:font-weight-asian="bold" style:font-size-complex="16pt" style:font-weight-complex="bold"/>
    </style:style>
    <style:style style:name="P41" style:family="paragraph" style:parent-style-name="Standard">
      <style:paragraph-properties fo:margin-top="0in" fo:margin-bottom="0.111in" loext:contextual-spacing="false"/>
      <style:text-properties fo:font-size="16pt" style:text-underline-style="none" fo:font-weight="bold" officeooo:rsid="0043eff2" officeooo:paragraph-rsid="0043eff2" style:font-size-asian="16pt" style:font-weight-asian="bold" style:font-size-complex="16pt" style:font-weight-complex="bold"/>
    </style:style>
    <style:style style:name="P42" style:family="paragraph" style:parent-style-name="Standard">
      <style:paragraph-properties fo:margin-top="0in" fo:margin-bottom="0.111in" loext:contextual-spacing="false"/>
      <style:text-properties fo:font-size="16pt" style:text-underline-style="none" fo:font-weight="bold" officeooo:rsid="004d4157" officeooo:paragraph-rsid="004d4157" style:font-size-asian="16pt" style:font-weight-asian="bold" style:font-size-complex="16pt" style:font-weight-complex="bold"/>
    </style:style>
    <style:style style:name="P43" style:family="paragraph" style:parent-style-name="Standard">
      <style:paragraph-properties fo:margin-top="0in" fo:margin-bottom="0.111in" loext:contextual-spacing="false"/>
      <style:text-properties fo:font-size="16pt" style:text-underline-style="none" fo:font-weight="bold" officeooo:rsid="005ba2c8" officeooo:paragraph-rsid="005ba2c8" style:font-size-asian="16pt" style:font-weight-asian="bold" style:font-size-complex="16pt" style:font-weight-complex="bold"/>
    </style:style>
    <style:style style:name="P44" style:family="paragraph" style:parent-style-name="Standard">
      <style:paragraph-properties fo:margin-top="0in" fo:margin-bottom="0.111in" loext:contextual-spacing="false"/>
      <style:text-properties fo:font-size="16pt" style:text-underline-style="none" fo:font-weight="bold" officeooo:rsid="005ba2c8" officeooo:paragraph-rsid="0066ac46" style:font-size-asian="16pt" style:font-weight-asian="bold" style:font-size-complex="16pt" style:font-weight-complex="bold"/>
    </style:style>
    <style:style style:name="P45" style:family="paragraph" style:parent-style-name="Standard">
      <style:paragraph-properties fo:margin-top="0in" fo:margin-bottom="0.111in" loext:contextual-spacing="false"/>
      <style:text-properties fo:font-size="16pt" style:text-underline-style="none" fo:font-weight="bold" officeooo:rsid="0063ecce" officeooo:paragraph-rsid="0063ecce" style:font-size-asian="16pt" style:font-weight-asian="bold" style:font-size-complex="16pt" style:font-weight-complex="bold"/>
    </style:style>
    <style:style style:name="P46" style:family="paragraph" style:parent-style-name="Standard">
      <style:paragraph-properties fo:margin-top="0in" fo:margin-bottom="0.111in" loext:contextual-spacing="false"/>
      <style:text-properties fo:font-size="16pt" style:text-underline-style="none" fo:font-weight="bold" officeooo:rsid="0065d949" officeooo:paragraph-rsid="0065d949" style:font-size-asian="16pt" style:font-weight-asian="bold" style:font-size-complex="16pt" style:font-weight-complex="bold"/>
    </style:style>
    <style:style style:name="P47" style:family="paragraph" style:parent-style-name="Standard">
      <style:paragraph-properties fo:margin-top="0in" fo:margin-bottom="0.111in" loext:contextual-spacing="false"/>
      <style:text-properties fo:font-size="16pt" style:text-underline-style="none" fo:font-weight="bold" officeooo:rsid="006c55a6" officeooo:paragraph-rsid="006c55a6" style:font-size-asian="16pt" style:font-weight-asian="bold" style:font-size-complex="16pt" style:font-weight-complex="bold"/>
    </style:style>
    <style:style style:name="P48" style:family="paragraph" style:parent-style-name="Standard">
      <style:paragraph-properties fo:margin-top="0in" fo:margin-bottom="0.111in" loext:contextual-spacing="false"/>
      <style:text-properties fo:font-size="16pt" style:text-underline-style="none" fo:font-weight="normal" officeooo:rsid="0011a310" officeooo:paragraph-rsid="0011a310" style:font-size-asian="16pt" style:font-weight-asian="normal" style:font-size-complex="16pt" style:font-weight-complex="normal"/>
    </style:style>
    <style:style style:name="P49" style:family="paragraph" style:parent-style-name="Standard">
      <style:paragraph-properties fo:margin-top="0in" fo:margin-bottom="0.111in" loext:contextual-spacing="false"/>
      <style:text-properties fo:font-size="16pt" style:text-underline-style="none" fo:font-weight="normal" officeooo:rsid="0011cd9d" officeooo:paragraph-rsid="0011cd9d" style:font-size-asian="16pt" style:font-weight-asian="normal" style:font-size-complex="16pt" style:font-weight-complex="normal"/>
    </style:style>
    <style:style style:name="P50" style:family="paragraph" style:parent-style-name="Standard">
      <style:paragraph-properties fo:margin-top="0in" fo:margin-bottom="0.111in" loext:contextual-spacing="false"/>
      <style:text-properties fo:font-size="16pt" style:text-underline-style="none" fo:font-weight="normal" officeooo:rsid="00123cb8" officeooo:paragraph-rsid="00123cb8" style:font-size-asian="16pt" style:font-weight-asian="normal" style:font-size-complex="16pt" style:font-weight-complex="normal"/>
    </style:style>
    <style:style style:name="P51" style:family="paragraph" style:parent-style-name="Standard">
      <style:paragraph-properties fo:margin-top="0in" fo:margin-bottom="0.111in" loext:contextual-spacing="false"/>
      <style:text-properties fo:font-size="16pt" style:text-underline-style="none" fo:font-weight="normal" officeooo:rsid="00317eda" officeooo:paragraph-rsid="00317eda" style:font-size-asian="16pt" style:font-weight-asian="normal" style:font-size-complex="16pt" style:font-weight-complex="normal"/>
    </style:style>
    <style:style style:name="P52" style:family="paragraph" style:parent-style-name="Standard">
      <style:paragraph-properties fo:margin-top="0in" fo:margin-bottom="0.111in" loext:contextual-spacing="false"/>
      <style:text-properties fo:font-size="16pt" style:text-underline-style="none" fo:font-weight="normal" officeooo:rsid="0043eff2" officeooo:paragraph-rsid="0043eff2" style:font-size-asian="16pt" style:font-weight-asian="normal" style:font-size-complex="16pt" style:font-weight-complex="normal"/>
    </style:style>
    <style:style style:name="P53" style:family="paragraph" style:parent-style-name="Standard">
      <style:paragraph-properties fo:margin-top="0in" fo:margin-bottom="0.111in" loext:contextual-spacing="false"/>
      <style:text-properties fo:font-size="16pt" style:text-underline-style="none" fo:font-weight="normal" officeooo:rsid="005ba2c8" officeooo:paragraph-rsid="005ba2c8" style:font-size-asian="16pt" style:font-weight-asian="normal" style:font-size-complex="16pt" style:font-weight-complex="normal"/>
    </style:style>
    <style:style style:name="P54" style:family="paragraph" style:parent-style-name="Standard">
      <style:paragraph-properties fo:margin-top="0in" fo:margin-bottom="0.111in" loext:contextual-spacing="false"/>
      <style:text-properties fo:font-size="16pt" style:text-underline-style="none" fo:font-weight="normal" officeooo:rsid="005ba2c8" officeooo:paragraph-rsid="0066ac46" style:font-size-asian="16pt" style:font-weight-asian="normal" style:font-size-complex="16pt" style:font-weight-complex="normal"/>
    </style:style>
    <style:style style:name="P55" style:family="paragraph" style:parent-style-name="Standard">
      <style:paragraph-properties fo:margin-top="0in" fo:margin-bottom="0.111in" loext:contextual-spacing="false"/>
      <style:text-properties fo:font-size="16pt" style:text-underline-style="solid" style:text-underline-type="double" style:text-underline-width="auto" style:text-underline-color="font-color" fo:font-weight="normal" officeooo:rsid="0043eff2" officeooo:paragraph-rsid="005ac202" style:font-size-asian="16pt" style:font-weight-asian="normal" style:font-size-complex="16pt" style:font-weight-complex="normal"/>
    </style:style>
    <style:style style:name="P56" style:family="paragraph" style:parent-style-name="Standard">
      <style:paragraph-properties fo:margin-top="0in" fo:margin-bottom="0.111in" loext:contextual-spacing="false"/>
      <style:text-properties fo:font-size="16pt" style:text-underline-style="solid" style:text-underline-type="double" style:text-underline-width="auto" style:text-underline-color="font-color" fo:font-weight="normal" officeooo:rsid="005ba2c8" officeooo:paragraph-rsid="005ba2c8" style:font-size-asian="16pt" style:font-weight-asian="normal" style:font-size-complex="16pt" style:font-weight-complex="normal"/>
    </style:style>
    <style:style style:name="P57" style:family="paragraph" style:parent-style-name="Standard">
      <style:paragraph-properties fo:margin-top="0in" fo:margin-bottom="0.111in" loext:contextual-spacing="false"/>
      <style:text-properties officeooo:paragraph-rsid="0011cd9d"/>
    </style:style>
    <style:style style:name="P58" style:family="paragraph" style:parent-style-name="Standard">
      <style:paragraph-properties fo:margin-top="0in" fo:margin-bottom="0.111in" loext:contextual-spacing="false"/>
      <style:text-properties officeooo:paragraph-rsid="0018a3eb"/>
    </style:style>
    <style:style style:name="P59" style:family="paragraph" style:parent-style-name="Standard">
      <style:paragraph-properties fo:margin-top="0in" fo:margin-bottom="0.111in" loext:contextual-spacing="false"/>
      <style:text-properties officeooo:rsid="001ab0c5" officeooo:paragraph-rsid="001ab0c5"/>
    </style:style>
    <style:style style:name="P60" style:family="paragraph" style:parent-style-name="Standard">
      <style:paragraph-properties fo:margin-top="0in" fo:margin-bottom="0.111in" loext:contextual-spacing="false"/>
      <style:text-properties officeooo:paragraph-rsid="0011a310"/>
    </style:style>
    <style:style style:name="P61" style:family="paragraph" style:parent-style-name="Standard">
      <style:paragraph-properties fo:margin-top="0in" fo:margin-bottom="0.111in" loext:contextual-spacing="false"/>
      <style:text-properties officeooo:paragraph-rsid="001c1c0b"/>
    </style:style>
    <style:style style:name="P62" style:family="paragraph" style:parent-style-name="Standard">
      <style:paragraph-properties fo:margin-top="0in" fo:margin-bottom="0.111in" loext:contextual-spacing="false"/>
      <style:text-properties style:text-underline-style="none" fo:font-weight="normal" officeooo:rsid="002445a7" officeooo:paragraph-rsid="002445a7" style:font-weight-asian="normal" style:font-weight-complex="normal"/>
    </style:style>
    <style:style style:name="P63" style:family="paragraph" style:parent-style-name="Standard">
      <style:paragraph-properties fo:margin-top="0in" fo:margin-bottom="0.111in" loext:contextual-spacing="false"/>
      <style:text-properties style:text-underline-style="none" fo:font-weight="normal" officeooo:rsid="002445a7" officeooo:paragraph-rsid="0025e83f" style:font-weight-asian="normal" style:font-weight-complex="normal"/>
    </style:style>
    <style:style style:name="P64" style:family="paragraph" style:parent-style-name="Standard">
      <style:paragraph-properties fo:margin-top="0in" fo:margin-bottom="0.111in" loext:contextual-spacing="false"/>
      <style:text-properties style:text-underline-style="none" fo:font-weight="normal" officeooo:paragraph-rsid="00304932" style:font-weight-asian="normal" style:font-weight-complex="normal"/>
    </style:style>
    <style:style style:name="P65" style:family="paragraph" style:parent-style-name="Standard">
      <style:paragraph-properties fo:margin-top="0in" fo:margin-bottom="0.111in" loext:contextual-spacing="false"/>
      <style:text-properties style:text-underline-style="none" fo:font-weight="normal" officeooo:rsid="0031667a" officeooo:paragraph-rsid="0031667a" style:font-weight-asian="normal" style:font-weight-complex="normal"/>
    </style:style>
    <style:style style:name="P66" style:family="paragraph" style:parent-style-name="Standard">
      <style:paragraph-properties fo:margin-top="0in" fo:margin-bottom="0.111in" loext:contextual-spacing="false"/>
      <style:text-properties style:text-underline-style="none" fo:font-weight="normal" officeooo:rsid="00317eda" officeooo:paragraph-rsid="00317eda" style:font-weight-asian="normal" style:font-weight-complex="normal"/>
    </style:style>
    <style:style style:name="P67" style:family="paragraph" style:parent-style-name="Standard">
      <style:paragraph-properties fo:margin-top="0in" fo:margin-bottom="0.111in" loext:contextual-spacing="false"/>
      <style:text-properties style:text-underline-style="none" fo:font-weight="normal" officeooo:rsid="003313e0" officeooo:paragraph-rsid="003313e0" style:font-weight-asian="normal" style:font-weight-complex="normal"/>
    </style:style>
    <style:style style:name="P68" style:family="paragraph" style:parent-style-name="Standard">
      <style:paragraph-properties fo:margin-top="0in" fo:margin-bottom="0.111in" loext:contextual-spacing="false"/>
      <style:text-properties style:text-underline-style="none" fo:font-weight="normal" officeooo:rsid="00378d6a" officeooo:paragraph-rsid="00378d6a" style:font-weight-asian="normal" style:font-weight-complex="normal"/>
    </style:style>
    <style:style style:name="P69" style:family="paragraph" style:parent-style-name="Standard">
      <style:paragraph-properties fo:margin-top="0in" fo:margin-bottom="0.111in" loext:contextual-spacing="false"/>
      <style:text-properties style:text-underline-style="none" fo:font-weight="normal" officeooo:rsid="003a1f03" officeooo:paragraph-rsid="003a1f03" style:font-weight-asian="normal" style:font-weight-complex="normal"/>
    </style:style>
    <style:style style:name="P70" style:family="paragraph" style:parent-style-name="Standard">
      <style:paragraph-properties fo:margin-top="0in" fo:margin-bottom="0.111in" loext:contextual-spacing="false"/>
      <style:text-properties style:text-underline-style="none" fo:font-weight="normal" officeooo:rsid="003b8f02" officeooo:paragraph-rsid="003b8f02" style:font-weight-asian="normal" style:font-weight-complex="normal"/>
    </style:style>
    <style:style style:name="P71" style:family="paragraph" style:parent-style-name="Standard">
      <style:paragraph-properties fo:margin-top="0in" fo:margin-bottom="0.111in" loext:contextual-spacing="false"/>
      <style:text-properties style:text-underline-style="none" fo:font-weight="normal" officeooo:rsid="0043eff2" officeooo:paragraph-rsid="0043eff2" style:font-weight-asian="normal" style:font-weight-complex="normal"/>
    </style:style>
    <style:style style:name="P72" style:family="paragraph" style:parent-style-name="Standard">
      <style:paragraph-properties fo:margin-top="0in" fo:margin-bottom="0.111in" loext:contextual-spacing="false"/>
      <style:text-properties style:text-underline-style="none" fo:font-weight="normal" officeooo:rsid="0048507f" officeooo:paragraph-rsid="0048507f" style:font-weight-asian="normal" style:font-weight-complex="normal"/>
    </style:style>
    <style:style style:name="P73" style:family="paragraph" style:parent-style-name="Standard">
      <style:paragraph-properties fo:margin-top="0in" fo:margin-bottom="0.111in" loext:contextual-spacing="false"/>
      <style:text-properties style:text-underline-style="none" fo:font-weight="normal" officeooo:rsid="004aa439" officeooo:paragraph-rsid="004aa439" style:font-weight-asian="normal" style:font-weight-complex="normal"/>
    </style:style>
    <style:style style:name="P74" style:family="paragraph" style:parent-style-name="Standard">
      <style:paragraph-properties fo:margin-top="0in" fo:margin-bottom="0.111in" loext:contextual-spacing="false"/>
      <style:text-properties style:text-underline-style="none" fo:font-weight="bold" officeooo:rsid="0022cab7" officeooo:paragraph-rsid="0022cab7" style:font-weight-asian="bold" style:font-weight-complex="bold"/>
    </style:style>
    <style:style style:name="P75" style:family="paragraph" style:parent-style-name="Standard">
      <style:paragraph-properties fo:margin-top="0in" fo:margin-bottom="0.111in" loext:contextual-spacing="false"/>
      <style:text-properties style:text-underline-style="none" fo:font-weight="bold" officeooo:rsid="0043eff2" officeooo:paragraph-rsid="0043eff2" style:font-weight-asian="bold" style:font-weight-complex="bold"/>
    </style:style>
    <style:style style:name="P76" style:family="paragraph" style:parent-style-name="Standard">
      <style:paragraph-properties fo:margin-top="0in" fo:margin-bottom="0.111in" loext:contextual-spacing="false"/>
      <style:text-properties style:text-underline-style="none" fo:font-weight="bold" officeooo:rsid="004c4231" officeooo:paragraph-rsid="004c4231" style:font-weight-asian="bold" style:font-weight-complex="bold"/>
    </style:style>
    <style:style style:name="P77" style:family="paragraph" style:parent-style-name="Standard">
      <style:paragraph-properties fo:margin-top="0in" fo:margin-bottom="0.111in" loext:contextual-spacing="false"/>
      <style:text-properties style:text-underline-style="none" fo:font-weight="bold" officeooo:rsid="00468362" officeooo:paragraph-rsid="0045c4be" style:font-weight-asian="bold" style:font-weight-complex="bold"/>
    </style:style>
    <style:style style:name="P78" style:family="paragraph" style:parent-style-name="Standard">
      <style:paragraph-properties fo:margin-top="0in" fo:margin-bottom="0.111in" loext:contextual-spacing="false"/>
      <style:text-properties fo:font-size="12pt" style:text-underline-style="none" fo:font-weight="normal" officeooo:rsid="0025e83f" officeooo:paragraph-rsid="0025e83f" style:font-size-asian="12pt" style:font-weight-asian="normal" style:font-size-complex="12pt" style:font-weight-complex="normal"/>
    </style:style>
    <style:style style:name="P79" style:family="paragraph" style:parent-style-name="Standard">
      <style:paragraph-properties fo:margin-top="0in" fo:margin-bottom="0.111in" loext:contextual-spacing="false"/>
      <style:text-properties fo:font-size="12pt" fo:font-weight="normal" officeooo:paragraph-rsid="001febfa" style:font-size-asian="12pt" style:font-weight-asian="normal" style:font-size-complex="12pt" style:font-weight-complex="normal"/>
    </style:style>
    <style:style style:name="P80"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ab0c5" officeooo:paragraph-rsid="001ab0c5"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1"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8d42d" officeooo:paragraph-rsid="0018a3eb"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2"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febfa" officeooo:paragraph-rsid="001febfa"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3"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20df33" officeooo:paragraph-rsid="0020df33"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4"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22cab7" officeooo:paragraph-rsid="0022cab7"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5" style:family="paragraph" style:parent-style-name="Standard">
      <style:paragraph-properties fo:margin-top="0in" fo:margin-bottom="0.111in" loext:contextual-spacing="false"/>
      <style:text-properties style:use-window-font-color="true" style:font-name="Calibri" fo:font-size="16pt" fo:language="en" fo:country="US" style:text-underline-style="solid" style:text-underline-width="auto" style:text-underline-color="font-color" fo:font-weight="normal" officeooo:rsid="001ab0c5" officeooo:paragraph-rsid="001ab0c5"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P86" style:family="paragraph" style:parent-style-name="Standard">
      <style:paragraph-properties fo:margin-top="0in" fo:margin-bottom="0.111in" loext:contextual-spacing="false"/>
      <style:text-properties style:use-window-font-color="true" style:font-name="Calibri" fo:font-size="12pt" fo:language="en" fo:country="US" style:text-underline-style="none" fo:font-weight="normal" officeooo:rsid="0027d09a" officeooo:paragraph-rsid="0025e83f"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7" style:family="paragraph" style:parent-style-name="Standard">
      <style:paragraph-properties fo:margin-top="0in" fo:margin-bottom="0.111in" loext:contextual-spacing="false"/>
      <style:text-properties style:use-window-font-color="true" style:font-name="Calibri" fo:font-size="15pt" fo:language="en" fo:country="US" style:text-underline-style="solid" style:text-underline-width="auto" style:text-underline-color="font-color" fo:font-weight="bold" officeooo:rsid="002e662f" officeooo:paragraph-rsid="00304932" style:letter-kerning="false" style:font-name-asian="Calibri1" style:font-size-asian="15pt" style:language-asian="en" style:country-asian="US" style:font-weight-asian="bold" style:font-name-complex="DejaVu Sans" style:font-size-complex="15pt" style:language-complex="ar" style:country-complex="SA" style:font-weight-complex="bold"/>
    </style:style>
    <style:style style:name="P88" style:family="paragraph" style:parent-style-name="Standard">
      <style:paragraph-properties fo:margin-top="0in" fo:margin-bottom="0.111in" loext:contextual-spacing="false"/>
      <style:text-properties style:use-window-font-color="true" style:font-name="Calibri" fo:font-size="15pt" fo:language="en" fo:country="US" style:text-underline-style="none" fo:font-weight="normal" officeooo:rsid="002e662f" officeooo:paragraph-rsid="00304932" style:letter-kerning="false" style:font-name-asian="Calibri1" style:font-size-asian="15pt" style:language-asian="en" style:country-asian="US" style:font-weight-asian="normal" style:font-name-complex="DejaVu Sans" style:font-size-complex="15pt" style:language-complex="ar" style:country-complex="SA" style:font-weight-complex="normal"/>
    </style:style>
    <style:style style:name="P89" style:family="paragraph" style:parent-style-name="Standard">
      <style:paragraph-properties fo:margin-top="0in" fo:margin-bottom="0.111in" loext:contextual-spacing="false"/>
      <style:text-properties officeooo:paragraph-rsid="0045c4be"/>
    </style:style>
    <style:style style:name="P90" style:family="paragraph" style:parent-style-name="Standard">
      <style:paragraph-properties fo:margin-top="0in" fo:margin-bottom="0.111in" loext:contextual-spacing="false"/>
      <style:text-properties fo:font-weight="normal" officeooo:rsid="0048507f" officeooo:paragraph-rsid="0048507f" style:font-weight-asian="normal" style:font-weight-complex="normal"/>
    </style:style>
    <style:style style:name="P91"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43eff2" officeooo:paragraph-rsid="0043eff2" style:font-size-asian="12.25pt" style:font-weight-asian="bold" style:font-size-complex="14pt" style:font-weight-complex="bold"/>
    </style:style>
    <style:style style:name="P92"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7272e8" officeooo:paragraph-rsid="007272e8" style:font-size-asian="14pt" style:font-weight-asian="bold" style:font-size-complex="14pt" style:font-weight-complex="bold"/>
    </style:style>
    <style:style style:name="P93" style:family="paragraph" style:parent-style-name="Standard">
      <style:paragraph-properties fo:margin-top="0in" fo:margin-bottom="0.111in" loext:contextual-spacing="false"/>
      <style:text-properties fo:font-size="11pt" style:text-underline-style="none" fo:font-weight="normal" officeooo:rsid="0059129b" officeooo:paragraph-rsid="0059129b" style:font-size-asian="11pt" style:font-weight-asian="normal" style:font-size-complex="11pt" style:font-weight-complex="normal"/>
    </style:style>
    <style:style style:name="P94" style:family="paragraph" style:parent-style-name="Standard">
      <style:paragraph-properties fo:margin-top="0in" fo:margin-bottom="0.111in" loext:contextual-spacing="false"/>
      <style:text-properties fo:font-size="11pt" style:text-underline-style="none" fo:font-weight="normal" officeooo:rsid="0043eff2" officeooo:paragraph-rsid="0043eff2" style:font-size-asian="11pt" style:font-weight-asian="normal" style:font-size-complex="11pt" style:font-weight-complex="normal"/>
    </style:style>
    <style:style style:name="P95" style:family="paragraph" style:parent-style-name="Standard">
      <style:paragraph-properties fo:margin-top="0in" fo:margin-bottom="0.111in" loext:contextual-spacing="false"/>
      <style:text-properties fo:font-size="11pt" style:text-underline-style="none" fo:font-weight="normal" officeooo:rsid="005ac202" officeooo:paragraph-rsid="005ac202" style:font-size-asian="11pt" style:font-weight-asian="normal" style:font-size-complex="11pt" style:font-weight-complex="normal"/>
    </style:style>
    <style:style style:name="P96" style:family="paragraph" style:parent-style-name="Standard">
      <style:paragraph-properties fo:margin-top="0in" fo:margin-bottom="0.111in" loext:contextual-spacing="false"/>
      <style:text-properties fo:font-size="11pt" style:text-underline-style="none" fo:font-weight="normal" officeooo:rsid="005ade07" officeooo:paragraph-rsid="005ade07" style:font-size-asian="11pt" style:font-weight-asian="normal" style:font-size-complex="11pt" style:font-weight-complex="normal"/>
    </style:style>
    <style:style style:name="P97" style:family="paragraph" style:parent-style-name="Standard">
      <style:paragraph-properties fo:margin-top="0in" fo:margin-bottom="0.111in" loext:contextual-spacing="false"/>
      <style:text-properties fo:font-size="10pt" style:text-underline-style="none" fo:font-weight="normal" officeooo:rsid="005ba2c8" officeooo:paragraph-rsid="005ba2c8" style:font-size-asian="10pt" style:font-weight-asian="normal" style:font-size-complex="10pt" style:font-weight-complex="normal"/>
    </style:style>
    <style:style style:name="P98" style:family="paragraph" style:parent-style-name="Standard">
      <style:paragraph-properties fo:margin-top="0in" fo:margin-bottom="0.111in" loext:contextual-spacing="false"/>
      <style:text-properties fo:font-size="10pt" style:text-underline-style="none" fo:font-weight="normal" officeooo:rsid="005dc7ec" officeooo:paragraph-rsid="005dc7ec" style:font-size-asian="10pt" style:font-weight-asian="normal" style:font-size-complex="10pt" style:font-weight-complex="normal"/>
    </style:style>
    <style:style style:name="P99" style:family="paragraph" style:parent-style-name="Standard">
      <style:paragraph-properties fo:margin-top="0in" fo:margin-bottom="0.111in" loext:contextual-spacing="false"/>
      <style:text-properties fo:font-size="10pt" style:text-underline-style="none" fo:font-weight="normal" officeooo:rsid="0061d9ab" officeooo:paragraph-rsid="0061d9ab" style:font-size-asian="10pt" style:font-weight-asian="normal" style:font-size-complex="10pt" style:font-weight-complex="normal"/>
    </style:style>
    <style:style style:name="P100" style:family="paragraph" style:parent-style-name="Standard">
      <style:paragraph-properties fo:margin-top="0in" fo:margin-bottom="0.111in" loext:contextual-spacing="false"/>
      <style:text-properties fo:font-size="10pt" style:text-underline-style="none" fo:font-weight="normal" officeooo:rsid="007149e9" officeooo:paragraph-rsid="007149e9" style:font-size-asian="10pt" style:font-weight-asian="normal" style:font-size-complex="10pt" style:font-weight-complex="normal"/>
    </style:style>
    <style:style style:name="P101" style:family="paragraph" style:parent-style-name="Standard">
      <style:paragraph-properties fo:margin-top="0in" fo:margin-bottom="0.111in" loext:contextual-spacing="false"/>
      <style:text-properties fo:font-size="10pt" fo:font-weight="normal" officeooo:paragraph-rsid="007149e9" style:font-size-asian="10pt" style:font-weight-asian="normal" style:font-size-complex="10pt" style:font-weight-complex="normal"/>
    </style:style>
    <style:style style:name="P102"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149e9" officeooo:paragraph-rsid="007149e9" style:font-size-asian="10pt" style:font-weight-asian="bold" style:font-size-complex="10pt" style:font-weight-complex="bold"/>
    </style:style>
    <style:style style:name="P103"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272e8" officeooo:paragraph-rsid="007272e8" style:font-size-asian="10pt" style:font-weight-asian="bold" style:font-size-complex="10pt" style:font-weight-complex="bold"/>
    </style:style>
    <style:style style:name="P104"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3e671" officeooo:paragraph-rsid="0073e671" style:font-size-asian="10pt" style:font-weight-asian="bold" style:font-size-complex="10pt" style:font-weight-complex="bold"/>
    </style:style>
    <style:style style:name="P105" style:family="paragraph" style:parent-style-name="Standard">
      <style:paragraph-properties fo:margin-top="0in" fo:margin-bottom="0.111in" loext:contextual-spacing="false"/>
      <style:text-properties officeooo:paragraph-rsid="0066ac46"/>
    </style:style>
    <style:style style:name="P106" style:family="paragraph" style:parent-style-name="Standard">
      <style:paragraph-properties fo:margin-top="0in" fo:margin-bottom="0.111in" loext:contextual-spacing="false" fo:line-height="108%" fo:text-align="start" style:justify-single-word="false" fo:orphans="2" fo:widows="2" style:writing-mode="lr-tb"/>
    </style:style>
    <style:style style:name="P107" style:family="paragraph" style:parent-style-name="Text_20_body">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108" style:family="paragraph" style:parent-style-name="Quotations">
      <style:paragraph-properties fo:margin-top="0in" fo:margin-bottom="0.111in" loext:contextual-spacing="false"/>
      <style:text-properties fo:font-variant="normal" fo:text-transform="none" fo:color="#242729" style:font-name="inherit" fo:font-size="11.25pt" fo:letter-spacing="normal" fo:font-style="normal" fo:font-weight="normal" officeooo:paragraph-rsid="0055a7b0"/>
    </style:style>
    <style:style style:name="P109" style:family="paragraph" style:parent-style-name="Quotations">
      <style:paragraph-properties fo:margin-top="0in" fo:margin-bottom="0.111in" loext:contextual-spacing="false"/>
      <style:text-properties fo:font-variant="normal" fo:text-transform="none" fo:color="#242729" style:font-name="inherit" fo:font-size="11.25pt" fo:letter-spacing="normal" fo:font-style="normal" style:text-underline-style="solid" style:text-underline-width="auto" style:text-underline-color="font-color" fo:font-weight="normal" officeooo:rsid="005441cd" officeooo:paragraph-rsid="0055a7b0" style:font-weight-asian="bold" style:font-weight-complex="bold"/>
    </style:style>
    <style:style style:name="P110" style:family="paragraph" style:parent-style-name="Standard">
      <loext:graphic-properties draw:fill="solid" draw:fill-color="#ffffff"/>
      <style:paragraph-properties fo:margin-top="0in" fo:margin-bottom="0.1563in" loext:contextual-spacing="false" fo:line-height="100%" fo:background-color="#ffffff"/>
    </style:style>
    <style:style style:name="P111" style:family="paragraph" style:parent-style-name="Standard">
      <loext:graphic-properties draw:fill="solid" draw:fill-color="#ffffff"/>
      <style:paragraph-properties fo:margin-top="0in" fo:margin-bottom="0.1563in" loext:contextual-spacing="false" fo:line-height="100%" fo:background-color="#ffffff"/>
      <style:text-properties fo:color="#333333" style:font-name="Helvetica" fo:font-size="28pt" fo:font-style="italic" style:text-underline-style="solid" style:text-underline-width="auto" style:text-underline-color="font-color" style:font-name-asian="Times New Roman1" style:font-size-asian="28pt" style:font-style-asian="italic" style:font-name-complex="Helvetica1" style:font-size-complex="28pt" style:font-style-complex="italic"/>
    </style:style>
    <style:style style:name="P112" style:family="paragraph" style:parent-style-name="Standard">
      <loext:graphic-properties draw:fill="solid" draw:fill-color="#2d2d2d"/>
      <style:paragraph-properties fo:margin-top="0in" fo:margin-bottom="0in" loext:contextual-spacing="false" fo:line-height="100%" fo:background-color="#2d2d2d" style:vertical-align="baseline"/>
    </style:style>
    <style:style style:name="P113"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4"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1" fo:font-size="10pt" style:font-name-asian="Times New Roman1" style:font-size-asian="10pt" style:font-name-complex="Courier New1" style:font-size-complex="10pt"/>
    </style:style>
    <style:style style:name="P115"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6"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11.5pt" style:font-name-asian="Times New Roman1" style:font-size-asian="11.5pt" style:font-name-complex="Courier New1" style:font-size-complex="11.5pt"/>
    </style:style>
    <style:style style:name="P117" style:family="paragraph" style:parent-style-name="Standard">
      <loext:graphic-properties draw:fill="solid" draw:fill-color="#ffffff"/>
      <style:paragraph-properties fo:margin-top="0.1563in" fo:margin-bottom="0.1563in" loext:contextual-spacing="false" fo:line-height="100%" fo:background-color="#ffffff"/>
    </style:style>
    <style:style style:name="P118" style:family="paragraph" style:parent-style-name="Standard">
      <loext:graphic-properties draw:fill="solid" draw:fill-color="#2d2d2d"/>
      <style:paragraph-properties fo:margin-top="0in" fo:margin-bottom="0.0209in" loext:contextual-spacing="false" fo:line-height="100%" fo:background-color="#2d2d2d" style:vertical-align="baseline"/>
      <style:text-properties fo:color="#e7e8eb" style:font-name="inherit1" fo:font-size="10pt" style:font-name-asian="Times New Roman1" style:font-size-asian="10pt" style:font-name-complex="Arial1" style:font-size-complex="10pt"/>
    </style:style>
    <style:style style:name="P119" style:family="paragraph" style:parent-style-name="Standard">
      <loext:graphic-properties draw:fill="solid" draw:fill-color="#2d2d2d"/>
      <style:paragraph-properties fo:margin-top="0in" fo:margin-bottom="0.052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1" fo:font-size="10pt" style:font-name-asian="Times New Roman1" style:font-size-asian="10pt" style:font-name-complex="Courier New1" style:font-size-complex="10pt"/>
    </style:style>
    <style:style style:name="P120" style:family="paragraph" style:parent-style-name="Text_20_body">
      <style:text-properties officeooo:paragraph-rsid="00521407"/>
    </style:style>
    <style:style style:name="P121" style:family="paragraph" style:parent-style-name="Text_20_body">
      <style:text-properties officeooo:paragraph-rsid="0053a400"/>
    </style:style>
    <style:style style:name="P122" style:family="paragraph" style:parent-style-name="Text_20_body">
      <style:text-properties fo:font-weight="bold" officeooo:rsid="004f8bbd" officeooo:paragraph-rsid="0053a400" style:font-weight-asian="bold" style:font-weight-complex="bold"/>
    </style:style>
    <style:style style:name="P123" style:family="paragraph" style:parent-style-name="Text_20_body">
      <style:text-properties fo:font-weight="bold" officeooo:rsid="004f8bbd" officeooo:paragraph-rsid="00521407" style:font-weight-asian="bold" style:font-weight-complex="bold"/>
    </style:style>
    <style:style style:name="P12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style:style>
    <style:style style:name="P125" style:family="paragraph" style:parent-style-name="Standard" style:master-page-name="Standard">
      <style:paragraph-properties style:page-number="auto"/>
      <style:text-properties fo:font-size="36pt" fo:font-style="italic" fo:font-weight="bold" style:font-size-asian="36pt" style:font-style-asian="italic" style:font-weight-asian="bold" style:font-size-complex="36pt" style:font-style-complex="italic" style:font-weight-complex="bold"/>
    </style:style>
    <style:style style:name="P126" style:family="paragraph" style:parent-style-name="Standard" style:list-style-name="WWNum2">
      <loext:graphic-properties draw:fill="solid" draw:fill-color="#ffffff"/>
      <style:paragraph-properties fo:margin-top="0.1945in" fo:margin-bottom="0in" loext:contextual-spacing="false" fo:line-height="100%" fo:background-color="#ffffff"/>
    </style:style>
    <style:style style:name="P127" style:family="paragraph" style:parent-style-name="Standard" style:list-style-name="WWNum1">
      <loext:graphic-properties draw:fill="solid" draw:fill-color="#ffffff"/>
      <style:paragraph-properties fo:margin-top="0.1945in" fo:margin-bottom="0in" loext:contextual-spacing="false" fo:line-height="100%" fo:background-color="#ffffff"/>
    </style:style>
    <style:style style:name="P128" style:family="paragraph" style:parent-style-name="Standard" style:list-style-name="WWNum3">
      <loext:graphic-properties draw:fill="solid" draw:fill-color="#ffffff"/>
      <style:paragraph-properties fo:margin-top="0.1945in" fo:margin-bottom="0in" loext:contextual-spacing="false" fo:line-height="100%" fo:background-color="#ffffff"/>
    </style:style>
    <style:style style:name="P129" style:family="paragraph" style:parent-style-name="Standard" style:list-style-name="WWNum4">
      <loext:graphic-properties draw:fill="solid" draw:fill-color="#ffffff"/>
      <style:paragraph-properties fo:margin-top="0.1945in" fo:margin-bottom="0in" loext:contextual-spacing="false" fo:line-height="100%" fo:background-color="#ffffff"/>
    </style:style>
    <style:style style:name="P130" style:family="paragraph" style:parent-style-name="Standard" style:list-style-name="WWNum2">
      <loext:graphic-properties draw:fill="solid" draw:fill-color="#ffffff"/>
      <style:paragraph-properties fo:margin-top="0in" fo:margin-bottom="0in" loext:contextual-spacing="false" fo:line-height="100%" fo:background-color="#ffffff"/>
    </style:style>
    <style:style style:name="P131" style:family="paragraph" style:parent-style-name="Standard" style:list-style-name="WWNum1">
      <loext:graphic-properties draw:fill="solid" draw:fill-color="#ffffff"/>
      <style:paragraph-properties fo:margin-top="0in" fo:margin-bottom="0in" loext:contextual-spacing="false" fo:line-height="100%" fo:background-color="#ffffff"/>
    </style:style>
    <style:style style:name="P132" style:family="paragraph" style:parent-style-name="Standard" style:list-style-name="WWNum3">
      <loext:graphic-properties draw:fill="solid" draw:fill-color="#ffffff"/>
      <style:paragraph-properties fo:margin-top="0in" fo:margin-bottom="0in" loext:contextual-spacing="false" fo:line-height="100%" fo:background-color="#ffffff"/>
    </style:style>
    <style:style style:name="P133" style:family="paragraph" style:parent-style-name="Standard" style:list-style-name="WWNum4">
      <loext:graphic-properties draw:fill="solid" draw:fill-color="#ffffff"/>
      <style:paragraph-properties fo:margin-top="0in" fo:margin-bottom="0in" loext:contextual-spacing="false" fo:line-height="100%" fo:background-color="#ffffff"/>
    </style:style>
    <style:style style:name="P134" style:family="paragraph" style:parent-style-name="Standard" style:list-style-name="WWNum2">
      <loext:graphic-properties draw:fill="solid" draw:fill-color="#ffffff"/>
      <style:paragraph-properties fo:margin-top="0in" fo:margin-bottom="0.1945in" loext:contextual-spacing="false" fo:line-height="100%" fo:background-color="#ffffff"/>
    </style:style>
    <style:style style:name="P135" style:family="paragraph" style:parent-style-name="Standard" style:list-style-name="WWNum1">
      <loext:graphic-properties draw:fill="solid" draw:fill-color="#ffffff"/>
      <style:paragraph-properties fo:margin-top="0in" fo:margin-bottom="0.1945in" loext:contextual-spacing="false" fo:line-height="100%" fo:background-color="#ffffff"/>
    </style:style>
    <style:style style:name="P136" style:family="paragraph" style:parent-style-name="Standard" style:list-style-name="WWNum3">
      <loext:graphic-properties draw:fill="solid" draw:fill-color="#ffffff"/>
      <style:paragraph-properties fo:margin-top="0in" fo:margin-bottom="0.1945in" loext:contextual-spacing="false" fo:line-height="100%" fo:background-color="#ffffff"/>
    </style:style>
    <style:style style:name="P137" style:family="paragraph" style:parent-style-name="Standard" style:list-style-name="WWNum4">
      <loext:graphic-properties draw:fill="solid" draw:fill-color="#ffffff"/>
      <style:paragraph-properties fo:margin-top="0in" fo:margin-bottom="0.1945in" loext:contextual-spacing="false" fo:line-height="100%" fo:background-color="#ffffff"/>
    </style:style>
    <style:style style:name="P138" style:family="paragraph" style:parent-style-name="Standard">
      <style:paragraph-properties fo:margin-top="0in" fo:margin-bottom="0.111in" loext:contextual-spacing="false"/>
      <style:text-properties fo:font-size="10pt" style:text-underline-style="none" fo:font-weight="normal" officeooo:rsid="007149e9" officeooo:paragraph-rsid="007149e9" style:font-size-asian="10pt" style:font-weight-asian="normal" style:font-size-complex="10pt" style:font-weight-complex="normal"/>
    </style:style>
    <style:style style:name="P139" style:family="paragraph" style:parent-style-name="Standard">
      <style:paragraph-properties fo:margin-top="0in" fo:margin-bottom="0.111in" loext:contextual-spacing="false"/>
      <style:text-properties fo:font-size="10pt" style:text-underline-style="none" fo:font-weight="normal" officeooo:rsid="0073e671" officeooo:paragraph-rsid="0073e671" style:font-size-asian="10pt" style:font-weight-asian="normal" style:font-size-complex="10pt" style:font-weight-complex="normal"/>
    </style:style>
    <style:style style:name="P140" style:family="paragraph" style:parent-style-name="Standard">
      <style:paragraph-properties fo:margin-top="0in" fo:margin-bottom="0.111in" loext:contextual-spacing="false"/>
      <style:text-properties fo:font-size="10pt" style:text-underline-style="none" fo:font-weight="normal" officeooo:rsid="007be813" officeooo:paragraph-rsid="007be813" style:font-size-asian="10pt" style:font-weight-asian="normal" style:font-size-complex="10pt" style:font-weight-complex="normal"/>
    </style:style>
    <style:style style:name="P141" style:family="paragraph" style:parent-style-name="Standard">
      <style:paragraph-properties fo:margin-top="0in" fo:margin-bottom="0.111in" loext:contextual-spacing="false"/>
      <style:text-properties fo:font-size="10pt" style:text-underline-style="none" fo:font-weight="normal" officeooo:rsid="00806d3a" officeooo:paragraph-rsid="00806d3a" style:font-size-asian="10pt" style:font-weight-asian="normal" style:font-size-complex="10pt" style:font-weight-complex="normal"/>
    </style:style>
    <style:style style:name="P142"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3e671" officeooo:paragraph-rsid="0073e671" style:font-size-asian="10pt" style:font-weight-asian="bold" style:font-size-complex="10pt" style:font-weight-complex="bold"/>
    </style:style>
    <style:style style:name="P143"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be813" officeooo:paragraph-rsid="007be813" style:font-size-asian="10pt" style:font-weight-asian="bold" style:font-size-complex="10pt" style:font-weight-complex="bold"/>
    </style:style>
    <style:style style:name="P144"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806d3a" officeooo:paragraph-rsid="00806d3a" style:font-size-asian="10pt" style:font-weight-asian="bold" style:font-size-complex="10pt" style:font-weight-complex="bold"/>
    </style:style>
    <style:style style:name="P145"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46"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style:style>
    <style:style style:name="T1" style:family="text">
      <style:text-properties fo:font-size="36pt" fo:font-style="italic" fo:font-weight="bold" style:font-size-asian="36pt" style:font-style-asian="italic" style:font-weight-asian="bold" style:font-size-complex="36pt" style:font-style-complex="italic" style:font-weight-complex="bold"/>
    </style:style>
    <style:style style:name="T2" style:family="text">
      <style:text-properties style:text-position="super 58%" fo:font-size="36pt" fo:font-style="italic" fo:font-weight="bold" style:font-size-asian="36pt" style:font-style-asian="italic" style:font-weight-asian="bold" style:font-size-complex="36pt" style:font-style-complex="italic" style:font-weight-complex="bold"/>
    </style:style>
    <style:style style:name="T3" style:family="text">
      <style:text-properties fo:font-size="14pt" fo:font-style="italic" fo:font-weight="bold" style:font-size-asian="14pt" style:font-style-asian="italic" style:font-weight-asian="bold" style:font-size-complex="14pt" style:font-style-complex="italic" style:font-weight-complex="bold"/>
    </style:style>
    <style:style style:name="T4" style:family="text">
      <style:text-properties fo:color="#333333" style:font-name="Helvetica" fo:font-size="13.5pt" style:font-name-asian="Times New Roman1" style:font-size-asian="13.5pt" style:font-name-complex="Helvetica1" style:font-size-complex="13.5pt"/>
    </style:style>
    <style:style style:name="T5" style:family="text">
      <style:text-properties fo:color="#333333" style:font-name="raleway" fo:font-size="22pt" fo:font-weight="normal" style:font-size-asian="22pt" style:font-weight-asian="normal" style:font-size-complex="22pt" style:font-weight-complex="normal"/>
    </style:style>
    <style:style style:name="T6" style:family="text">
      <style:text-properties fo:color="#333333" style:font-name="raleway" fo:font-size="22pt" style:font-size-asian="22pt" style:font-size-complex="22pt"/>
    </style:style>
    <style:style style:name="T7" style:family="text">
      <style:text-properties fo:color="#333333" style:font-name="raleway" fo:font-size="13.5pt" style:font-size-asian="13.5pt" style:font-size-complex="13.5pt"/>
    </style:style>
    <style:style style:name="T8" style:family="text">
      <style:text-properties fo:color="#333333" style:font-name="raleway" fo:font-size="13.5pt" fo:font-weight="bold" style:font-size-asian="13.5pt" style:font-weight-asian="bold" style:font-size-complex="13.5pt" style:font-weight-complex="bold"/>
    </style:style>
    <style:style style:name="T9" style:family="text">
      <style:text-properties fo:color="#333333" style:font-name="raleway" fo:font-size="18pt" fo:font-weight="normal" style:font-size-asian="18pt" style:font-weight-asian="normal" style:font-size-complex="18pt" style:font-weight-complex="normal"/>
    </style:style>
    <style:style style:name="T10" style:family="text">
      <style:text-properties fo:color="#333333" style:font-name="raleway" fo:font-size="18pt" style:font-size-asian="18pt" style:font-size-complex="18pt"/>
    </style:style>
    <style:style style:name="T11" style:family="text">
      <style:text-properties fo:color="#6d180b" style:font-name="Consolas" fo:font-size="10pt" fo:background-color="#f2f2f2" loext:char-shading-value="0" style:font-name-asian="Times New Roman1" style:font-size-asian="10pt" style:font-name-complex="Courier New1" style:font-size-complex="10pt" loext:padding="0.0138in" loext:border="0.74pt solid #cccccc"/>
    </style:style>
    <style:style style:name="T12" style:family="text">
      <style:text-properties fo:color="#4183c4" style:font-name="Helvetica" fo:font-size="13.5pt" style:text-underline-style="solid" style:text-underline-width="auto" style:text-underline-color="font-color" style:font-name-asian="Times New Roman1" style:font-size-asian="13.5pt" style:font-name-complex="Helvetica1" style:font-size-complex="13.5pt"/>
    </style:style>
    <style:style style:name="T13" style:family="text">
      <style:text-properties fo:color="#7f0055" style:font-name="Consolas" fo:font-size="11.5pt" fo:font-weight="bold" style:font-name-asian="Times New Roman1" style:font-size-asian="11.5pt" style:font-weight-asian="bold" style:font-name-complex="Courier New1" style:font-size-complex="11.5pt" style:font-weight-complex="bold"/>
    </style:style>
    <style:style style:name="T14" style:family="text">
      <style:text-properties fo:color="#000000" style:font-name="Consolas" fo:font-size="11.5pt" style:font-name-asian="Times New Roman1" style:font-size-asian="11.5pt" style:font-name-complex="Courier New1" style:font-size-complex="11.5pt"/>
    </style:style>
    <style:style style:name="T15" style:family="text">
      <style:text-properties fo:color="#000000" style:font-name="DejaVu Sans Mono" fo:font-size="9pt" fo:font-style="normal" fo:font-weight="normal" style:font-size-asian="9pt" style:font-style-asian="normal" style:font-weight-asian="normal"/>
    </style:style>
    <style:style style:name="T16" style:family="text">
      <style:text-properties fo:color="#808080" style:font-name="Consolas" fo:font-size="11.5pt" fo:font-style="italic" style:font-name-asian="Times New Roman1" style:font-size-asian="11.5pt" style:font-style-asian="italic" style:font-name-complex="Courier New1" style:font-size-complex="11.5pt" style:font-style-complex="italic"/>
    </style:style>
    <style:style style:name="T17" style:family="text">
      <style:text-properties fo:color="#3f5f5f" style:font-name="Consolas" fo:font-size="11.5pt" fo:font-style="italic" style:font-name-asian="Times New Roman1" style:font-size-asian="11.5pt" style:font-style-asian="italic" style:font-name-complex="Courier New1" style:font-size-complex="11.5pt" style:font-style-complex="italic"/>
    </style:style>
    <style:style style:name="T18" style:family="text">
      <style:text-properties style:font-name-asian="Calibri1"/>
    </style:style>
    <style:style style:name="T19" style:family="text">
      <style:text-properties fo:color="#63b175" style:font-name="raleway" fo:font-size="13.5pt" style:font-size-asian="13.5pt" style:font-size-complex="13.5pt"/>
    </style:style>
    <style:style style:name="T20" style:family="text">
      <style:text-properties fo:color="#63b175" style:font-name="raleway" fo:font-size="13.5pt" fo:font-weight="bold" style:font-size-asian="13.5pt" style:font-weight-asian="bold" style:font-size-complex="13.5pt" style:font-weight-complex="bold"/>
    </style:style>
    <style:style style:name="T21" style:family="text">
      <style:text-properties fo:color="#e7e8eb" style:font-name="inherit1" fo:font-size="10pt" style:font-name-asian="Times New Roman1" style:font-size-asian="10pt" style:font-name-complex="Courier New1" style:font-size-complex="10pt"/>
    </style:style>
    <style:style style:name="T22" style:family="text">
      <style:text-properties fo:color="#e7e8eb" style:font-name="inherit1" fo:font-size="11.5pt" style:font-name-asian="Times New Roman1" style:font-size-asian="11.5pt" style:font-name-complex="Arial1" style:font-size-complex="11.5pt"/>
    </style:style>
    <style:style style:name="T23" style:family="text">
      <style:text-properties fo:color="#e7e8eb" style:font-name="inherit1" fo:font-size="11.5pt" fo:font-style="italic" style:font-name-asian="Times New Roman1" style:font-size-asian="11.5pt" style:font-style-asian="italic" style:font-name-complex="Arial1" style:font-size-complex="11.5pt" style:font-style-complex="italic"/>
    </style:style>
    <style:style style:name="T24" style:family="text">
      <style:text-properties fo:color="#e7e8eb" style:font-name="Consolas" fo:font-size="10pt" style:font-name-asian="Times New Roman1" style:font-size-asian="10pt" style:font-name-complex="Courier New1" style:font-size-complex="10pt"/>
    </style:style>
    <style:style style:name="T25" style:family="text">
      <style:text-properties fo:color="#97e6fe" style:font-name="inherit1" fo:font-size="10pt" style:font-name-asian="Times New Roman1" style:font-size-asian="10pt" style:font-name-complex="Courier New1" style:font-size-complex="10pt"/>
    </style:style>
    <style:style style:name="T26" style:family="text">
      <style:text-properties fo:font-size="15pt" style:text-underline-style="none" fo:font-weight="bold" style:font-size-asian="15pt" style:font-weight-asian="bold" style:font-size-complex="15pt" style:font-weight-complex="bold"/>
    </style:style>
    <style:style style:name="T27" style:family="text">
      <style:text-properties fo:font-size="15pt" style:font-size-asian="15pt" style:font-size-complex="15pt"/>
    </style:style>
    <style:style style:name="T28" style:family="text">
      <style:text-properties fo:font-size="15pt" officeooo:rsid="002cbdee" style:font-size-asian="15pt" style:font-size-complex="15pt"/>
    </style:style>
    <style:style style:name="T29" style:family="text">
      <style:text-properties fo:font-size="15pt" officeooo:rsid="00304932" style:font-size-asian="15pt" style:font-size-complex="15pt"/>
    </style:style>
    <style:style style:name="T30" style:family="text">
      <style:text-properties fo:color="#808000" style:font-name="DejaVu Sans Mono" fo:font-size="9pt" fo:font-style="normal" fo:font-weight="normal" style:font-size-asian="9pt" style:font-style-asian="normal" style:font-weight-asian="normal"/>
    </style:style>
    <style:style style:name="T31" style:family="text">
      <style:text-properties fo:color="#000080" style:font-name="DejaVu Sans Mono" fo:font-size="9pt" fo:font-style="normal" fo:font-weight="bold" style:font-size-asian="9pt" style:font-style-asian="normal" style:font-weight-asian="bold"/>
    </style:style>
    <style:style style:name="T32" style:family="text">
      <style:text-properties fo:color="#660e7a" style:font-name="DejaVu Sans Mono" fo:font-size="9pt" fo:font-style="italic" fo:font-weight="bold" style:font-size-asian="9pt" style:font-style-asian="italic" style:font-weight-asian="bold"/>
    </style:style>
    <style:style style:name="T33" style:family="text">
      <style:text-properties fo:color="#660e7a" style:font-name="DejaVu Sans Mono" fo:font-size="9pt" fo:font-style="normal" fo:font-weight="bold" style:font-size-asian="9pt" style:font-style-asian="normal" style:font-weight-asian="bold"/>
    </style:style>
    <style:style style:name="T34" style:family="text">
      <style:text-properties fo:color="#008000" style:font-name="DejaVu Sans Mono" fo:font-size="9pt" fo:font-style="normal" fo:font-weight="bold" style:font-size-asian="9pt" style:font-style-asian="normal" style:font-weight-asian="bold"/>
    </style:style>
    <style:style style:name="T35" style:family="text">
      <style:text-properties fo:font-size="16pt" style:text-underline-style="none" fo:font-weight="normal" officeooo:rsid="0011cd9d" style:font-size-asian="16pt" style:font-weight-asian="normal" style:font-size-complex="16pt" style:font-weight-complex="normal"/>
    </style:style>
    <style:style style:name="T36" style:family="text">
      <style:text-properties fo:font-size="16pt" style:text-underline-style="none" fo:font-weight="normal" officeooo:rsid="001d0706" style:font-size-asian="16pt" style:font-weight-asian="normal" style:font-size-complex="16pt" style:font-weight-complex="normal"/>
    </style:style>
    <style:style style:name="T37" style:family="text">
      <style:text-properties fo:font-size="16pt" style:text-underline-style="none" fo:font-weight="bold" officeooo:rsid="0018a3eb" style:font-size-asian="16pt" style:font-weight-asian="bold" style:font-size-complex="16pt" style:font-weight-complex="bold"/>
    </style:style>
    <style:style style:name="T38" style:family="text">
      <style:text-properties fo:font-size="16pt" style:text-underline-style="none" fo:font-weight="bold" officeooo:rsid="0066ac46" style:font-size-asian="16pt" style:font-weight-asian="bold" style:font-size-complex="16pt" style:font-weight-complex="bold"/>
    </style:style>
    <style:style style:name="T39" style:family="text">
      <style:text-properties fo:font-size="16pt" style:text-underline-style="solid" style:text-underline-width="auto" style:text-underline-color="font-color" fo:font-weight="bold" officeooo:rsid="0011a310" style:font-size-asian="16pt" style:font-weight-asian="bold" style:font-size-complex="16pt" style:font-weight-complex="bold"/>
    </style:style>
    <style:style style:name="T40" style:family="text">
      <style:text-properties fo:font-size="16pt" style:text-underline-style="solid" style:text-underline-width="auto" style:text-underline-color="font-color" fo:font-weight="bold" officeooo:rsid="001d0706" style:font-size-asian="16pt" style:font-weight-asian="bold" style:font-size-complex="16pt" style:font-weight-complex="bold"/>
    </style:style>
    <style:style style:name="T41" style:family="text">
      <style:text-properties style:use-window-font-color="true" style:font-name="Calibri" fo:font-size="16pt" fo:language="en" fo:country="US" style:text-underline-style="none" fo:font-weight="normal" officeooo:rsid="00123cb8"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42" style:family="text">
      <style:text-properties style:use-window-font-color="true" style:font-name="Calibri" fo:font-size="16pt" fo:language="en" fo:country="US" style:text-underline-style="none" fo:font-weight="bol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3" style:family="text">
      <style:text-properties style:use-window-font-color="true" style:font-name="Calibri" fo:font-size="16pt" fo:language="en" fo:country="US" style:text-underline-style="none" fo:font-weight="bold" officeooo:rsid="0018d42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4" style:family="text">
      <style:text-properties style:use-window-font-color="true" style:font-name="Calibri" fo:font-size="16pt" fo:language="en" fo:country="US" style:text-underline-style="none" fo:font-weight="bold" officeooo:rsid="0066ac46"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5" style:family="text">
      <style:text-properties style:use-window-font-color="true" style:font-name="Calibri" fo:font-size="16pt" fo:language="en" fo:country="US" style:letter-kerning="false" style:font-name-asian="Calibri1" style:font-size-asian="16pt" style:language-asian="en" style:country-asian="US" style:font-name-complex="DejaVu Sans" style:font-size-complex="16pt" style:language-complex="ar" style:country-complex="SA"/>
    </style:style>
    <style:style style:name="T46" style:family="text">
      <style:text-properties style:use-window-font-color="true" style:font-name="Calibri" fo:font-size="16pt" fo:language="en" fo:country="US" style:text-underline-style="solid" style:text-underline-width="auto" style:text-underline-color="font-color" fo:font-weight="bold" officeooo:rsid="001d0706"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7" style:family="text">
      <style:text-properties style:use-window-font-color="true" style:font-name="Calibri" fo:font-size="16pt" fo:language="en" fo:country="US" style:text-underline-style="solid" style:text-underline-width="auto" style:text-underline-color="font-color" fo:font-weight="normal" officeooo:rsid="001c1c0b"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48" style:family="text">
      <style:text-properties style:use-window-font-color="true" style:font-name="Calibri" fo:font-size="16pt" fo:language="en" fo:country="US" style:text-underline-style="solid" style:text-underline-width="auto" style:text-underline-color="font-color" fo:font-weight="normal" officeooo:rsid="001e0f62"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49" style:family="text">
      <style:text-properties style:use-window-font-color="true" style:font-name="Calibri" fo:language="en" fo:country="US" style:text-underline-style="none" officeooo:rsid="001febfa" style:letter-kerning="false" style:font-name-asian="Calibri1" style:language-asian="en" style:country-asian="US" style:font-name-complex="DejaVu Sans" style:language-complex="ar" style:country-complex="SA"/>
    </style:style>
    <style:style style:name="T50" style:family="text">
      <style:text-properties style:use-window-font-color="true" style:font-name="Calibri" fo:language="en" fo:country="US" style:text-underline-style="none" officeooo:rsid="00268f88" style:letter-kerning="false" style:font-name-asian="Calibri1" style:language-asian="en" style:country-asian="US" style:font-name-complex="DejaVu Sans" style:language-complex="ar" style:country-complex="SA"/>
    </style:style>
    <style:style style:name="T51" style:family="text">
      <style:text-properties style:use-window-font-color="true" style:font-name="Calibri" fo:language="en" fo:country="US" style:text-underline-style="none" officeooo:rsid="007149e9" style:letter-kerning="false" style:font-name-asian="Calibri1" style:language-asian="en" style:country-asian="US" style:font-name-complex="DejaVu Sans" style:language-complex="ar" style:country-complex="SA"/>
    </style:style>
    <style:style style:name="T52" style:family="text">
      <style:text-properties style:use-window-font-color="true" style:font-name="Calibri" fo:language="en" fo:country="US" style:letter-kerning="false" style:font-name-asian="Calibri1" style:language-asian="en" style:country-asian="US" style:font-name-complex="DejaVu Sans" style:language-complex="ar" style:country-complex="SA"/>
    </style:style>
    <style:style style:name="T53" style:family="text">
      <style:text-properties style:use-window-font-color="true" style:font-name="Calibri" fo:language="en" fo:country="US" officeooo:rsid="00268f88" style:letter-kerning="false" style:font-name-asian="Calibri1" style:language-asian="en" style:country-asian="US" style:font-name-complex="DejaVu Sans" style:language-complex="ar" style:country-complex="SA"/>
    </style:style>
    <style:style style:name="T54" style:family="text">
      <style:text-properties style:use-window-font-color="true" style:font-name="Calibri" fo:language="en" fo:country="US" officeooo:rsid="0026f62e" style:letter-kerning="false" style:font-name-asian="Calibri1" style:language-asian="en" style:country-asian="US" style:font-name-complex="DejaVu Sans" style:language-complex="ar" style:country-complex="SA"/>
    </style:style>
    <style:style style:name="T55" style:family="text">
      <style:text-properties style:use-window-font-color="true" style:font-name="Calibri" fo:language="en" fo:country="US" officeooo:rsid="0027d09a" style:letter-kerning="false" style:font-name-asian="Calibri1" style:language-asian="en" style:country-asian="US" style:font-name-complex="DejaVu Sans" style:language-complex="ar" style:country-complex="SA"/>
    </style:style>
    <style:style style:name="T56" style:family="text">
      <style:text-properties style:use-window-font-color="true" style:font-name="Calibri" fo:font-size="11pt" fo:language="en" fo:country="US" style:text-underline-style="none" fo:font-weight="normal" officeooo:rsid="0045c4b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57" style:family="text">
      <style:text-properties officeooo:rsid="00246c5c"/>
    </style:style>
    <style:style style:name="T58" style:family="text">
      <style:text-properties fo:font-weight="bold" style:font-weight-asian="bold" style:font-weight-complex="bold"/>
    </style:style>
    <style:style style:name="T59" style:family="text">
      <style:text-properties fo:font-weight="bold" officeooo:rsid="003c19a2" style:font-weight-asian="bold" style:font-weight-complex="bold"/>
    </style:style>
    <style:style style:name="T60" style:family="text">
      <style:text-properties fo:font-weight="bold" officeooo:rsid="00351941" style:font-weight-asian="bold" style:font-weight-complex="bold"/>
    </style:style>
    <style:style style:name="T61" style:family="text">
      <style:text-properties fo:font-weight="bold" officeooo:rsid="003e60c2" style:font-weight-asian="bold" style:font-weight-complex="bold"/>
    </style:style>
    <style:style style:name="T62" style:family="text">
      <style:text-properties fo:font-weight="bold" officeooo:rsid="004f8bbd" style:font-weight-asian="bold" style:font-weight-complex="bold"/>
    </style:style>
    <style:style style:name="T63" style:family="text">
      <style:text-properties fo:font-weight="bold" officeooo:rsid="0061c943" style:font-weight-asian="bold" style:font-weight-complex="bold"/>
    </style:style>
    <style:style style:name="T64" style:family="text">
      <style:text-properties officeooo:rsid="002a589e"/>
    </style:style>
    <style:style style:name="T65" style:family="text">
      <style:text-properties officeooo:rsid="002a7190"/>
    </style:style>
    <style:style style:name="T66" style:family="text">
      <style:text-properties officeooo:rsid="0034f287"/>
    </style:style>
    <style:style style:name="T67" style:family="text">
      <style:text-properties officeooo:rsid="00370cf6"/>
    </style:style>
    <style:style style:name="T68" style:family="text">
      <style:text-properties officeooo:rsid="00386087"/>
    </style:style>
    <style:style style:name="T69" style:family="text">
      <style:text-properties officeooo:rsid="003c19a2"/>
    </style:style>
    <style:style style:name="T70" style:family="text">
      <style:text-properties officeooo:rsid="00421ec6"/>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fo:font-weight="bold" style:font-weight-asian="bold" style:font-weight-complex="bold"/>
    </style:style>
    <style:style style:name="T73" style:family="text">
      <style:text-properties style:text-underline-style="none"/>
    </style:style>
    <style:style style:name="T74" style:family="text">
      <style:text-properties style:text-underline-style="none" fo:font-weight="normal" officeooo:rsid="0045c4be" style:font-weight-asian="normal" style:font-weight-complex="normal"/>
    </style:style>
    <style:style style:name="T75" style:family="text">
      <style:text-properties style:text-underline-style="none" fo:font-weight="normal" officeooo:rsid="00468362" style:font-weight-asian="normal" style:font-weight-complex="normal"/>
    </style:style>
    <style:style style:name="T76" style:family="text">
      <style:text-properties style:text-underline-style="none" fo:font-weight="bold" officeooo:rsid="00468362" style:font-weight-asian="bold" style:font-weight-complex="bold"/>
    </style:style>
    <style:style style:name="T77" style:family="text">
      <style:text-properties style:text-underline-style="none" officeooo:rsid="00468362"/>
    </style:style>
    <style:style style:name="T78" style:family="text">
      <style:text-properties style:text-underline-style="none" officeooo:rsid="007149e9"/>
    </style:style>
    <style:style style:name="T79" style:family="text">
      <style:text-properties officeooo:rsid="004f425b"/>
    </style:style>
    <style:style style:name="T80" style:family="text">
      <style:text-properties fo:font-variant="normal" fo:text-transform="none" fo:color="#242729" style:font-name="inherit" fo:font-size="11.25pt" fo:letter-spacing="normal" fo:font-style="italic" fo:font-weight="normal" loext:padding="0in" loext:border="none"/>
    </style:style>
    <style:style style:name="T81" style:family="text">
      <style:text-properties fo:font-variant="normal" fo:text-transform="none" fo:color="#242729" style:font-name="inherit" fo:font-size="11.25pt" fo:letter-spacing="normal" fo:font-style="normal" fo:font-weight="normal"/>
    </style:style>
    <style:style style:name="T82" style:family="text">
      <style:text-properties officeooo:rsid="005d3737"/>
    </style:style>
    <style:style style:name="T83" style:family="text">
      <style:text-properties officeooo:rsid="006d642a"/>
    </style:style>
    <style:style style:name="T84" style:family="text">
      <style:text-properties officeooo:rsid="00704cd9"/>
    </style:style>
    <style:style style:name="T85" style:family="text">
      <style:text-properties officeooo:rsid="00758787"/>
    </style:style>
    <style:style style:name="T86" style:family="text">
      <style:text-properties officeooo:rsid="007c8a34"/>
    </style:style>
    <style:style style:name="T87" style:family="text">
      <style:text-properties officeooo:rsid="007da7ed"/>
    </style:style>
    <style:style style:name="T88" style:family="text">
      <style:text-properties officeooo:rsid="007ff41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justify" draw:textarea-vertical-align="middle" draw:auto-grow-height="false" fo:min-height="0.0783in" fo:min-width="0.9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1.0854in" fo:min-width="0.4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SpringBoot</text:p>
      <text:p text:style-name="P7"/>
      <text:p text:style-name="Standard"><text:span text:style-name="T1">1</text:span><text:span text:style-name="T2">st</text:span><text:span text:style-name="T1">.A simple project</text:span></text:p>
      <text:p text:style-name="P7"/>
      <text:p text:style-name="P9">This project we use web and actuator dependencies.</text:p>
      <text:p text:style-name="P9">First we check the pom file</text:p>
      <text:p text:style-name="P9"/>
      <text:p text:style-name="Standard"><draw:frame draw:style-name="fr7" draw:name="Picture 1" text:anchor-type="as-char" svg:width="4.9791in" svg:height="4.3752in" draw:z-index="1"><draw:image xlink:href="Pictures/10000000000001DE000001A4F6F27A3C908C1BD3.png" xlink:type="simple" xlink:show="embed" xlink:actuate="onLoad" loext:mime-type="image/png"/></draw:frame></text:p>
      <text:p text:style-name="P9">Ok we have 2 that we added web and actuator</text:p>
      <text:p text:style-name="P9"><text:soft-page-break/>Why starter ?</text:p>
      <text:p text:style-name="P9">When added like this spring knows sub dependencies and add them</text:p>
      <text:p text:style-name="P9">You can check by</text:p>
      <text:p text:style-name="P9"><text:s/>mvn dependency:tree</text:p>
      <text:p text:style-name="Standard"><draw:frame draw:style-name="fr7" draw:name="Picture 2" text:anchor-type="as-char" svg:width="5.6563in" svg:height="4.0728in" draw:z-index="2"><draw:image xlink:href="Pictures/100000000000021F00000187EDB15A116C9AAF08.png" xlink:type="simple" xlink:show="embed" xlink:actuate="onLoad" loext:mime-type="image/png"/></draw:frame></text:p>
      <text:p text:style-name="P7"/>
      <text:p text:style-name="P7"/>
      <text:p text:style-name="P7"/>
      <text:p text:style-name="P7"/>
      <text:p text:style-name="P8"><text:soft-page-break/>Basic Structure of spring app</text:p>
      <text:p text:style-name="P9">Controller-Responsible to handle the traffic and also this is the last layer we meet <text:s/>so we have to handle exception here.</text:p>
      <text:p text:style-name="P9"/>
      <text:p text:style-name="P9">Service - Handle the business logic ,sometimes states (sessions)</text:p>
      <text:p text:style-name="P9"/>
      <text:p text:style-name="P9">Repository-Deal with Databas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1"/>
      <text:p text:style-name="P111">Start Spring Boot Application</text:p>
      <text:p text:style-name="P111"/>
      <text:p text:style-name="P110"><text:span text:style-name="T4">Many Spring Boot developers like their apps to use auto-configuration, component scan and be able to define extra configuration on their "application class". A single </text:span><text:span text:style-name="T11">@SpringBootApplication</text:span><text:span text:style-name="T4"> annotation can be used to enable those three features, that is:</text:span></text:p>
      <text:list xml:id="list2240687171" text:style-name="WWNum2">
        <text:list-item>
          <text:p text:style-name="P126"><text:span text:style-name="T11">@EnableAutoConfiguration</text:span><text:span text:style-name="T4">: enable </text:span><text:a xlink:type="simple" xlink:href="https://docs.spring.io/spring-boot/docs/2.1.14.BUILD-SNAPSHOT/reference/html/using-boot-auto-configuration.html" office:target-frame-name="16. Auto-configuration" xlink:show="replace" text:style-name="ListLabel_20_37" text:visited-style-name="ListLabel_20_37"><text:span text:style-name="ListLabel_20_37"><text:span text:style-name="T12">Spring Boot’s auto-configuration mechanism</text:span></text:span></text:a></text:p>
        </text:list-item>
        <text:list-item>
          <text:p text:style-name="P130"><text:span text:style-name="T11">@ComponentScan</text:span><text:span text:style-name="T4">: enable </text:span><text:span text:style-name="T11">@Component</text:span><text:span text:style-name="T4"> scan on the package where the application is located (see </text:span><text:a xlink:type="simple" xlink:href="https://docs.spring.io/spring-boot/docs/2.1.14.BUILD-SNAPSHOT/reference/html/using-boot-structuring-your-code.html" office:target-frame-name="14. Structuring Your Code" xlink:show="replace" text:style-name="ListLabel_20_37" text:visited-style-name="ListLabel_20_37"><text:span text:style-name="ListLabel_20_37"><text:span text:style-name="T12">the best practices</text:span></text:span></text:a><text:span text:style-name="T4">)</text:span></text:p>
        </text:list-item>
        <text:list-item>
          <text:p text:style-name="P134"><text:span text:style-name="T11">@Configuration</text:span><text:span text:style-name="T4">: allow to register extra beans in the context or import additional configuration classes</text:span></text:p>
        </text:list-item>
      </text:list>
      <text:p text:style-name="P117"><text:span text:style-name="T4">The </text:span><text:span text:style-name="T11">@SpringBootApplication</text:span><text:span text:style-name="T4"> annotation is equivalent to using </text:span><text:span text:style-name="T11">@Configuration</text:span><text:span text:style-name="T4">, </text:span><text:span text:style-name="T11">@EnableAutoConfiguration</text:span><text:span text:style-name="T4">, and </text:span><text:span text:style-name="T11">@ComponentScan</text:span><text:span text:style-name="T4"> with their default attributes, as shown in the following example:</text:span></text:p>
      <text:p text:style-name="P115"><text:span text:style-name="T13">package</text:span><text:span text:style-name="T14"> com.example.myapplication;</text:span></text:p>
      <text:p text:style-name="P116"/>
      <text:p text:style-name="P115"><text:span text:style-name="T13">import</text:span><text:span text:style-name="T14"> org.springframework.boot.SpringApplication;</text:span></text:p>
      <text:p text:style-name="P115"><text:span text:style-name="T13">import</text:span><text:span text:style-name="T14"> org.springframework.boot.autoconfigure.SpringBootApplication;</text:span></text:p>
      <text:p text:style-name="P116"/>
      <text:p text:style-name="P115"><text:span text:style-name="T16">@SpringBootApplication</text:span><text:span text:style-name="T14"> </text:span><text:span text:style-name="T17">// same as @Configuration @EnableAutoConfiguration @ComponentScan</text:span></text:p>
      <text:p text:style-name="P115"><text:span text:style-name="T13">public</text:span><text:span text:style-name="T14"> </text:span><text:span text:style-name="T13">class</text:span><text:span text:style-name="T14"> Application {</text:span></text:p>
      <text:p text:style-name="P116"/>
      <text:p text:style-name="P115"><text:span text:style-name="T14"><text:tab/></text:span><text:span text:style-name="T13">public</text:span><text:span text:style-name="T14"> </text:span><text:span text:style-name="T13">static</text:span><text:span text:style-name="T14"> </text:span><text:span text:style-name="T13">void</text:span><text:span text:style-name="T14"> main(String[] args) {</text:span></text:p>
      <text:p text:style-name="P115"><text:span text:style-name="T14"><text:tab/><text:tab/>SpringApplication.run(Application.</text:span><text:span text:style-name="T13">class</text:span><text:span text:style-name="T14">, args);</text:span></text:p>
      <text:p text:style-name="P116"><text:tab/>}</text:p>
      <text:p text:style-name="P116"><text:soft-page-break/></text:p>
      <text:p text:style-name="P116">}</text:p>
      <text:p text:style-name="P9"/>
      <text:p text:style-name="P9"/>
      <text:p text:style-name="P9"/>
      <text:p text:style-name="P9"/>
      <text:p text:style-name="P9"/>
      <text:p text:style-name="P9"/>
      <text:p text:style-name="P8">Controller</text:p>
      <text:p text:style-name="P9">@RestController</text:p>
      <text:p text:style-name="P9"/>
      <text:p text:style-name="P9">https://www.baeldung.com/spring-request-param</text:p>
      <text:p text:style-name="P9"/>
      <text:p text:style-name="P9">Remember, we don't need to annotate the </text:p>
      <text:p text:style-name="P9">@RestController-annotated controllers with the @ResponseBody annotation since Spring does it by default.</text:p>
      <text:p text:style-name="Standard"><text:a xlink:type="simple" xlink:href="https://www.baeldung.com/spring-requestmapping" text:style-name="Internet_20_link" text:visited-style-name="Visited_20_Internet_20_Link">https://www.baeldung.com/spring-requestmapping</text:a></text:p>
      <text:h text:style-name="P1" text:outline-level="2"><text:span text:style-name="T3"><text:s/></text:span><text:span text:style-name="Strong"><text:span text:style-name="T5">2. @</text:span></text:span><text:span text:style-name="Emphasis"><text:span text:style-name="T6">RequestMapping</text:span></text:span><text:span text:style-name="Strong"><text:span text:style-name="T5"> Basics</text:span></text:span></text:h>
      <text:p text:style-name="P5">Let's start with a simple example – mapping an HTTP request to a method using some basic criteria.</text:p>
      <text:h text:style-name="P2" text:outline-level="3"><text:span text:style-name="Strong"><text:span text:style-name="T9">2.1. </text:span></text:span><text:span text:style-name="Emphasis"><text:span text:style-name="T10">@RequestMapping</text:span></text:span><text:span text:style-name="Strong"><text:span text:style-name="T9"> – by Path</text:span></text:span></text:h>
      <table:table table:name="Table1" table:style-name="Table1">
        <table:table-column table:style-name="Table1.A"/>
        <table:table-column table:style-name="Table1.B"/>
        <table:table-row table:style-name="Table1.1">
          <table:table-cell table:style-name="Table1.A1" office:value-type="string">
            <text:p text:style-name="Standard">1</text:p>
            <text:p text:style-name="Standard"><text:soft-page-break/>2</text:p>
            <text:p text:style-name="Standard">3</text:p>
            <text:p text:style-name="Standard">4</text:p>
            <text:p text:style-name="P106">5</text:p>
          </table:table-cell>
          <table:table-cell table:style-name="Table1.A1" office:value-type="string">
            <text:p text:style-name="Standard"><text:span text:style-name="HTML_20_Code"><text:span text:style-name="T18">@RequestMapping(value = "/ex/foos", method = RequestMethod.GET)</text:span></text:span></text:p>
            <text:p text:style-name="Standard"><text:soft-page-break/><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 {</text:span></text:span></text:p>
            <text:p text:style-name="Standard"><text:span text:style-name="HTML_20_Code"><text:span text:style-name="T18">    return</text:span></text:span> <text:span text:style-name="HTML_20_Code"><text:span text:style-name="T18">"Get some Foos";</text:span></text:span></text:p>
            <text:p text:style-name="P106"><text:span text:style-name="HTML_20_Code"><text:span text:style-name="T18">}</text:span></text:span></text:p>
          </table:table-cell>
        </table:table-row>
      </table:table>
      <text:p text:style-name="P4"><text:span text:style-name="T7">To test out this mapping with a simple </text:span><text:span text:style-name="Emphasis"><text:span text:style-name="T7">curl</text:span></text:span><text:span text:style-name="T7"> command, run:</text:span></text:p>
      <table:table table:name="Table2" table:style-name="Table2">
        <table:table-column table:style-name="Table2.A"/>
        <table:table-column table:style-name="Table2.B"/>
        <table:table-row table:style-name="Table2.1">
          <table:table-cell table:style-name="Table2.A1" office:value-type="string">
            <text:p text:style-name="P106">1</text:p>
          </table:table-cell>
          <table:table-cell table:style-name="Table2.A1" office:value-type="string">
            <text:p text:style-name="P106"><text:span text:style-name="HTML_20_Code"><text:span text:style-name="T18">curl -i http://localhost:8080/spring-rest/ex/foos</text:span></text:span></text:p>
          </table:table-cell>
        </table:table-row>
      </table:table>
      <text:h text:style-name="P2" text:outline-level="3"><text:span text:style-name="Strong"><text:span text:style-name="T9">2.2. </text:span></text:span><text:span text:style-name="Emphasis"><text:span text:style-name="T10">@RequestMapping</text:span></text:span><text:span text:style-name="Strong"><text:span text:style-name="T9"> – the HTTP Method</text:span></text:span></text:h>
      <text:p text:style-name="P4"><text:span text:style-name="T7">The HTTP </text:span><text:span text:style-name="Emphasis"><text:span text:style-name="T7">method</text:span></text:span><text:span text:style-name="T7"> parameter has </text:span><text:span text:style-name="Strong"><text:span text:style-name="T7">no default</text:span></text:span><text:span text:style-name="T7"> – so if we don't specify a value, it's going to map to any HTTP request.</text:span></text:p>
      <text:p text:style-name="P5">Here's a simple example, similar to the previous one – but this time mapped to an HTTP POST request:</text:p>
      <table:table table:name="Table3" table:style-name="Table3">
        <table:table-column table:style-name="Table3.A"/>
        <table:table-column table:style-name="Table3.B"/>
        <table:table-row table:style-name="Table3.1">
          <table:table-cell table:style-name="Table3.A1" office:value-type="string">
            <text:p text:style-name="Standard">1</text:p>
            <text:p text:style-name="Standard">2</text:p>
            <text:p text:style-name="Standard">3</text:p>
            <text:p text:style-name="Standard">4</text:p>
            <text:p text:style-name="P106">5</text:p>
          </table:table-cell>
          <table:table-cell table:style-name="Table3.A1" office:value-type="string">
            <text:p text:style-name="Standard"><text:span text:style-name="HTML_20_Code"><text:span text:style-name="T18">@RequestMapping(value = "/ex/foos", method = POS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postFoos() {</text:span></text:span></text:p>
            <text:p text:style-name="Standard"><text:span text:style-name="HTML_20_Code"><text:span text:style-name="T18">    return</text:span></text:span> <text:span text:style-name="HTML_20_Code"><text:span text:style-name="T18">"Post some Foos";</text:span></text:span></text:p>
            <text:p text:style-name="P106"><text:span text:style-name="HTML_20_Code"><text:span text:style-name="T18">}</text:span></text:span></text:p>
          </table:table-cell>
        </table:table-row>
      </table:table>
      <text:p text:style-name="P4"><text:span text:style-name="T7">To test the POST via a </text:span><text:span text:style-name="Emphasis"><text:span text:style-name="T7">curl</text:span></text:span><text:span text:style-name="T7"> command:</text:span></text:p>
      <table:table table:name="Table4" table:style-name="Table4">
        <table:table-column table:style-name="Table4.A"/>
        <table:table-column table:style-name="Table4.B"/>
        <table:table-row table:style-name="Table4.1">
          <table:table-cell table:style-name="Table4.A1" office:value-type="string">
            <text:p text:style-name="P106">1</text:p>
          </table:table-cell>
          <table:table-cell table:style-name="Table4.A1" office:value-type="string">
            <text:p text:style-name="P106"><text:span text:style-name="HTML_20_Code"><text:span text:style-name="T18">curl -i -X POST http://localhost:8080/spring-rest/ex/foos</text:span></text:span></text:p>
          </table:table-cell>
        </table:table-row>
      </table:table>
      <text:h text:style-name="P1" text:outline-level="2"><text:span text:style-name="Strong"><text:span text:style-name="T5">3. </text:span></text:span><text:span text:style-name="Emphasis"><text:span text:style-name="T6">RequestMapping</text:span></text:span><text:span text:style-name="Strong"><text:span text:style-name="T5"> and HTTP Headers</text:span></text:span></text:h>
      <text:h text:style-name="P2" text:outline-level="3"><text:span text:style-name="Strong"><text:span text:style-name="T9">3.1. </text:span></text:span><text:span text:style-name="Emphasis"><text:span text:style-name="T10">@RequestMapping</text:span></text:span><text:span text:style-name="Strong"><text:span text:style-name="T9"> With the </text:span></text:span><text:span text:style-name="Emphasis"><text:span text:style-name="T10">headers</text:span></text:span><text:span text:style-name="Strong"><text:span text:style-name="T9"> Attribute</text:span></text:span></text:h>
      <text:p text:style-name="P5">The mapping can be narrowed even further by specifying a header for the request:</text:p>
      <table:table table:name="Table5" table:style-name="Table5">
        <table:table-column table:style-name="Table5.A"/>
        <table:table-column table:style-name="Table5.B"/>
        <table:table-row table:style-name="Table5.1">
          <table:table-cell table:style-name="Table5.A1" office:value-type="string">
            <text:p text:style-name="Standard">1</text:p>
            <text:p text:style-name="Standard">2</text:p>
            <text:p text:style-name="Standard"><text:soft-page-break/>3</text:p>
            <text:p text:style-name="Standard">4</text:p>
            <text:p text:style-name="P106">5</text:p>
          </table:table-cell>
          <table:table-cell table:style-name="Table5.A1" office:value-type="string">
            <text:p text:style-name="Standard"><text:span text:style-name="HTML_20_Code"><text:span text:style-name="T18">@RequestMapping(value = "/ex/foos", headers = "key=val", method = GET)</text:span></text:span></text:p>
            <text:p text:style-name="Standard"><text:span text:style-name="HTML_20_Code"><text:span text:style-name="T18">@ResponseBody</text:span></text:span></text:p>
            <text:p text:style-name="Standard"><text:soft-page-break/><text:span text:style-name="HTML_20_Code"><text:span text:style-name="T18">public</text:span></text:span> <text:span text:style-name="HTML_20_Code"><text:span text:style-name="T18">String getFoosWithHeader() {</text:span></text:span></text:p>
            <text:p text:style-name="Standard"><text:span text:style-name="HTML_20_Code"><text:span text:style-name="T18">    return</text:span></text:span> <text:span text:style-name="HTML_20_Code"><text:span text:style-name="T18">"Get some Foos with Header";</text:span></text:span></text:p>
            <text:p text:style-name="P106"><text:span text:style-name="HTML_20_Code"><text:span text:style-name="T18">}</text:span></text:span></text:p>
          </table:table-cell>
        </table:table-row>
      </table:table>
      <text:p text:style-name="P4"><text:span text:style-name="T7">To test the operation, we're going to use the </text:span><text:span text:style-name="Emphasis"><text:span text:style-name="T7">curl</text:span></text:span><text:span text:style-name="T7"> header support:</text:span></text:p>
      <table:table table:name="Table6" table:style-name="Table6">
        <table:table-column table:style-name="Table6.A"/>
        <table:table-column table:style-name="Table6.B"/>
        <table:table-row table:style-name="Table6.1">
          <table:table-cell table:style-name="Table6.A1" office:value-type="string">
            <text:p text:style-name="P106">1</text:p>
          </table:table-cell>
          <table:table-cell table:style-name="Table6.A1" office:value-type="string">
            <text:p text:style-name="P106"><text:span text:style-name="HTML_20_Code"><text:span text:style-name="T18">curl -i -H "key:val"</text:span></text:span> <text:span text:style-name="HTML_20_Code"><text:span text:style-name="T18">http://localhost:8080/spring-rest/ex/foos</text:span></text:span></text:p>
          </table:table-cell>
        </table:table-row>
      </table:table>
      <text:p text:style-name="P4"><text:span text:style-name="T7">And even multiple headers via the </text:span><text:span text:style-name="Emphasis"><text:span text:style-name="T7">header</text:span></text:span><text:span text:style-name="T7"> attribute of </text:span><text:span text:style-name="Emphasis"><text:span text:style-name="T7">@RequestMapping</text:span></text:span><text:span text:style-name="T7">:</text:span></text:p>
      <table:table table:name="Table7" table:style-name="Table7">
        <table:table-column table:style-name="Table7.A"/>
        <table:table-column table:style-name="Table7.B"/>
        <table:table-row table:style-name="Table7.1">
          <table:table-cell table:style-name="Table7.A1" office:value-type="string">
            <text:p text:style-name="Standard">1</text:p>
            <text:p text:style-name="Standard">2</text:p>
            <text:p text:style-name="Standard">3</text:p>
            <text:p text:style-name="Standard">4</text:p>
            <text:p text:style-name="Standard">5</text:p>
            <text:p text:style-name="Standard">6</text:p>
            <text:p text:style-name="P106">7</text:p>
          </table:table-cell>
          <table:table-cell table:style-name="Table7.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headers = { "key1=val1", "key2=val2"</text:span></text:span> <text:span text:style-name="HTML_20_Code"><text:span text:style-name="T18">},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WithHeaders() {</text:span></text:span></text:p>
            <text:p text:style-name="Standard"><text:span text:style-name="HTML_20_Code"><text:span text:style-name="T18">    return</text:span></text:span> <text:span text:style-name="HTML_20_Code"><text:span text:style-name="T18">"Get some Foos with Header";</text:span></text:span></text:p>
            <text:p text:style-name="P106"><text:span text:style-name="HTML_20_Code"><text:span text:style-name="T18">}</text:span></text:span></text:p>
          </table:table-cell>
        </table:table-row>
      </table:table>
      <text:p text:style-name="P5">We can test this with the command:</text:p>
      <table:table table:name="Table8" table:style-name="Table8">
        <table:table-column table:style-name="Table8.A"/>
        <table:table-column table:style-name="Table8.B"/>
        <table:table-row table:style-name="Table8.1">
          <table:table-cell table:style-name="Table8.A1" office:value-type="string">
            <text:p text:style-name="P106">1</text:p>
          </table:table-cell>
          <table:table-cell table:style-name="Table8.A1" office:value-type="string">
            <text:p text:style-name="P106"><text:span text:style-name="HTML_20_Code"><text:span text:style-name="T18">curl -i -H "key1:val1"</text:span></text:span> <text:span text:style-name="HTML_20_Code"><text:span text:style-name="T18">-H "key2:val2"</text:span></text:span> <text:span text:style-name="HTML_20_Code"><text:span text:style-name="T18">http://localhost:8080/spring-rest/ex/foos</text:span></text:span></text:p>
          </table:table-cell>
        </table:table-row>
      </table:table>
      <text:p text:style-name="P4"><text:span text:style-name="T7">Note that for the </text:span><text:span text:style-name="Emphasis"><text:span text:style-name="T7">curl</text:span></text:span><text:span text:style-name="T7"> syntax for separating the header key and the header value is a colon, same as in the HTTP spec, while in Spring the equals sign is used.</text:span></text:p>
      <text:h text:style-name="P2" text:outline-level="3"><text:span text:style-name="Strong"><text:span text:style-name="T9">3.2. </text:span></text:span><text:span text:style-name="Emphasis"><text:span text:style-name="T10">@RequestMapping</text:span></text:span><text:span text:style-name="Strong"><text:span text:style-name="T9"> Consumes and Produces</text:span></text:span></text:h>
      <text:p text:style-name="P4"><text:span text:style-name="T7">Mapping </text:span><text:span text:style-name="Strong"><text:span text:style-name="T7">media types produced by a controller</text:span></text:span><text:span text:style-name="T7"> method is worth special attention – we can map a request based on its </text:span><text:span text:style-name="Emphasis"><text:span text:style-name="T7">Accept</text:span></text:span><text:span text:style-name="T7"> header via the </text:span><text:span text:style-name="Emphasis"><text:span text:style-name="T7">@RequestMapping</text:span></text:span><text:span text:style-name="T7"> headers attribute introduced above:</text:span></text:p>
      <table:table table:name="Table9" table:style-name="Table9">
        <table:table-column table:style-name="Table9.A"/>
        <table:table-column table:style-name="Table9.B"/>
        <table:table-row table:style-name="Table9.1">
          <table:table-cell table:style-name="Table9.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P106">8</text:p>
          </table:table-cell>
          <table:table-cell table:style-name="Table9.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GET, </text:span></text:span></text:p>
            <text:p text:style-name="Standard"><text:span text:style-name="HTML_20_Code"><text:span text:style-name="T18">  headers = "Accept=application/json")</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AsJsonFromBrowser() {</text:span></text:span></text:p>
            <text:p text:style-name="Standard"><text:soft-page-break/><text:span text:style-name="HTML_20_Code"><text:span text:style-name="T18">    return</text:span></text:span> <text:span text:style-name="HTML_20_Code"><text:span text:style-name="T18">"Get some Foos with Header Old";</text:span></text:span></text:p>
            <text:p text:style-name="P106"><text:span text:style-name="HTML_20_Code"><text:span text:style-name="T18">}</text:span></text:span></text:p>
          </table:table-cell>
        </table:table-row>
      </table:table>
      <text:p text:style-name="P4"><text:span text:style-name="T7">The matching for this way of defining the </text:span><text:span text:style-name="Emphasis"><text:span text:style-name="T7">Accept</text:span></text:span><text:span text:style-name="T7"> header is flexible – it uses contains instead of equals, so a request such as the following would still map correctly:</text:span></text:p>
      <table:table table:name="Table10" table:style-name="Table10">
        <table:table-column table:style-name="Table10.A"/>
        <table:table-column table:style-name="Table10.B"/>
        <table:table-row table:style-name="Table10.1">
          <table:table-cell table:style-name="Table10.A1" office:value-type="string">
            <text:p text:style-name="Standard">1</text:p>
            <text:p text:style-name="P106">2</text:p>
          </table:table-cell>
          <table:table-cell table:style-name="Table10.A1" office:value-type="string">
            <text:p text:style-name="Standard"><text:span text:style-name="HTML_20_Code"><text:span text:style-name="T18">curl -H "Accept:application/json,text/html"</text:span></text:span></text:p>
            <text:p text:style-name="P106"><text:span text:style-name="HTML_20_Code"><text:span text:style-name="T18">  http://localhost:8080/spring-rest/ex/foos</text:span></text:span></text:p>
          </table:table-cell>
        </table:table-row>
      </table:table>
      <text:p text:style-name="P4"><text:span text:style-name="T7">Starting with Spring 3.1, the </text:span><text:span text:style-name="Emphasis"><text:span text:style-name="T8">@RequestMapping</text:span></text:span><text:span text:style-name="Strong"><text:span text:style-name="T7"> annotation now has the </text:span></text:span><text:span text:style-name="Emphasis"><text:span text:style-name="T8">produces</text:span></text:span><text:span text:style-name="Strong"><text:span text:style-name="T7"> and the </text:span></text:span><text:span text:style-name="Emphasis"><text:span text:style-name="T8">consumes</text:span></text:span><text:span text:style-name="Strong"><text:span text:style-name="T7"> attributes</text:span></text:span><text:span text:style-name="T7">, specifically for this purpose:</text:span></text:p>
      <table:table table:name="Table11" table:style-name="Table11">
        <table:table-column table:style-name="Table11.A"/>
        <table:table-column table:style-name="Table11.B"/>
        <table:table-row table:style-name="Table11.1">
          <table:table-cell table:style-name="Table1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106">9</text:p>
          </table:table-cell>
          <table:table-cell table:style-name="Table11.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RequestMethod.GET, </text:span></text:span></text:p>
            <text:p text:style-name="Standard"><text:span text:style-name="HTML_20_Code"><text:span text:style-name="T18">  produces = "application/json"</text:span></text:span></text:p>
            <text:p text:style-name="Standard"><text:span text:style-name="HTML_20_Code"><text:span text:style-name="T18">)</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AsJsonFromREST() {</text:span></text:span></text:p>
            <text:p text:style-name="Standard"><text:span text:style-name="HTML_20_Code"><text:span text:style-name="T18">    return</text:span></text:span> <text:span text:style-name="HTML_20_Code"><text:span text:style-name="T18">"Get some Foos with Header New";</text:span></text:span></text:p>
            <text:p text:style-name="P106"><text:span text:style-name="HTML_20_Code"><text:span text:style-name="T18">}</text:span></text:span></text:p>
          </table:table-cell>
        </table:table-row>
      </table:table>
      <text:p text:style-name="P4"><text:span text:style-name="T7">Also, the old type of mapping with the </text:span><text:span text:style-name="Emphasis"><text:span text:style-name="T7">headers</text:span></text:span><text:span text:style-name="T7"> attribute will automatically be converted to the new </text:span><text:span text:style-name="Emphasis"><text:span text:style-name="T7">produces</text:span></text:span><text:span text:style-name="T7"> mechanism starting with Spring 3.1, so the results will be identical.</text:span></text:p>
      <text:p text:style-name="P4"><text:span text:style-name="T7">This is consumed via </text:span><text:span text:style-name="Emphasis"><text:span text:style-name="T7">curl</text:span></text:span><text:span text:style-name="T7"> in the same way:</text:span></text:p>
      <table:table table:name="Table12" table:style-name="Table12">
        <table:table-column table:style-name="Table12.A"/>
        <table:table-column table:style-name="Table12.B"/>
        <table:table-row table:style-name="Table12.1">
          <table:table-cell table:style-name="Table12.A1" office:value-type="string">
            <text:p text:style-name="Standard">1</text:p>
            <text:p text:style-name="P106">2</text:p>
          </table:table-cell>
          <table:table-cell table:style-name="Table12.A1" office:value-type="string">
            <text:p text:style-name="Standard"><text:span text:style-name="HTML_20_Code"><text:span text:style-name="T18">curl -H "Accept:application/json"</text:span></text:span></text:p>
            <text:p text:style-name="P106"><text:span text:style-name="HTML_20_Code"><text:span text:style-name="T18">  http://localhost:8080/spring-rest/ex/foos</text:span></text:span></text:p>
          </table:table-cell>
        </table:table-row>
      </table:table>
      <text:p text:style-name="P4"><text:span text:style-name="T7">Additionally, </text:span><text:span text:style-name="Emphasis"><text:span text:style-name="T7">produces</text:span></text:span><text:span text:style-name="T7"> support multiple values as well:</text:span></text:p>
      <table:table table:name="Table13" table:style-name="Table13">
        <table:table-column table:style-name="Table13.A"/>
        <table:table-column table:style-name="Table13.B"/>
        <table:table-row table:style-name="Table13.1">
          <table:table-cell table:style-name="Table13.A1" office:value-type="string">
            <text:p text:style-name="Standard">1</text:p>
            <text:p text:style-name="Standard">2</text:p>
            <text:p text:style-name="Standard">3</text:p>
            <text:p text:style-name="Standard">4</text:p>
            <text:p text:style-name="P106"><text:soft-page-break/>5</text:p>
          </table:table-cell>
          <table:table-cell table:style-name="Table13.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GET,</text:span></text:span></text:p>
            <text:p text:style-name="Standard"><text:span text:style-name="HTML_20_Code"><text:span text:style-name="T18">  produces = { "application/json", "application/xml"</text:span></text:span> <text:span text:style-name="HTML_20_Code"><text:span text:style-name="T18">}</text:span></text:span></text:p>
            <text:p text:style-name="P106"><text:soft-page-break/><text:span text:style-name="HTML_20_Code"><text:span text:style-name="T18">)</text:span></text:span></text:p>
          </table:table-cell>
        </table:table-row>
      </table:table>
      <text:p text:style-name="P4"><text:span text:style-name="T7">Keep in mind that these – the old way and the new way of specifying the </text:span><text:span text:style-name="Emphasis"><text:span text:style-name="T7">accept</text:span></text:span><text:span text:style-name="T7"> header – are basically the same mapping, so Spring won't allow them together – having both these methods active would result in:</text:span></text:p>
      <table:table table:name="Table14" table:style-name="Table14">
        <table:table-column table:style-name="Table14.A"/>
        <table:table-column table:style-name="Table14.B"/>
        <table:table-row table:style-name="Table14.1">
          <table:table-cell table:style-name="Table14.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P106">15</text:p>
          </table:table-cell>
          <table:table-cell table:style-name="Table14.A1" office:value-type="string">
            <text:p text:style-name="Standard"><text:span text:style-name="HTML_20_Code"><text:span text:style-name="T18">Caused by: java.lang.IllegalStateException: Ambiguous mapping found. </text:span></text:span></text:p>
            <text:p text:style-name="Standard"><text:span text:style-name="HTML_20_Code"><text:span text:style-name="T18">Cannot map 'fooController'</text:span></text:span> <text:span text:style-name="HTML_20_Code"><text:span text:style-name="T18">bean method </text:span></text:span></text:p>
            <text:p text:style-name="Standard"><text:span text:style-name="HTML_20_Code"><text:span text:style-name="T18">java.lang.String </text:span></text:span></text:p>
            <text:p text:style-name="Standard"><text:span text:style-name="HTML_20_Code"><text:span text:style-name="T18">org.baeldung.spring.web.controller</text:span></text:span></text:p>
            <text:p text:style-name="Standard"><text:span text:style-name="HTML_20_Code"><text:span text:style-name="T18">  .FooController.getFoosAsJsonFromREST()</text:span></text:span></text:p>
            <text:p text:style-name="Standard"><text:span text:style-name="HTML_20_Code"><text:span text:style-name="T18">to </text:span></text:span></text:p>
            <text:p text:style-name="Standard"><text:span text:style-name="HTML_20_Code"><text:span text:style-name="T18">{ [/ex/foos],</text:span></text:span></text:p>
            <text:p text:style-name="Standard"><text:span text:style-name="HTML_20_Code"><text:span text:style-name="T18">  methods=[GET],params=[],headers=[],</text:span></text:span></text:p>
            <text:p text:style-name="Standard"><text:span text:style-name="HTML_20_Code"><text:span text:style-name="T18">  consumes=[],produces=[application/json],custom=[]</text:span></text:span></text:p>
            <text:p text:style-name="Standard"><text:span text:style-name="HTML_20_Code"><text:span text:style-name="T18">}: </text:span></text:span></text:p>
            <text:p text:style-name="Standard"><text:span text:style-name="HTML_20_Code"><text:span text:style-name="T18">There is already 'fooController'</text:span></text:span> <text:span text:style-name="HTML_20_Code"><text:span text:style-name="T18">bean method</text:span></text:span></text:p>
            <text:p text:style-name="Standard"><text:span text:style-name="HTML_20_Code"><text:span text:style-name="T18">java.lang.String </text:span></text:span></text:p>
            <text:p text:style-name="Standard"><text:span text:style-name="HTML_20_Code"><text:span text:style-name="T18">org.baeldung.spring.web.controller</text:span></text:span></text:p>
            <text:p text:style-name="Standard"><text:span text:style-name="HTML_20_Code"><text:span text:style-name="T18">  .FooController.getFoosAsJsonFromBrowser() </text:span></text:span></text:p>
            <text:p text:style-name="P106"><text:span text:style-name="HTML_20_Code"><text:span text:style-name="T18">mapped.</text:span></text:span></text:p>
          </table:table-cell>
        </table:table-row>
      </table:table>
      <text:p text:style-name="P4"><text:span text:style-name="T7">A final note on the new </text:span><text:span text:style-name="Emphasis"><text:span text:style-name="T7">produces</text:span></text:span><text:span text:style-name="T7"> and </text:span><text:span text:style-name="Emphasis"><text:span text:style-name="T7">consumes</text:span></text:span><text:span text:style-name="T7"> mechanism – these behave differently from most other annotations: when specified at the type level, </text:span><text:span text:style-name="Strong"><text:span text:style-name="T7">the method level annotations do not complement but override</text:span></text:span><text:span text:style-name="T7"> the type level information.</text:span></text:p>
      <text:p text:style-name="P4"><text:span text:style-name="T7">And of course, if you want to dig deeper into building a REST API with Spring – </text:span><text:a xlink:type="simple" xlink:href="https://www.baeldung.com/rest-with-spring-series/" office:target-frame-name="REST API with Spring Guide" xlink:show="replace" text:style-name="Internet_20_link" text:visited-style-name="Visited_20_Internet_20_Link"><text:span text:style-name="T19">check out</text:span></text:a><text:a xlink:type="simple" xlink:href="https://www.baeldung.com/rest-with-spring-course?utm_source=blog&amp;utm_medium=web&amp;utm_content=art1&amp;utm_campaign=rws" office:target-frame-name="REST API with Spring Guide" xlink:show="replace" text:style-name="Internet_20_link" text:visited-style-name="Visited_20_Internet_20_Link"><text:span text:style-name="T20"> the new </text:span></text:a><text:span text:style-name="Emphasis"><text:span text:style-name="T20">REST with Spring course</text:span></text:span><text:span text:style-name="T7">.</text:span></text:p>
      <text:h text:style-name="P1" text:outline-level="2"><text:span text:style-name="Strong"><text:span text:style-name="T5">4. </text:span></text:span><text:span text:style-name="Emphasis"><text:span text:style-name="T6">RequestMapping</text:span></text:span><text:span text:style-name="Strong"><text:span text:style-name="T5"> With Path Variables</text:span></text:span></text:h>
      <text:p text:style-name="P4"><text:span text:style-name="T7">Parts of the mapping URI can be bound to variables via the </text:span><text:span text:style-name="Emphasis"><text:span text:style-name="T7">@PathVariable</text:span></text:span><text:span text:style-name="T7"> annotation.</text:span></text:p>
      <text:h text:style-name="P2" text:outline-level="3"><text:soft-page-break/><text:span text:style-name="Strong"><text:span text:style-name="T9">4.1. Single </text:span></text:span><text:span text:style-name="Emphasis"><text:span text:style-name="T10">@PathVariable</text:span></text:span></text:h>
      <text:p text:style-name="P5">A simple example with a single path variable:</text:p>
      <table:table table:name="Table15" table:style-name="Table15">
        <table:table-column table:style-name="Table15.A"/>
        <table:table-column table:style-name="Table15.B"/>
        <table:table-row table:style-name="Table15.1">
          <table:table-cell table:style-name="Table15.A1" office:value-type="string">
            <text:p text:style-name="Standard">1</text:p>
            <text:p text:style-name="Standard">2</text:p>
            <text:p text:style-name="Standard">3</text:p>
            <text:p text:style-name="Standard">4</text:p>
            <text:p text:style-name="Standard">5</text:p>
            <text:p text:style-name="P106">6</text:p>
          </table:table-cell>
          <table:table-cell table:style-name="Table15.A1" office:value-type="string">
            <text:p text:style-name="Standard"><text:span text:style-name="HTML_20_Code"><text:span text:style-name="T18">@RequestMapping(value = "/ex/foos/{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text:span></text:span></text:p>
            <text:p text:style-name="Standard"><text:span text:style-name="HTML_20_Code"><text:span text:style-name="T18">  @PathVariable("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Foo with id="</text:span></text:span> <text:span text:style-name="HTML_20_Code"><text:span text:style-name="T18">+ id;</text:span></text:span></text:p>
            <text:p text:style-name="P106"><text:span text:style-name="HTML_20_Code"><text:span text:style-name="T18">}</text:span></text:span></text:p>
          </table:table-cell>
        </table:table-row>
      </table:table>
      <text:p text:style-name="P4"><text:span text:style-name="T7">This can be tested with </text:span><text:span text:style-name="Emphasis"><text:span text:style-name="T7">curl</text:span></text:span><text:span text:style-name="T7">:</text:span></text:p>
      <table:table table:name="Table16" table:style-name="Table16">
        <table:table-column table:style-name="Table16.A"/>
        <table:table-column table:style-name="Table16.B"/>
        <table:table-row table:style-name="Table16.1">
          <table:table-cell table:style-name="Table16.A1" office:value-type="string">
            <text:p text:style-name="P106">1</text:p>
          </table:table-cell>
          <table:table-cell table:style-name="Table16.A1" office:value-type="string">
            <text:p text:style-name="P106"><text:span text:style-name="HTML_20_Code"><text:span text:style-name="T18">curl http://localhost:8080/spring-rest/ex/foos/1</text:span></text:span></text:p>
          </table:table-cell>
        </table:table-row>
      </table:table>
      <text:p text:style-name="P4"><text:span text:style-name="T7">If the name of the method parameter matches the name of the path variable exactly, then this can be simplified by </text:span><text:span text:style-name="Strong"><text:span text:style-name="T7">using </text:span></text:span><text:span text:style-name="Emphasis"><text:span text:style-name="T8">@PathVariable</text:span></text:span><text:span text:style-name="Strong"><text:span text:style-name="T7"> with no value</text:span></text:span><text:span text:style-name="T7">:</text:span></text:p>
      <table:table table:name="Table17" table:style-name="Table17">
        <table:table-column table:style-name="Table17.A"/>
        <table:table-column table:style-name="Table17.B"/>
        <table:table-row table:style-name="Table17.1">
          <table:table-cell table:style-name="Table17.A1" office:value-type="string">
            <text:p text:style-name="Standard">1</text:p>
            <text:p text:style-name="Standard">2</text:p>
            <text:p text:style-name="Standard">3</text:p>
            <text:p text:style-name="Standard">4</text:p>
            <text:p text:style-name="Standard">5</text:p>
            <text:p text:style-name="P106">6</text:p>
          </table:table-cell>
          <table:table-cell table:style-name="Table17.A1" office:value-type="string">
            <text:p text:style-name="Standard"><text:span text:style-name="HTML_20_Code"><text:span text:style-name="T18">@RequestMapping(value = "/ex/foos/{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text:span></text:span></text:p>
            <text:p text:style-name="Standard"><text:span text:style-name="HTML_20_Code"><text:span text:style-name="T18">  @PathVariable</text:span></text:span> <text:span text:style-name="HTML_20_Code"><text:span text:style-name="T18">String id) {</text:span></text:span></text:p>
            <text:p text:style-name="Standard"><text:span text:style-name="HTML_20_Code"><text:span text:style-name="T18">    return</text:span></text:span> <text:span text:style-name="HTML_20_Code"><text:span text:style-name="T18">"Get a specific Foo with id="</text:span></text:span> <text:span text:style-name="HTML_20_Code"><text:span text:style-name="T18">+ id;</text:span></text:span></text:p>
            <text:p text:style-name="P106"><text:span text:style-name="HTML_20_Code"><text:span text:style-name="T18">}</text:span></text:span></text:p>
          </table:table-cell>
        </table:table-row>
      </table:table>
      <text:p text:style-name="P4"><text:span text:style-name="T7">Note that </text:span><text:span text:style-name="Emphasis"><text:span text:style-name="T7">@PathVariable</text:span></text:span><text:span text:style-name="T7"> benefits from automatic type conversion, so we could have also declared the id as:</text:span></text:p>
      <table:table table:name="Table18" table:style-name="Table18">
        <table:table-column table:style-name="Table18.A"/>
        <table:table-column table:style-name="Table18.B"/>
        <table:table-row table:style-name="Table18.1">
          <table:table-cell table:style-name="Table18.A1" office:value-type="string">
            <text:p text:style-name="P106">1</text:p>
          </table:table-cell>
          <table:table-cell table:style-name="Table18.A1" office:value-type="string">
            <text:p text:style-name="P106"><text:span text:style-name="HTML_20_Code"><text:span text:style-name="T18">@PathVariable</text:span></text:span> <text:span text:style-name="HTML_20_Code"><text:span text:style-name="T18">long</text:span></text:span> <text:span text:style-name="HTML_20_Code"><text:span text:style-name="T18">id</text:span></text:span></text:p>
          </table:table-cell>
        </table:table-row>
      </table:table>
      <text:h text:style-name="P2" text:outline-level="3"><text:span text:style-name="Strong"><text:span text:style-name="T9">4.2. Multiple </text:span></text:span><text:span text:style-name="Emphasis"><text:span text:style-name="T10">@PathVariable</text:span></text:span></text:h>
      <text:p text:style-name="P4"><text:span text:style-name="T7">More complex URI may need to map multiple parts of the URI to </text:span><text:span text:style-name="Strong"><text:span text:style-name="T7">multiple values</text:span></text:span><text:span text:style-name="T7">:</text:span></text:p>
      <table:table table:name="Table19" table:style-name="Table19">
        <table:table-column table:style-name="Table19.A"/>
        <table:table-column table:style-name="Table19.B"/>
        <table:table-row table:style-name="Table19.1">
          <table:table-cell table:style-name="Table19.A1" office:value-type="string">
            <text:p text:style-name="Standard">1</text:p>
            <text:p text:style-name="Standard">2</text:p>
            <text:p text:style-name="Standard"><text:soft-page-break/>3</text:p>
            <text:p text:style-name="Standard">4</text:p>
            <text:p text:style-name="Standard">5</text:p>
            <text:p text:style-name="Standard">6</text:p>
            <text:p text:style-name="P106">7</text:p>
          </table:table-cell>
          <table:table-cell table:style-name="Table19.A1" office:value-type="string">
            <text:p text:style-name="Standard"><text:span text:style-name="HTML_20_Code"><text:span text:style-name="T18">@RequestMapping(value = "/ex/foos/{fooid}/bar/{bar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s</text:span></text:span></text:p>
            <text:p text:style-name="Standard"><text:soft-page-break/><text:span text:style-name="HTML_20_Code"><text:span text:style-name="T18">  (@PathVariable</text:span></text:span> <text:span text:style-name="HTML_20_Code"><text:span text:style-name="T18">long</text:span></text:span> <text:span text:style-name="HTML_20_Code"><text:span text:style-name="T18">fooid, @PathVariable</text:span></text:span> <text:span text:style-name="HTML_20_Code"><text:span text:style-name="T18">long</text:span></text:span> <text:span text:style-name="HTML_20_Code"><text:span text:style-name="T18">bar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barid + </text:span></text:span></text:p>
            <text:p text:style-name="Standard"><text:span text:style-name="HTML_20_Code"><text:span text:style-name="T18">      " from a Foo with id="</text:span></text:span> <text:span text:style-name="HTML_20_Code"><text:span text:style-name="T18">+ fooid;</text:span></text:span></text:p>
            <text:p text:style-name="P106"><text:span text:style-name="HTML_20_Code"><text:span text:style-name="T18">}</text:span></text:span></text:p>
          </table:table-cell>
        </table:table-row>
      </table:table>
      <text:p text:style-name="P4"><text:span text:style-name="T7">This is easily tested with a </text:span><text:span text:style-name="Emphasis"><text:span text:style-name="T7">curl</text:span></text:span><text:span text:style-name="T7"> in the same way:</text:span></text:p>
      <table:table table:name="Table20" table:style-name="Table20">
        <table:table-column table:style-name="Table20.A"/>
        <table:table-column table:style-name="Table20.B"/>
        <table:table-row table:style-name="Table20.1">
          <table:table-cell table:style-name="Table20.A1" office:value-type="string">
            <text:p text:style-name="P106">1</text:p>
          </table:table-cell>
          <table:table-cell table:style-name="Table20.A1" office:value-type="string">
            <text:p text:style-name="P106"><text:span text:style-name="HTML_20_Code"><text:span text:style-name="T18">curl http://localhost:8080/spring-rest/ex/foos/1/bar/2</text:span></text:span></text:p>
          </table:table-cell>
        </table:table-row>
      </table:table>
      <text:h text:style-name="P2" text:outline-level="3"><text:span text:style-name="Strong"><text:span text:style-name="T9">4.3. </text:span></text:span><text:span text:style-name="Emphasis"><text:span text:style-name="T10">@PathVariable</text:span></text:span><text:span text:style-name="Strong"><text:span text:style-name="T9"> With RegEx</text:span></text:span></text:h>
      <text:p text:style-name="P4"><text:span text:style-name="T7">Regular expressions can also be used when mapping the </text:span><text:span text:style-name="Emphasis"><text:span text:style-name="T7">@PathVariable</text:span></text:span><text:span text:style-name="T7">; for example, we will restrict the mapping to only accept numerical values for the </text:span><text:span text:style-name="Emphasis"><text:span text:style-name="T7">id</text:span></text:span><text:span text:style-name="T7">:</text:span></text:p>
      <table:table table:name="Table21" table:style-name="Table21">
        <table:table-column table:style-name="Table21.A"/>
        <table:table-column table:style-name="Table21.B"/>
        <table:table-row table:style-name="Table21.1">
          <table:table-cell table:style-name="Table21.A1" office:value-type="string">
            <text:p text:style-name="Standard">1</text:p>
            <text:p text:style-name="Standard">2</text:p>
            <text:p text:style-name="Standard">3</text:p>
            <text:p text:style-name="Standard">4</text:p>
            <text:p text:style-name="Standard">5</text:p>
            <text:p text:style-name="P106">6</text:p>
          </table:table-cell>
          <table:table-cell table:style-name="Table21.A1" office:value-type="string">
            <text:p text:style-name="Standard"><text:span text:style-name="HTML_20_Code"><text:span text:style-name="T18">@RequestMapping(value = "/ex/bars/{numericId:[\\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text:span></text:span> <text:span text:style-name="HTML_20_Code"><text:span text:style-name="T18">getBarsBySimplePathWithPathVariable(</text:span></text:span></text:p>
            <text:p text:style-name="Standard"><text:span text:style-name="HTML_20_Code"><text:span text:style-name="T18">  @PathVariable long numeric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numericId;</text:span></text:span></text:p>
            <text:p text:style-name="P106"><text:span text:style-name="HTML_20_Code"><text:span text:style-name="T18">}</text:span></text:span></text:p>
          </table:table-cell>
        </table:table-row>
      </table:table>
      <text:p text:style-name="P5">This will mean that the following URIs will match:</text:p>
      <table:table table:name="Table22" table:style-name="Table22">
        <table:table-column table:style-name="Table22.A"/>
        <table:table-column table:style-name="Table22.B"/>
        <table:table-row table:style-name="Table22.1">
          <table:table-cell table:style-name="Table22.A1" office:value-type="string">
            <text:p text:style-name="P106">1</text:p>
          </table:table-cell>
          <table:table-cell table:style-name="Table22.A1" office:value-type="string">
            <text:p text:style-name="P106"><text:span text:style-name="HTML_20_Code"><text:span text:style-name="T18">http://localhost:8080/spring-rest/ex/bars/1</text:span></text:span></text:p>
          </table:table-cell>
        </table:table-row>
      </table:table>
      <text:p text:style-name="P5">But this will not:</text:p>
      <table:table table:name="Table23" table:style-name="Table23">
        <table:table-column table:style-name="Table23.A"/>
        <table:table-column table:style-name="Table23.B"/>
        <table:table-row table:style-name="Table23.1">
          <table:table-cell table:style-name="Table23.A1" office:value-type="string">
            <text:p text:style-name="P106">1</text:p>
          </table:table-cell>
          <table:table-cell table:style-name="Table23.A1" office:value-type="string">
            <text:p text:style-name="P106"><text:span text:style-name="HTML_20_Code"><text:span text:style-name="T18">http://localhost:8080/spring-rest/ex/bars/abc</text:span></text:span></text:p>
          </table:table-cell>
        </table:table-row>
      </table:table>
      <text:h text:style-name="P1" text:outline-level="2"><text:span text:style-name="Strong"><text:span text:style-name="T5">5. </text:span></text:span><text:span text:style-name="Emphasis"><text:span text:style-name="T6">RequestMapping</text:span></text:span><text:span text:style-name="Strong"><text:span text:style-name="T5"> With Request Parameters</text:span></text:span></text:h>
      <text:p text:style-name="P4"><text:span text:style-name="T7">@RequestMapping allows easy </text:span><text:span text:style-name="Strong"><text:span text:style-name="T7">mapping of URL parameters with the </text:span></text:span><text:span text:style-name="Emphasis"><text:span text:style-name="T8">@RequestParam</text:span></text:span><text:span text:style-name="Strong"><text:span text:style-name="T7"> annotation</text:span></text:span><text:span text:style-name="T7">.</text:span></text:p>
      <text:p text:style-name="P5">We are now mapping a request to a URI such as:</text:p>
      <table:table table:name="Table24" table:style-name="Table24">
        <table:table-column table:style-name="Table24.A"/>
        <table:table-column table:style-name="Table24.B"/>
        <text:soft-page-break/>
        <table:table-row table:style-name="Table24.1">
          <table:table-cell table:style-name="Table24.A1" office:value-type="string">
            <text:p text:style-name="P106">1</text:p>
          </table:table-cell>
          <table:table-cell table:style-name="Table24.A1" office:value-type="string">
            <text:p text:style-name="P106"><text:span text:style-name="HTML_20_Code"><text:span text:style-name="T18">http://localhost:8080/spring-rest/ex/bars?id=100</text:span></text:span></text:p>
          </table:table-cell>
        </table:table-row>
        <table:table-row table:style-name="Table24.1">
          <table:table-cell table:style-name="Table24.A1" office:value-type="string">
            <text:p text:style-name="Standard">1</text:p>
            <text:p text:style-name="Standard">2</text:p>
            <text:p text:style-name="Standard">3</text:p>
            <text:p text:style-name="Standard">4</text:p>
            <text:p text:style-name="Standard">5</text:p>
            <text:p text:style-name="P106">6</text:p>
          </table:table-cell>
          <table:table-cell table:style-name="Table24.A1" office:value-type="string">
            <text:p text:style-name="Standard"><text:span text:style-name="HTML_20_Code"><text:span text:style-name="T18">@RequestMapping(value = "/ex/bars",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BarBySimplePathWithRequestParam(</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id;</text:span></text:span></text:p>
            <text:p text:style-name="P106"><text:span text:style-name="HTML_20_Code"><text:span text:style-name="T18">}</text:span></text:span></text:p>
          </table:table-cell>
        </table:table-row>
      </table:table>
      <text:p text:style-name="P4"><text:span text:style-name="T7">We are then extracting the value of the </text:span><text:span text:style-name="Emphasis"><text:span text:style-name="T7">id</text:span></text:span><text:span text:style-name="T7"> parameter using the </text:span><text:span text:style-name="Emphasis"><text:span text:style-name="T7">@RequestParam(“id”)</text:span></text:span><text:span text:style-name="T7"> annotation in the controller method signature.</text:span></text:p>
      <text:p text:style-name="P4"><text:span text:style-name="T7">To send a request with the </text:span><text:span text:style-name="Emphasis"><text:span text:style-name="T7">id</text:span></text:span><text:span text:style-name="T7"> parameter, we'll use the parameter support in </text:span><text:span text:style-name="Emphasis"><text:span text:style-name="T7">curl</text:span></text:span><text:span text:style-name="T7">:</text:span></text:p>
      <table:table table:name="Table25" table:style-name="Table25">
        <table:table-column table:style-name="Table25.A"/>
        <table:table-column table:style-name="Table25.B"/>
        <table:table-row table:style-name="Table25.1">
          <table:table-cell table:style-name="Table25.A1" office:value-type="string">
            <text:p text:style-name="P106">1</text:p>
          </table:table-cell>
          <table:table-cell table:style-name="Table25.A1" office:value-type="string">
            <text:p text:style-name="P106"><text:span text:style-name="HTML_20_Code"><text:span text:style-name="T18">curl -i -d id=100 http://localhost:8080/spring-rest/ex/bars</text:span></text:span></text:p>
          </table:table-cell>
        </table:table-row>
      </table:table>
      <text:p text:style-name="P5">In this example, the parameter was bound directly without having been declared first.</text:p>
      <text:p text:style-name="P4"><text:span text:style-name="T7">For more advanced scenarios, </text:span><text:span text:style-name="Emphasis"><text:span text:style-name="T8">@RequestMapping</text:span></text:span><text:span text:style-name="Strong"><text:span text:style-name="T7"> can optionally define the parameters</text:span></text:span><text:span text:style-name="T7"> – as yet another way of narrowing the request mapping:</text:span></text:p>
      <table:table table:name="Table26" table:style-name="Table26">
        <table:table-column table:style-name="Table26.A"/>
        <table:table-column table:style-name="Table26.B"/>
        <table:table-row table:style-name="Table26.1">
          <table:table-cell table:style-name="Table26.A1" office:value-type="string">
            <text:p text:style-name="Standard">1</text:p>
            <text:p text:style-name="Standard">2</text:p>
            <text:p text:style-name="Standard">3</text:p>
            <text:p text:style-name="Standard">4</text:p>
            <text:p text:style-name="Standard">5</text:p>
            <text:p text:style-name="P106">6</text:p>
          </table:table-cell>
          <table:table-cell table:style-name="Table26.A1" office:value-type="string">
            <text:p text:style-name="Standard"><text:span text:style-name="HTML_20_Code"><text:span text:style-name="T18">@RequestMapping(value = "/ex/bars", params = "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BarBySimplePathWithExplicitRequestParam(</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id;</text:span></text:span></text:p>
            <text:p text:style-name="P106"><text:span text:style-name="HTML_20_Code"><text:span text:style-name="T18">}</text:span></text:span></text:p>
          </table:table-cell>
        </table:table-row>
      </table:table>
      <text:p text:style-name="P4"><text:span text:style-name="T7">Even more flexible mappings are allowed – multiple </text:span><text:span text:style-name="Emphasis"><text:span text:style-name="T7">params</text:span></text:span><text:span text:style-name="T7"> values can be set, and not all of them have to be used:</text:span></text:p>
      <table:table table:name="Table27" table:style-name="Table27">
        <table:table-column table:style-name="Table27.A"/>
        <table:table-column table:style-name="Table27.B"/>
        <table:table-row table:style-name="Table27.1">
          <table:table-cell table:style-name="Table27.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Standard">8</text:p>
            <text:p text:style-name="P106">9</text:p>
          </table:table-cell>
          <table:table-cell table:style-name="Table27.A1" office:value-type="string">
            <text:p text:style-name="Standard"><text:span text:style-name="HTML_20_Code"><text:span text:style-name="T18">@RequestMapping(</text:span></text:span></text:p>
            <text:p text:style-name="Standard"><text:span text:style-name="HTML_20_Code"><text:span text:style-name="T18">  value = "/ex/bars", </text:span></text:span></text:p>
            <text:p text:style-name="Standard"><text:span text:style-name="HTML_20_Code"><text:span text:style-name="T18">  params = { "id", "second"</text:span></text:span> <text:span text:style-name="HTML_20_Code"><text:span text:style-name="T18">}, </text:span></text:span></text:p>
            <text:p text:style-name="Standard"><text:span text:style-name="HTML_20_Code"><text:span text:style-name="T18">  method = GET)</text:span></text:span></text:p>
            <text:p text:style-name="Standard"><text:span text:style-name="HTML_20_Code"><text:span text:style-name="T18">@ResponseBody</text:span></text:span></text:p>
            <text:p text:style-name="Standard"><text:soft-page-break/><text:span text:style-name="HTML_20_Code"><text:span text:style-name="T18">public</text:span></text:span> <text:span text:style-name="HTML_20_Code"><text:span text:style-name="T18">String getBarBySimplePathWithExplicitRequestParams(</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Narrow Get a specific Bar with id="</text:span></text:span> <text:span text:style-name="HTML_20_Code"><text:span text:style-name="T18">+ id;</text:span></text:span></text:p>
            <text:p text:style-name="P106"><text:span text:style-name="HTML_20_Code"><text:span text:style-name="T18">}</text:span></text:span></text:p>
          </table:table-cell>
        </table:table-row>
      </table:table>
      <text:p text:style-name="P5">And of course, a request to a URI such as:</text:p>
      <table:table table:name="Table28" table:style-name="Table28">
        <table:table-column table:style-name="Table28.A"/>
        <table:table-column table:style-name="Table28.B"/>
        <table:table-row table:style-name="Table28.1">
          <table:table-cell table:style-name="Table28.A1" office:value-type="string">
            <text:p text:style-name="P106">1</text:p>
          </table:table-cell>
          <table:table-cell table:style-name="Table28.A1" office:value-type="string">
            <text:p text:style-name="P106"><text:span text:style-name="HTML_20_Code"><text:span text:style-name="T18">http://localhost:8080/spring-rest/ex/bars?id=100&amp;second=something</text:span></text:span></text:p>
          </table:table-cell>
        </table:table-row>
      </table:table>
      <text:p text:style-name="P4"><text:span text:style-name="T7">Will always be mapped to the best match – which is the narrower match, which defines both the </text:span><text:span text:style-name="Emphasis"><text:span text:style-name="T7">id</text:span></text:span><text:span text:style-name="T7"> and the </text:span><text:span text:style-name="Emphasis"><text:span text:style-name="T7">second</text:span></text:span><text:span text:style-name="T7"> parameter.</text:span></text:p>
      <text:h text:style-name="P1" text:outline-level="2"><text:span text:style-name="Strong"><text:span text:style-name="T5">6. </text:span></text:span><text:span text:style-name="Emphasis"><text:span text:style-name="T6">RequestMapping</text:span></text:span><text:span text:style-name="Strong"><text:span text:style-name="T5"> Corner Cases</text:span></text:span></text:h>
      <text:h text:style-name="P2" text:outline-level="3"><text:span text:style-name="Strong"><text:span text:style-name="T9">6.1. </text:span></text:span><text:span text:style-name="Emphasis"><text:span text:style-name="T10">@RequestMapping</text:span></text:span><text:span text:style-name="Strong"><text:span text:style-name="T9"> – Multiple Paths Mapped to the Same Controller Method</text:span></text:span></text:h>
      <text:p text:style-name="P4"><text:span text:style-name="T7">Although a single </text:span><text:span text:style-name="Emphasis"><text:span text:style-name="T7">@RequestMapping</text:span></text:span><text:span text:style-name="T7"> path value is usually used for a single controller method, this is just good practice, not a hard and fast rule – there are some cases where mapping multiple requests to the same method may be necessary. For that case, </text:span><text:span text:style-name="Strong"><text:span text:style-name="T7">the </text:span></text:span><text:span text:style-name="Emphasis"><text:span text:style-name="T8">value</text:span></text:span><text:span text:style-name="Strong"><text:span text:style-name="T7"> attribute of </text:span></text:span><text:span text:style-name="Emphasis"><text:span text:style-name="T8">@RequestMapping</text:span></text:span><text:span text:style-name="Strong"><text:span text:style-name="T7"> does accept multiple mappings</text:span></text:span><text:span text:style-name="T7">, not just a single one:</text:span></text:p>
      <table:table table:name="Table29" table:style-name="Table29">
        <table:table-column table:style-name="Table29.A"/>
        <table:table-column table:style-name="Table29.B"/>
        <table:table-row table:style-name="Table29.1">
          <table:table-cell table:style-name="Table29.A1" office:value-type="string">
            <text:p text:style-name="Standard">1</text:p>
            <text:p text:style-name="Standard">2</text:p>
            <text:p text:style-name="Standard">3</text:p>
            <text:p text:style-name="Standard">4</text:p>
            <text:p text:style-name="Standard">5</text:p>
            <text:p text:style-name="Standard">6</text:p>
            <text:p text:style-name="P106">7</text:p>
          </table:table-cell>
          <table:table-cell table:style-name="Table29.A1" office:value-type="string">
            <text:p text:style-name="Standard"><text:span text:style-name="HTML_20_Code"><text:span text:style-name="T18">@RequestMapping(</text:span></text:span></text:p>
            <text:p text:style-name="Standard"><text:span text:style-name="HTML_20_Code"><text:span text:style-name="T18">  value = { "/ex/advanced/bars", "/ex/advanced/foos"</text:span></text:span> <text:span text:style-name="HTML_20_Code"><text:span text:style-name="T18">}, </text:span></text:span></text:p>
            <text:p text:style-name="Standard"><text:span text:style-name="HTML_20_Code"><text:span text:style-name="T18">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OrBarsByPath() {</text:span></text:span></text:p>
            <text:p text:style-name="Standard"><text:span text:style-name="HTML_20_Code"><text:span text:style-name="T18">    return</text:span></text:span> <text:span text:style-name="HTML_20_Code"><text:span text:style-name="T18">"Advanced - Get some Foos or Bars";</text:span></text:span></text:p>
            <text:p text:style-name="P106"><text:span text:style-name="HTML_20_Code"><text:span text:style-name="T18">}</text:span></text:span></text:p>
          </table:table-cell>
        </table:table-row>
      </table:table>
      <text:p text:style-name="P5">Now, both of these curl commands should hit the same method:</text:p>
      <table:table table:name="Table30" table:style-name="Table30">
        <table:table-column table:style-name="Table30.A"/>
        <table:table-column table:style-name="Table30.B"/>
        <table:table-row table:style-name="Table30.1">
          <table:table-cell table:style-name="Table30.A1" office:value-type="string">
            <text:p text:style-name="Standard">1</text:p>
            <text:p text:style-name="P106">2</text:p>
          </table:table-cell>
          <table:table-cell table:style-name="Table30.A1" office:value-type="string">
            <text:p text:style-name="Standard"><text:span text:style-name="HTML_20_Code"><text:span text:style-name="T18">curl -i http://localhost:8080/spring-rest/ex/advanced/foos</text:span></text:span></text:p>
            <text:p text:style-name="P106"><text:span text:style-name="HTML_20_Code"><text:span text:style-name="T18">curl -i http://localhost:8080/spring-rest/ex/advanced/bars</text:span></text:span></text:p>
          </table:table-cell>
        </table:table-row>
      </table:table>
      <text:h text:style-name="P2" text:outline-level="3"><text:soft-page-break/><text:span text:style-name="Strong"><text:span text:style-name="T9">6.2. </text:span></text:span><text:span text:style-name="Emphasis"><text:span text:style-name="T10">@RequestMapping</text:span></text:span><text:span text:style-name="Strong"><text:span text:style-name="T9"> – Multiple HTTP Request Methods to the Same Controller Method</text:span></text:span></text:h>
      <text:p text:style-name="P5">Multiple requests using different HTTP verbs can be mapped to the same controller method:</text:p>
      <table:table table:name="Table31" table:style-name="Table31">
        <table:table-column table:style-name="Table31.A"/>
        <table:table-column table:style-name="Table31.B"/>
        <table:table-row table:style-name="Table31.1">
          <table:table-cell table:style-name="Table3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P106">8</text:p>
          </table:table-cell>
          <table:table-cell table:style-name="Table31.A1" office:value-type="string">
            <text:p text:style-name="Standard"><text:span text:style-name="HTML_20_Code"><text:span text:style-name="T18">@RequestMapping(</text:span></text:span></text:p>
            <text:p text:style-name="Standard"><text:span text:style-name="HTML_20_Code"><text:span text:style-name="T18">  value = "/ex/foos/multiple", </text:span></text:span></text:p>
            <text:p text:style-name="Standard"><text:span text:style-name="HTML_20_Code"><text:span text:style-name="T18">  method = { RequestMethod.PUT, RequestMethod.POST }</text:span></text:span></text:p>
            <text:p text:style-name="Standard"><text:span text:style-name="HTML_20_Code"><text:span text:style-name="T18">)</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putAndPostFoos() {</text:span></text:span></text:p>
            <text:p text:style-name="Standard"><text:span text:style-name="HTML_20_Code"><text:span text:style-name="T18">    return</text:span></text:span> <text:span text:style-name="HTML_20_Code"><text:span text:style-name="T18">"Advanced - PUT and POST within single method";</text:span></text:span></text:p>
            <text:p text:style-name="P106"><text:span text:style-name="HTML_20_Code"><text:span text:style-name="T18">}</text:span></text:span></text:p>
          </table:table-cell>
        </table:table-row>
      </table:table>
      <text:p text:style-name="P4"><text:span text:style-name="T7">With </text:span><text:span text:style-name="Emphasis"><text:span text:style-name="T7">curl</text:span></text:span><text:span text:style-name="T7">, both of these will now hit the same method:</text:span></text:p>
      <table:table table:name="Table32" table:style-name="Table32">
        <table:table-column table:style-name="Table32.A"/>
        <table:table-column table:style-name="Table32.B"/>
        <table:table-row table:style-name="Table32.1">
          <table:table-cell table:style-name="Table32.A1" office:value-type="string">
            <text:p text:style-name="Standard">1</text:p>
            <text:p text:style-name="P106">2</text:p>
          </table:table-cell>
          <table:table-cell table:style-name="Table32.A1" office:value-type="string">
            <text:p text:style-name="Standard"><text:span text:style-name="HTML_20_Code"><text:span text:style-name="T18">curl -i -X POST http://localhost:8080/spring-rest/ex/foos/multiple</text:span></text:span></text:p>
            <text:p text:style-name="P106"><text:span text:style-name="HTML_20_Code"><text:span text:style-name="T18">curl -i -X PUT http://localhost:8080/spring-rest/ex/foos/multiple</text:span></text:span></text:p>
          </table:table-cell>
        </table:table-row>
      </table:table>
      <text:h text:style-name="P2" text:outline-level="3"><text:span text:style-name="Strong"><text:span text:style-name="T9">6.3. </text:span></text:span><text:span text:style-name="Emphasis"><text:span text:style-name="T10">@RequestMapping</text:span></text:span><text:span text:style-name="Strong"><text:span text:style-name="T9"> – a Fallback for All Requests</text:span></text:span></text:h>
      <text:p text:style-name="P5">To implement a simple fallback for all requests using a particular HTTP method – for example, for a GET:</text:p>
      <table:table table:name="Table33" table:style-name="Table33">
        <table:table-column table:style-name="Table33.A"/>
        <table:table-column table:style-name="Table33.B"/>
        <table:table-row table:style-name="Table33.1">
          <table:table-cell table:style-name="Table33.A1" office:value-type="string">
            <text:p text:style-name="Standard">1</text:p>
            <text:p text:style-name="Standard">2</text:p>
            <text:p text:style-name="Standard">3</text:p>
            <text:p text:style-name="Standard">4</text:p>
            <text:p text:style-name="P106">5</text:p>
          </table:table-cell>
          <table:table-cell table:style-name="Table33.A1" office:value-type="string">
            <text:p text:style-name="Standard"><text:span text:style-name="HTML_20_Code"><text:span text:style-name="T18">@RequestMapping(value = "*", method = RequestMethod.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allback() {</text:span></text:span></text:p>
            <text:p text:style-name="Standard"><text:span text:style-name="HTML_20_Code"><text:span text:style-name="T18">    return</text:span></text:span> <text:span text:style-name="HTML_20_Code"><text:span text:style-name="T18">"Fallback for GET Requests";</text:span></text:span></text:p>
            <text:p text:style-name="P106"><text:span text:style-name="HTML_20_Code"><text:span text:style-name="T18">}</text:span></text:span></text:p>
          </table:table-cell>
        </table:table-row>
      </table:table>
      <text:p text:style-name="P5">Or even for all requests:</text:p>
      <table:table table:name="Table34" table:style-name="Table34">
        <table:table-column table:style-name="Table34.A"/>
        <table:table-column table:style-name="Table34.B"/>
        <table:table-row table:style-name="Table34.1">
          <table:table-cell table:style-name="Table34.A1" office:value-type="string">
            <text:p text:style-name="Standard">1</text:p>
            <text:p text:style-name="Standard">2</text:p>
            <text:p text:style-name="Standard"><text:soft-page-break/>3</text:p>
            <text:p text:style-name="Standard">4</text:p>
            <text:p text:style-name="Standard">5</text:p>
            <text:p text:style-name="Standard">6</text:p>
            <text:p text:style-name="P106">7</text:p>
          </table:table-cell>
          <table:table-cell table:style-name="Table34.A1" office:value-type="string">
            <text:p text:style-name="Standard"><text:span text:style-name="HTML_20_Code"><text:span text:style-name="T18">@RequestMapping(</text:span></text:span></text:p>
            <text:p text:style-name="Standard"><text:span text:style-name="HTML_20_Code"><text:span text:style-name="T18">  value = "*", </text:span></text:span></text:p>
            <text:p text:style-name="Standard"><text:soft-page-break/><text:span text:style-name="HTML_20_Code"><text:span text:style-name="T18">  method = { RequestMethod.GET, RequestMethod.POST ... })</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allFallback() {</text:span></text:span></text:p>
            <text:p text:style-name="Standard"><text:span text:style-name="HTML_20_Code"><text:span text:style-name="T18">    return</text:span></text:span> <text:span text:style-name="HTML_20_Code"><text:span text:style-name="T18">"Fallback for All Requests";</text:span></text:span></text:p>
            <text:p text:style-name="P106"><text:span text:style-name="HTML_20_Code"><text:span text:style-name="T18">}</text:span></text:span></text:p>
          </table:table-cell>
        </table:table-row>
      </table:table>
      <text:h text:style-name="P2" text:outline-level="3"><text:span text:style-name="Strong"><text:span text:style-name="T9">6.4. Ambiguous Mapping Error</text:span></text:span></text:h>
      <text:p text:style-name="P5">The ambiguous mapping error occurs when Spring evaluates two or more request mappings to be the same for different controller methods.  A request mapping is the same when it has the same HTTP method, URL, parameters, headers, and media type. This, for example, is an ambiguous mapping:</text:p>
      <table:table table:name="Table35" table:style-name="Table35">
        <table:table-column table:style-name="Table35.A"/>
        <table:table-column table:style-name="Table35.B"/>
        <table:table-row table:style-name="Table35.1">
          <table:table-cell table:style-name="Table35.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106">9</text:p>
          </table:table-cell>
          <table:table-cell table:style-name="Table35.A1" office:value-type="string">
            <text:p text:style-name="Standard"><text:span text:style-name="HTML_20_Code"><text:span text:style-name="T18">@GetMapping(value = "foos/duplicate"</text:span></text:span> <text:span text:style-name="HTML_20_Code"><text:span text:style-name="T18">)</text:span></text:span></text:p>
            <text:p text:style-name="Standard"><text:span text:style-name="HTML_20_Code"><text:span text:style-name="T18">public</text:span></text:span> <text:span text:style-name="HTML_20_Code"><text:span text:style-name="T18">String duplicate() {</text:span></text:span></text:p>
            <text:p text:style-name="Standard"><text:span text:style-name="HTML_20_Code"><text:span text:style-name="T18">    return</text:span></text:span> <text:span text:style-name="HTML_20_Code"><text:span text:style-name="T18">"Duplicate";</text:span></text:span></text:p>
            <text:p text:style-name="Standard"><text:span text:style-name="HTML_20_Code"><text:span text:style-name="T18">}</text:span></text:span></text:p>
            <text:p text:style-name="Standard"> </text:p>
            <text:p text:style-name="Standard"><text:span text:style-name="HTML_20_Code"><text:span text:style-name="T18">@GetMapping(value = "foos/duplicate"</text:span></text:span> <text:span text:style-name="HTML_20_Code"><text:span text:style-name="T18">)</text:span></text:span></text:p>
            <text:p text:style-name="Standard"><text:span text:style-name="HTML_20_Code"><text:span text:style-name="T18">public</text:span></text:span> <text:span text:style-name="HTML_20_Code"><text:span text:style-name="T18">String duplicateEx() {</text:span></text:span></text:p>
            <text:p text:style-name="Standard"><text:span text:style-name="HTML_20_Code"><text:span text:style-name="T18">    return</text:span></text:span> <text:span text:style-name="HTML_20_Code"><text:span text:style-name="T18">"Duplicate";</text:span></text:span></text:p>
            <text:p text:style-name="P106"><text:span text:style-name="HTML_20_Code"><text:span text:style-name="T18">}</text:span></text:span></text:p>
          </table:table-cell>
        </table:table-row>
      </table:table>
      <text:p text:style-name="P5">The exception thrown usually does have error messages along these lines:</text:p>
      <table:table table:name="Table36" table:style-name="Table36">
        <table:table-column table:style-name="Table36.A"/>
        <table:table-column table:style-name="Table36.B"/>
        <table:table-row table:style-name="Table36.1">
          <table:table-cell table:style-name="Table36.A1" office:value-type="string">
            <text:p text:style-name="Standard">1</text:p>
            <text:p text:style-name="Standard">2</text:p>
            <text:p text:style-name="Standard">3</text:p>
            <text:p text:style-name="Standard">4</text:p>
            <text:p text:style-name="Standard">5</text:p>
            <text:p text:style-name="P106">6</text:p>
          </table:table-cell>
          <table:table-cell table:style-name="Table36.A1" office:value-type="string">
            <text:p text:style-name="Standard"><text:span text:style-name="HTML_20_Code"><text:span text:style-name="T18">Caused by: java.lang.IllegalStateException: Ambiguous mapping.</text:span></text:span></text:p>
            <text:p text:style-name="Standard"><text:span text:style-name="HTML_20_Code"><text:span text:style-name="T18">  Cannot map 'fooMappingExamplesController'</text:span></text:span> <text:span text:style-name="HTML_20_Code"><text:span text:style-name="T18">method </text:span></text:span></text:p>
            <text:p text:style-name="Standard"><text:span text:style-name="HTML_20_Code"><text:span text:style-name="T18">  public</text:span></text:span> <text:span text:style-name="HTML_20_Code"><text:span text:style-name="T18">java.lang.String</text:span></text:span> <text:span text:style-name="HTML_20_Code"><text:span text:style-name="T18">org.baeldung.web.controller.FooMappingExamplesController.duplicateEx()</text:span></text:span></text:p>
            <text:p text:style-name="Standard"><text:span text:style-name="HTML_20_Code"><text:span text:style-name="T18">  to {[/ex/foos/duplicate],methods=[GET]}:</text:span></text:span></text:p>
            <text:p text:style-name="Standard"><text:span text:style-name="HTML_20_Code"><text:span text:style-name="T18">  There is</text:span></text:span> <text:span text:style-name="HTML_20_Code"><text:span text:style-name="T18">already 'fooMappingExamplesController'</text:span></text:span> <text:span text:style-name="HTML_20_Code"><text:span text:style-name="T18">bean method</text:span></text:span></text:p>
            <text:p text:style-name="P106"><text:span text:style-name="HTML_20_Code"><text:span text:style-name="T18">  public</text:span></text:span> <text:span text:style-name="HTML_20_Code"><text:span text:style-name="T18">java.lang.String</text:span></text:span> <text:span text:style-name="HTML_20_Code"><text:span text:style-name="T18">org.baeldung.web.controller.FooMappingExamplesController.duplicate() mapped.</text:span></text:span></text:p>
          </table:table-cell>
        </table:table-row>
      </table:table>
      <text:p text:style-name="P4"><text:soft-page-break/><text:span text:style-name="T7">A careful reading of the error message points to the fact that Spring is unable to map the method </text:span><text:span text:style-name="Emphasis"><text:span text:style-name="T7">org.baeldung.web.controller.FooMappingExamplesController.duplicateEx() </text:span></text:span><text:span text:style-name="T7">as it has a conflicting mapping with an already mapped </text:span><text:span text:style-name="Emphasis"><text:span text:style-name="T7">org.baeldung.web.controller.FooMappingExamplesController.duplicate().</text:span></text:span></text:p>
      <text:p text:style-name="P4"><text:span text:style-name="Strong"><text:span text:style-name="T7">The code snippet below will not result in ambiguous mapping error because both methods return different content types:</text:span></text:span></text:p>
      <table:table table:name="Table37" table:style-name="Table37">
        <table:table-column table:style-name="Table37.A"/>
        <table:table-column table:style-name="Table37.B"/>
        <table:table-row table:style-name="Table37.1">
          <table:table-cell table:style-name="Table37.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106">9</text:p>
          </table:table-cell>
          <table:table-cell table:style-name="Table37.A1" office:value-type="string">
            <text:p text:style-name="Standard"><text:span text:style-name="HTML_20_Code"><text:span text:style-name="T18">@GetMapping(value = "foos/duplicate", produces = MediaType.APPLICATION_XML_VALUE)</text:span></text:span></text:p>
            <text:p text:style-name="Standard"><text:span text:style-name="HTML_20_Code"><text:span text:style-name="T18">public</text:span></text:span> <text:span text:style-name="HTML_20_Code"><text:span text:style-name="T18">String duplicateXml() {</text:span></text:span></text:p>
            <text:p text:style-name="Standard"><text:span text:style-name="HTML_20_Code"><text:span text:style-name="T18">    return</text:span></text:span> <text:span text:style-name="HTML_20_Code"><text:span text:style-name="T18">"&lt;message&gt;Duplicate&lt;/message&gt;";</text:span></text:span></text:p>
            <text:p text:style-name="Standard"><text:span text:style-name="HTML_20_Code"><text:span text:style-name="T18">}</text:span></text:span></text:p>
            <text:p text:style-name="Standard"><text:span text:style-name="HTML_20_Code"><text:span text:style-name="T18">    </text:span></text:span> </text:p>
            <text:p text:style-name="Standard"><text:span text:style-name="HTML_20_Code"><text:span text:style-name="T18">@GetMapping(value = "foos/duplicate", produces = MediaType.APPLICATION_JSON_VALUE)</text:span></text:span></text:p>
            <text:p text:style-name="Standard"><text:span text:style-name="HTML_20_Code"><text:span text:style-name="T18">public</text:span></text:span> <text:span text:style-name="HTML_20_Code"><text:span text:style-name="T18">String duplicateJson() {</text:span></text:span></text:p>
            <text:p text:style-name="Standard"><text:span text:style-name="HTML_20_Code"><text:span text:style-name="T18">    return</text:span></text:span> <text:span text:style-name="HTML_20_Code"><text:span text:style-name="T18">"{\"message\":\"Duplicate\"}";</text:span></text:span></text:p>
            <text:p text:style-name="P106"><text:span text:style-name="HTML_20_Code"><text:span text:style-name="T18">}</text:span></text:span></text:p>
          </table:table-cell>
        </table:table-row>
      </table:table>
      <text:p text:style-name="P4"><text:span text:style-name="T7">This differentiation allows our controller to return the correct data representation based on the </text:span><text:span text:style-name="Emphasis"><text:span text:style-name="T7">Accepts</text:span></text:span><text:span text:style-name="T7"> header supplied in the request.</text:span></text:p>
      <text:p text:style-name="P5">Another way to resolve this is to update the URL assigned to either of the two methods involved.</text:p>
      <text:h text:style-name="P1" text:outline-level="2"><text:span text:style-name="Strong"><text:span text:style-name="T5">7. New Request Mapping Shortcuts</text:span></text:span></text:h>
      <text:p text:style-name="P4"><text:span text:style-name="T7">Spring Framework 4.3 introduced </text:span><text:a xlink:type="simple" xlink:href="https://www.baeldung.com/spring-new-requestmapping-shortcuts" text:style-name="Internet_20_link" text:visited-style-name="Visited_20_Internet_20_Link"><text:span text:style-name="T19">a few new</text:span></text:a><text:span text:style-name="T7"> HTTP mapping annotations, all based on </text:span><text:span text:style-name="Emphasis"><text:span text:style-name="T7">@RequestMapping</text:span></text:span><text:span text:style-name="T7">:</text:span></text:p>
      <text:list xml:id="list1699742924" text:style-name="WWNum1">
        <text:list-item>
          <text:p text:style-name="P127"><text:span text:style-name="Emphasis"><text:span text:style-name="T7">@GetMapping</text:span></text:span></text:p>
        </text:list-item>
        <text:list-item>
          <text:p text:style-name="P131"><text:span text:style-name="Emphasis"><text:span text:style-name="T7">@PostMapping</text:span></text:span></text:p>
        </text:list-item>
        <text:list-item>
          <text:p text:style-name="P131"><text:span text:style-name="Emphasis"><text:span text:style-name="T7">@PutMapping</text:span></text:span></text:p>
        </text:list-item>
        <text:list-item>
          <text:p text:style-name="P131"><text:span text:style-name="Emphasis"><text:span text:style-name="T7">@DeleteMapping</text:span></text:span></text:p>
        </text:list-item>
        <text:list-item>
          <text:p text:style-name="P135"><text:span text:style-name="Emphasis"><text:span text:style-name="T7">@PatchMapping</text:span></text:span></text:p>
        </text:list-item>
      </text:list>
      <text:p text:style-name="P5"><text:soft-page-break/>These new annotations can improve the readability and reduce the verbosity of the code. Let us look at these new annotations in action by creating a RESTful API that supports CRUD operations:</text:p>
      <table:table table:name="Table38" table:style-name="Table38">
        <table:table-column table:style-name="Table38.A"/>
        <table:table-column table:style-name="Table38.B"/>
        <table:table-row table:style-name="Table38.1">
          <table:table-cell table:style-name="Table38.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Standard">15</text:p>
            <text:p text:style-name="Standard">16</text:p>
            <text:p text:style-name="Standard">17</text:p>
            <text:p text:style-name="Standard">18</text:p>
            <text:p text:style-name="Standard">19</text:p>
            <text:p text:style-name="Standard">20</text:p>
            <text:p text:style-name="P106">21</text:p>
          </table:table-cell>
          <table:table-cell table:style-name="Table38.A1" office:value-type="string">
            <text:p text:style-name="Standard"><text:span text:style-name="HTML_20_Code"><text:span text:style-name="T18">@GetMapping("/{id}")</text:span></text:span></text:p>
            <text:p text:style-name="Standard"><text:span text:style-name="HTML_20_Code"><text:span text:style-name="T18">public</text:span></text:span> <text:span text:style-name="HTML_20_Code"><text:span text:style-name="T18">ResponseEntity&lt;?&gt; getBazz(@PathVariable</text:span></text:span> <text:span text:style-name="HTML_20_Code"><text:span text:style-name="T18">String id){</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Bazz"+id), HttpStatus.OK);</text:span></text:span></text:p>
            <text:p text:style-name="Standard"><text:span text:style-name="HTML_20_Code"><text:span text:style-name="T18">}</text:span></text:span></text:p>
            <text:p text:style-name="Standard"> </text:p>
            <text:p text:style-name="Standard"><text:span text:style-name="HTML_20_Code"><text:span text:style-name="T18">@PostMapping</text:span></text:span></text:p>
            <text:p text:style-name="Standard"><text:span text:style-name="HTML_20_Code"><text:span text:style-name="T18">public</text:span></text:span> <text:span text:style-name="HTML_20_Code"><text:span text:style-name="T18">ResponseEntity&lt;?&gt; newBazz(@RequestParam("name") String name){</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5", name), HttpStatus.OK);</text:span></text:span></text:p>
            <text:p text:style-name="Standard"><text:span text:style-name="HTML_20_Code"><text:span text:style-name="T18">}</text:span></text:span></text:p>
            <text:p text:style-name="Standard"> </text:p>
            <text:p text:style-name="Standard"><text:span text:style-name="HTML_20_Code"><text:span text:style-name="T18">@PutMapping("/{id}")</text:span></text:span></text:p>
            <text:p text:style-name="Standard"><text:span text:style-name="HTML_20_Code"><text:span text:style-name="T18">public</text:span></text:span> <text:span text:style-name="HTML_20_Code"><text:span text:style-name="T18">ResponseEntity&lt;?&gt; updateBazz(</text:span></text:span></text:p>
            <text:p text:style-name="Standard"><text:span text:style-name="HTML_20_Code"><text:span text:style-name="T18">  @PathVariable</text:span></text:span> <text:span text:style-name="HTML_20_Code"><text:span text:style-name="T18">String id,</text:span></text:span></text:p>
            <text:p text:style-name="Standard"><text:span text:style-name="HTML_20_Code"><text:span text:style-name="T18">  @RequestParam("name") String name)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name), HttpStatus.OK);</text:span></text:span></text:p>
            <text:p text:style-name="Standard"><text:span text:style-name="HTML_20_Code"><text:span text:style-name="T18">}</text:span></text:span></text:p>
            <text:p text:style-name="Standard"> </text:p>
            <text:p text:style-name="Standard"><text:span text:style-name="HTML_20_Code"><text:span text:style-name="T18">@DeleteMapping("/{id}")</text:span></text:span></text:p>
            <text:p text:style-name="Standard"><text:span text:style-name="HTML_20_Code"><text:span text:style-name="T18">public</text:span></text:span> <text:span text:style-name="HTML_20_Code"><text:span text:style-name="T18">ResponseEntity&lt;?&gt; deleteBazz(@PathVariable</text:span></text:span> <text:span text:style-name="HTML_20_Code"><text:span text:style-name="T18">String id){</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HttpStatus.OK);</text:span></text:span></text:p>
            <text:p text:style-name="P106"><text:span text:style-name="HTML_20_Code"><text:span text:style-name="T18">}</text:span></text:span></text:p>
          </table:table-cell>
        </table:table-row>
      </table:table>
      <text:p text:style-name="P4"><text:span text:style-name="T7">A deep dive into these can be found </text:span><text:a xlink:type="simple" xlink:href="https://www.baeldung.com/spring-new-requestmapping-shortcuts" text:style-name="Internet_20_link" text:visited-style-name="Visited_20_Internet_20_Link"><text:span text:style-name="T19">here</text:span></text:a><text:span text:style-name="T7">.</text:span></text:p>
      <text:h text:style-name="P1" text:outline-level="2"><text:span text:style-name="Strong"><text:span text:style-name="T5">8. Spring Configuration</text:span></text:span></text:h>
      <text:p text:style-name="P4"><text:span text:style-name="T7">The Spring MVC Configuration is simple enough – considering that our </text:span><text:span text:style-name="Emphasis"><text:span text:style-name="T7">FooController</text:span></text:span><text:span text:style-name="T7"> is defined in the following package:</text:span></text:p>
      <table:table table:name="Table39" table:style-name="Table39">
        <table:table-column table:style-name="Table39.A"/>
        <table:table-column table:style-name="Table39.B"/>
        <text:soft-page-break/>
        <table:table-row table:style-name="Table39.1">
          <table:table-cell table:style-name="Table39.A1" office:value-type="string">
            <text:p text:style-name="Standard">1</text:p>
            <text:p text:style-name="Standard">2</text:p>
            <text:p text:style-name="Standard">3</text:p>
            <text:p text:style-name="P106">4</text:p>
          </table:table-cell>
          <table:table-cell table:style-name="Table39.A1" office:value-type="string">
            <text:p text:style-name="Standard"><text:span text:style-name="HTML_20_Code"><text:span text:style-name="T18">package</text:span></text:span> <text:span text:style-name="HTML_20_Code"><text:span text:style-name="T18">org.baeldung.spring.web.controller;</text:span></text:span></text:p>
            <text:p text:style-name="Standard"> </text:p>
            <text:p text:style-name="Standard"><text:span text:style-name="HTML_20_Code"><text:span text:style-name="T18">@Controller</text:span></text:span></text:p>
            <text:p text:style-name="P106"><text:span text:style-name="HTML_20_Code"><text:span text:style-name="T18">public</text:span></text:span> <text:span text:style-name="HTML_20_Code"><text:span text:style-name="T18">class</text:span></text:span> <text:span text:style-name="HTML_20_Code"><text:span text:style-name="T18">FooController { ... }</text:span></text:span></text:p>
          </table:table-cell>
        </table:table-row>
      </table:table>
      <text:p text:style-name="P4"><text:span text:style-name="T7">We simply need a </text:span><text:span text:style-name="Emphasis"><text:span text:style-name="T7">@Configuration</text:span></text:span><text:span text:style-name="T7"> class to enable the full MVC support and configure classpath scanning for the controller:</text:span></text:p>
      <table:table table:name="Table40" table:style-name="Table40">
        <table:table-column table:style-name="Table40.A"/>
        <table:table-column table:style-name="Table40.B"/>
        <table:table-row table:style-name="Table40.1">
          <table:table-cell table:style-name="Table40.A1" office:value-type="string">
            <text:p text:style-name="Standard">1</text:p>
            <text:p text:style-name="Standard">2</text:p>
            <text:p text:style-name="Standard">3</text:p>
            <text:p text:style-name="Standard">4</text:p>
            <text:p text:style-name="Standard">5</text:p>
            <text:p text:style-name="P106">6</text:p>
          </table:table-cell>
          <table:table-cell table:style-name="Table40.A1" office:value-type="string">
            <text:p text:style-name="Standard"><text:span text:style-name="HTML_20_Code"><text:span text:style-name="T18">@Configuration</text:span></text:span></text:p>
            <text:p text:style-name="Standard"><text:span text:style-name="HTML_20_Code"><text:span text:style-name="T18">@EnableWebMvc</text:span></text:span></text:p>
            <text:p text:style-name="Standard"><text:span text:style-name="HTML_20_Code"><text:span text:style-name="T18">@ComponentScan({ "org.baeldung.spring.web.controller"</text:span></text:span> <text:span text:style-name="HTML_20_Code"><text:span text:style-name="T18">})</text:span></text:span></text:p>
            <text:p text:style-name="Standard"><text:span text:style-name="HTML_20_Code"><text:span text:style-name="T18">public</text:span></text:span> <text:span text:style-name="HTML_20_Code"><text:span text:style-name="T18">class</text:span></text:span> <text:span text:style-name="HTML_20_Code"><text:span text:style-name="T18">MvcConfig {</text:span></text:span></text:p>
            <text:p text:style-name="Standard"><text:span text:style-name="HTML_20_Code"><text:span text:style-name="T18">    //</text:span></text:span></text:p>
            <text:p text:style-name="P106"><text:span text:style-name="HTML_20_Code"><text:span text:style-name="T18">}</text:span></text:span></text:p>
          </table:table-cell>
        </table:table-row>
      </table:table>
      <text:h text:style-name="P3" text:outline-level="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h text:style-name="P1" text:outline-level="2"><text:span text:style-name="Strong"><text:span text:style-name="T5">1. Overview</text:span></text:span></text:h>
      <text:p text:style-name="P4"><text:span text:style-name="T7">Spring 4.3. </text:span><text:a xlink:type="simple" xlink:href="https://jira.spring.io/browse/SPR-13442" text:style-name="Internet_20_link" text:visited-style-name="Visited_20_Internet_20_Link"><text:span text:style-name="T19">introduced</text:span></text:a><text:span text:style-name="T7"> some very cool method-level composed annotations to smooth out the handling </text:span><text:span text:style-name="Emphasis"><text:span text:style-name="T7">@RequestMapping</text:span></text:span><text:span text:style-name="T7"> in typical Spring MVC projects.</text:span></text:p>
      <text:p text:style-name="P5">In this article, we will learn how to use them in an efficient way.</text:p>
      <text:h text:style-name="P1" text:outline-level="2"><text:span text:style-name="Strong"><text:span text:style-name="T5">2. New Annotations</text:span></text:span></text:h>
      <text:p text:style-name="P4"><text:span text:style-name="T7">Typically, if we want to implement the URL handler using traditional </text:span><text:span text:style-name="Emphasis"><text:span text:style-name="T7">@RequestMapping</text:span></text:span><text:span text:style-name="T7"> annotation, it would have been something like this:</text:span></text:p>
      <table:table table:name="Table41" table:style-name="Table41">
        <table:table-column table:style-name="Table41.A"/>
        <table:table-column table:style-name="Table41.B"/>
        <table:table-row table:style-name="Table41.1">
          <table:table-cell table:style-name="Table41.A1" office:value-type="string">
            <text:p text:style-name="P106">1</text:p>
          </table:table-cell>
          <table:table-cell table:style-name="Table41.A1" office:value-type="string">
            <text:p text:style-name="P106"><text:span text:style-name="HTML_20_Code"><text:span text:style-name="T18">@RequestMapping(value = "/get/{id}", method = RequestMethod.GET)</text:span></text:span></text:p>
          </table:table-cell>
        </table:table-row>
      </table:table>
      <text:p text:style-name="P6">The new approach makes it possible to shorten this simply to:</text:p>
      <table:table table:name="Table42" table:style-name="Table42">
        <table:table-column table:style-name="Table42.A"/>
        <table:table-column table:style-name="Table42.B"/>
        <table:table-row table:style-name="Table42.1">
          <table:table-cell table:style-name="Table42.A1" office:value-type="string">
            <text:p text:style-name="P106">1</text:p>
          </table:table-cell>
          <table:table-cell table:style-name="Table42.A1" office:value-type="string">
            <text:p text:style-name="P106"><text:span text:style-name="HTML_20_Code"><text:span text:style-name="T18">@GetMapping("/get/{id}")</text:span></text:span></text:p>
          </table:table-cell>
        </table:table-row>
      </table:table>
      <text:p text:style-name="P4"><text:span text:style-name="T7">Spring currently supports five types of inbuilt annotations for handling different types of incoming HTTP request methods which are </text:span><text:span text:style-name="Emphasis"><text:span text:style-name="T7">GET, POST, PUT, DELETE</text:span></text:span><text:span text:style-name="T7"> and </text:span><text:span text:style-name="Emphasis"><text:span text:style-name="T7">PATCH</text:span></text:span><text:span text:style-name="T7">. These annotations are:</text:span></text:p>
      <text:list xml:id="list1278257760" text:style-name="WWNum3">
        <text:list-item>
          <text:p text:style-name="P128"><text:span text:style-name="Emphasis"><text:span text:style-name="T7">@GetMapping</text:span></text:span></text:p>
        </text:list-item>
        <text:list-item>
          <text:p text:style-name="P132"><text:span text:style-name="Emphasis"><text:span text:style-name="T7">@PostMapping</text:span></text:span></text:p>
        </text:list-item>
        <text:list-item>
          <text:p text:style-name="P132"><text:span text:style-name="Emphasis"><text:span text:style-name="T7">@PutMapping</text:span></text:span></text:p>
        </text:list-item>
        <text:list-item>
          <text:p text:style-name="P132"><text:span text:style-name="Emphasis"><text:span text:style-name="T7">@DeleteMapping</text:span></text:span></text:p>
        </text:list-item>
        <text:list-item>
          <text:p text:style-name="P136"><text:span text:style-name="Emphasis"><text:span text:style-name="T7">@PatchMapping</text:span></text:span></text:p>
        </text:list-item>
      </text:list>
      <text:p text:style-name="P4"><text:soft-page-break/><text:span text:style-name="T7">From the naming convention we can see that each annotation is meant to handle respective incoming request method type, i.e. </text:span><text:span text:style-name="Emphasis"><text:span text:style-name="T7">@GetMapping </text:span></text:span><text:span text:style-name="T7">is used to handle </text:span><text:span text:style-name="Emphasis"><text:span text:style-name="T7">GET</text:span></text:span><text:span text:style-name="T7"> type of request method, </text:span><text:span text:style-name="Emphasis"><text:span text:style-name="T7">@PostMapping</text:span></text:span><text:span text:style-name="T7"> is used to handle </text:span><text:span text:style-name="Emphasis"><text:span text:style-name="T7">POST</text:span></text:span><text:span text:style-name="T7"> type of request method, etc.</text:span></text:p>
      <text:h text:style-name="P1" text:outline-level="2"><text:span text:style-name="Strong"><text:span text:style-name="T5">3. How It Works</text:span></text:span></text:h>
      <text:p text:style-name="P4"><text:span text:style-name="T7">All of the above annotations are already internally annotated with </text:span><text:span text:style-name="Emphasis"><text:span text:style-name="T7">@RequestMapping</text:span></text:span><text:span text:style-name="T7"> and the respective value in the </text:span><text:span text:style-name="Emphasis"><text:span text:style-name="T7">method</text:span></text:span><text:span text:style-name="T7"> element.</text:span></text:p>
      <text:p text:style-name="P4"><text:span text:style-name="T7">For example, if we'll look at the source code of </text:span><text:span text:style-name="Emphasis"><text:span text:style-name="T7">@GetMapping</text:span></text:span><text:span text:style-name="T7"> annotation, we can see that it's already annotated with </text:span><text:span text:style-name="Emphasis"><text:span text:style-name="T7">RequestMethod.GET </text:span></text:span><text:span text:style-name="T7">in the following way:</text:span></text:p>
      <table:table table:name="Table43" table:style-name="Table43">
        <table:table-column table:style-name="Table43.A"/>
        <table:table-column table:style-name="Table43.B"/>
        <table:table-row table:style-name="Table43.1">
          <table:table-cell table:style-name="Table43.A1" office:value-type="string">
            <text:p text:style-name="Standard">1</text:p>
            <text:p text:style-name="Standard">2</text:p>
            <text:p text:style-name="Standard">3</text:p>
            <text:p text:style-name="Standard">4</text:p>
            <text:p text:style-name="Standard">5</text:p>
            <text:p text:style-name="Standard">6</text:p>
            <text:p text:style-name="P106">7</text:p>
          </table:table-cell>
          <table:table-cell table:style-name="Table43.A1" office:value-type="string">
            <text:p text:style-name="Standard"><text:span text:style-name="HTML_20_Code"><text:span text:style-name="T18">@Target({ java.lang.annotation.ElementType.METHOD })</text:span></text:span></text:p>
            <text:p text:style-name="Standard"><text:span text:style-name="HTML_20_Code"><text:span text:style-name="T18">@Retention(RetentionPolicy.RUNTIME)</text:span></text:span></text:p>
            <text:p text:style-name="Standard"><text:span text:style-name="HTML_20_Code"><text:span text:style-name="T18">@Documented</text:span></text:span></text:p>
            <text:p text:style-name="Standard"><text:span text:style-name="HTML_20_Code"><text:span text:style-name="T18">@RequestMapping(method = { RequestMethod.GET })</text:span></text:span></text:p>
            <text:p text:style-name="Standard"><text:span text:style-name="HTML_20_Code"><text:span text:style-name="T18">public</text:span></text:span> <text:span text:style-name="HTML_20_Code"><text:span text:style-name="T18">@interface</text:span></text:span> <text:span text:style-name="HTML_20_Code"><text:span text:style-name="T18">GetMapping {</text:span></text:span></text:p>
            <text:p text:style-name="Standard"><text:span text:style-name="HTML_20_Code"><text:span text:style-name="T18">    // abstract codes</text:span></text:span></text:p>
            <text:p text:style-name="P106"><text:span text:style-name="HTML_20_Code"><text:span text:style-name="T18">}</text:span></text:span></text:p>
          </table:table-cell>
        </table:table-row>
      </table:table>
      <text:p text:style-name="P4"><text:span text:style-name="T7">All the other annotations are created in the same way, i.e. </text:span><text:span text:style-name="Emphasis"><text:span text:style-name="T7">@PostMapping</text:span></text:span><text:span text:style-name="T7"> is annotated with </text:span><text:span text:style-name="Emphasis"><text:span text:style-name="T7">RequestMethod.POST</text:span></text:span><text:span text:style-name="T7">, </text:span><text:span text:style-name="Emphasis"><text:span text:style-name="T7">@PutMapping</text:span></text:span><text:span text:style-name="T7"> is annotated with </text:span><text:span text:style-name="Emphasis"><text:span text:style-name="T7">RequestMethod.PUT,</text:span></text:span><text:span text:style-name="T7"> etc.</text:span></text:p>
      <text:p text:style-name="P4"><text:span text:style-name="T7">The full source code of the annotations is available </text:span><text:a xlink:type="simple" xlink:href="https://github.com/spring-projects/spring-framework/tree/master/spring-web/src/main/java/org/springframework/web/bind/annotation" text:style-name="Internet_20_link" text:visited-style-name="Visited_20_Internet_20_Link"><text:span text:style-name="T19">here</text:span></text:a><text:span text:style-name="T7">.</text:span></text:p>
      <text:h text:style-name="P1" text:outline-level="2"><text:span text:style-name="Strong"><text:span text:style-name="T5">4. Implementation</text:span></text:span></text:h>
      <text:p text:style-name="P5">Let's try to use these annotations to build a quick REST application.</text:p>
      <text:p text:style-name="P4"><text:soft-page-break/><text:span text:style-name="T7">Please note that since we would use Maven to build the project and Spring MVC to create our application, we need to add necessary dependencies in the </text:span><text:span text:style-name="Emphasis"><text:span text:style-name="T7">pom.xml:</text:span></text:span></text:p>
      <table:table table:name="Table44" table:style-name="Table44">
        <table:table-column table:style-name="Table44.A"/>
        <table:table-column table:style-name="Table44.B"/>
        <table:table-row table:style-name="Table44.1">
          <table:table-cell table:style-name="Table44.A1" office:value-type="string">
            <text:p text:style-name="Standard">1</text:p>
            <text:p text:style-name="Standard">2</text:p>
            <text:p text:style-name="Standard">3</text:p>
            <text:p text:style-name="Standard">4</text:p>
            <text:p text:style-name="P106">5</text:p>
          </table:table-cell>
          <table:table-cell table:style-name="Table44.A1" office:value-type="string">
            <text:p text:style-name="Standard"><text:span text:style-name="HTML_20_Code"><text:span text:style-name="T18">&lt;dependency&gt;</text:span></text:span></text:p>
            <text:p text:style-name="Standard"><text:span text:style-name="HTML_20_Code"><text:span text:style-name="T18">    &lt;groupId&gt;org.springframework&lt;/groupId&gt;</text:span></text:span></text:p>
            <text:p text:style-name="Standard"><text:span text:style-name="HTML_20_Code"><text:span text:style-name="T18">    &lt;artifactId&gt;spring-webmvc&lt;/artifactId&gt;</text:span></text:span></text:p>
            <text:p text:style-name="Standard"><text:span text:style-name="HTML_20_Code"><text:span text:style-name="T18">    &lt;version&gt;5.2.2.RELEASE&lt;/version&gt;</text:span></text:span></text:p>
            <text:p text:style-name="P106"><text:span text:style-name="HTML_20_Code"><text:span text:style-name="T18">&lt;/dependency&gt;</text:span></text:span></text:p>
          </table:table-cell>
        </table:table-row>
      </table:table>
      <text:p text:style-name="P4"><text:span text:style-name="T7">The latest version of </text:span><text:span text:style-name="Emphasis"><text:span text:style-name="T7">spring-webmvc</text:span></text:span><text:span text:style-name="T7"> is available in the </text:span><text:a xlink:type="simple" xlink:href="../a%3A%22spring-webmvc%22" text:style-name="Internet_20_link" text:visited-style-name="Visited_20_Internet_20_Link"><text:span text:style-name="T19">Central Maven Repository</text:span></text:a><text:span text:style-name="T7">.</text:span></text:p>
      <text:p text:style-name="P5">Now, we need to create the controller to map incoming request URL. Inside this controller, we would use all of these annotations one by one.</text:p>
      <text:h text:style-name="P2" text:outline-level="3"><text:span text:style-name="Strong"><text:span text:style-name="T9">4.1. </text:span></text:span><text:span text:style-name="Emphasis"><text:span text:style-name="T10">@GetMapping</text:span></text:span></text:h>
      <table:table table:name="Table45" table:style-name="Table45">
        <table:table-column table:style-name="Table45.A"/>
        <table:table-column table:style-name="Table45.B"/>
        <table:table-row table:style-name="Table45.1">
          <table:table-cell table:style-name="Table45.A1" office:value-type="string">
            <text:p text:style-name="Standard">1</text:p>
            <text:p text:style-name="Standard">2</text:p>
            <text:p text:style-name="Standard">3</text:p>
            <text:p text:style-name="P106">4</text:p>
          </table:table-cell>
          <table:table-cell table:style-name="Table45.A1" office:value-type="string">
            <text:p text:style-name="Standard"><text:span text:style-name="HTML_20_Code"><text:span text:style-name="T18">@GetMapping("/ge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get()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GET Response", HttpStatus.OK);</text:span></text:span></text:p>
            <text:p text:style-name="P106"><text:span text:style-name="HTML_20_Code"><text:span text:style-name="T18">}</text:span></text:span></text:p>
          </table:table-cell>
        </table:table-row>
        <table:table-row table:style-name="Table45.1">
          <table:table-cell table:style-name="Table45.A1" office:value-type="string">
            <text:p text:style-name="Standard">1</text:p>
            <text:p text:style-name="Standard">2</text:p>
            <text:p text:style-name="Standard">3</text:p>
            <text:p text:style-name="Standard">4</text:p>
            <text:p text:style-name="Standard">5</text:p>
            <text:p text:style-name="P106">6</text:p>
          </table:table-cell>
          <table:table-cell table:style-name="Table45.A1" office:value-type="string">
            <text:p text:style-name="Standard"><text:span text:style-name="HTML_20_Code"><text:span text:style-name="T18">@GetMapping("/get/{id}")</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text:span></text:span></text:p>
            <text:p text:style-name="Standard"><text:span text:style-name="HTML_20_Code"><text:span text:style-name="T18">  getById(@PathVariable</text:span></text:span> <text:span text:style-name="HTML_20_Code"><text:span text:style-name="T18">String id)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GET Response : "</text:span></text:span></text:p>
            <text:p text:style-name="Standard"><text:span text:style-name="HTML_20_Code"><text:span text:style-name="T18">      + id, HttpStatus.OK);</text:span></text:span></text:p>
            <text:p text:style-name="P106"><text:span text:style-name="HTML_20_Code"><text:span text:style-name="T18">}</text:span></text:span></text:p>
          </table:table-cell>
        </table:table-row>
      </table:table>
      <text:h text:style-name="P2" text:outline-level="3"><text:span text:style-name="Strong"><text:span text:style-name="T9">4.2. </text:span></text:span><text:span text:style-name="Emphasis"><text:span text:style-name="T10">@PostMapping</text:span></text:span></text:h>
      <table:table table:name="Table46" table:style-name="Table46">
        <table:table-column table:style-name="Table46.A"/>
        <table:table-column table:style-name="Table46.B"/>
        <table:table-row table:style-name="Table46.1">
          <table:table-cell table:style-name="Table46.A1" office:value-type="string">
            <text:p text:style-name="Standard">1</text:p>
            <text:p text:style-name="Standard">2</text:p>
            <text:p text:style-name="Standard"><text:soft-page-break/>3</text:p>
            <text:p text:style-name="P106">4</text:p>
          </table:table-cell>
          <table:table-cell table:style-name="Table46.A1" office:value-type="string">
            <text:p text:style-name="Standard"><text:span text:style-name="HTML_20_Code"><text:span text:style-name="T18">@PostMapping("/pos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ost() {</text:span></text:span></text:p>
            <text:p text:style-name="Standard"><text:soft-page-break/><text:span text:style-name="HTML_20_Code"><text:span text:style-name="T18">    return</text:span></text:span> <text:span text:style-name="HTML_20_Code"><text:span text:style-name="T18">new</text:span></text:span> <text:span text:style-name="HTML_20_Code"><text:span text:style-name="T18">ResponseEntity&lt;String&gt;("POST Response", HttpStatus.OK);</text:span></text:span></text:p>
            <text:p text:style-name="P106"><text:span text:style-name="HTML_20_Code"><text:span text:style-name="T18">}</text:span></text:span></text:p>
          </table:table-cell>
        </table:table-row>
      </table:table>
      <text:h text:style-name="P2" text:outline-level="3"><text:span text:style-name="Strong"><text:span text:style-name="T9">4.3. </text:span></text:span><text:span text:style-name="Emphasis"><text:span text:style-name="T10">@PutMapping</text:span></text:span></text:h>
      <table:table table:name="Table47" table:style-name="Table47">
        <table:table-column table:style-name="Table47.A"/>
        <table:table-column table:style-name="Table47.B"/>
        <table:table-row table:style-name="Table47.1">
          <table:table-cell table:style-name="Table47.A1" office:value-type="string">
            <text:p text:style-name="Standard">1</text:p>
            <text:p text:style-name="Standard">2</text:p>
            <text:p text:style-name="Standard">3</text:p>
            <text:p text:style-name="P106">4</text:p>
          </table:table-cell>
          <table:table-cell table:style-name="Table47.A1" office:value-type="string">
            <text:p text:style-name="Standard"><text:span text:style-name="HTML_20_Code"><text:span text:style-name="T18">@PutMapping("/pu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ut()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PUT Response", HttpStatus.OK);</text:span></text:span></text:p>
            <text:p text:style-name="P106"><text:span text:style-name="HTML_20_Code"><text:span text:style-name="T18">}</text:span></text:span></text:p>
          </table:table-cell>
        </table:table-row>
      </table:table>
      <text:h text:style-name="P2" text:outline-level="3"><text:span text:style-name="Strong"><text:span text:style-name="T9">4.4. </text:span></text:span><text:span text:style-name="Emphasis"><text:span text:style-name="T10">@DeleteMapping</text:span></text:span></text:h>
      <table:table table:name="Table48" table:style-name="Table48">
        <table:table-column table:style-name="Table48.A"/>
        <table:table-column table:style-name="Table48.B"/>
        <table:table-row table:style-name="Table48.1">
          <table:table-cell table:style-name="Table48.A1" office:value-type="string">
            <text:p text:style-name="Standard">1</text:p>
            <text:p text:style-name="Standard">2</text:p>
            <text:p text:style-name="Standard">3</text:p>
            <text:p text:style-name="P106">4</text:p>
          </table:table-cell>
          <table:table-cell table:style-name="Table48.A1" office:value-type="string">
            <text:p text:style-name="Standard"><text:span text:style-name="HTML_20_Code"><text:span text:style-name="T18">@DeleteMapping("/delete")</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delete()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DELETE Response", HttpStatus.OK);</text:span></text:span></text:p>
            <text:p text:style-name="P106"><text:span text:style-name="HTML_20_Code"><text:span text:style-name="T18">}</text:span></text:span></text:p>
          </table:table-cell>
        </table:table-row>
      </table:table>
      <text:h text:style-name="P2" text:outline-level="3"><text:span text:style-name="Strong"><text:span text:style-name="T9">4.5. </text:span></text:span><text:span text:style-name="Emphasis"><text:span text:style-name="T10">@PatchMapping</text:span></text:span></text:h>
      <table:table table:name="Table49" table:style-name="Table49">
        <table:table-column table:style-name="Table49.A"/>
        <table:table-column table:style-name="Table49.B"/>
        <table:table-row table:style-name="Table49.1">
          <table:table-cell table:style-name="Table49.A1" office:value-type="string">
            <text:p text:style-name="Standard">1</text:p>
            <text:p text:style-name="Standard">2</text:p>
            <text:p text:style-name="Standard">3</text:p>
            <text:p text:style-name="P106">4</text:p>
          </table:table-cell>
          <table:table-cell table:style-name="Table49.A1" office:value-type="string">
            <text:p text:style-name="Standard"><text:span text:style-name="HTML_20_Code"><text:span text:style-name="T18">@PatchMapping("/patch")</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atch()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PATCH Response", HttpStatus.OK);</text:span></text:span></text:p>
            <text:p text:style-name="P106"><text:span text:style-name="HTML_20_Code"><text:span text:style-name="T18">}</text:span></text:span></text:p>
          </table:table-cell>
        </table:table-row>
      </table:table>
      <text:p text:style-name="P4"><text:span text:style-name="Strong"><text:span text:style-name="T7">Points to note:</text:span></text:span></text:p>
      <text:list xml:id="list3884632851" text:style-name="WWNum4">
        <text:list-item>
          <text:p text:style-name="P129"><text:span text:style-name="T7">We have used the necessary annotations to handle proper incoming HTTP methods with URI</text:span><text:span text:style-name="Emphasis"><text:span text:style-name="T7">. </text:span></text:span><text:span text:style-name="T7">For example, </text:span><text:span text:style-name="Emphasis"><text:span text:style-name="T7">@GetMapping</text:span></text:span><text:span text:style-name="T7"> to handle “/get” URI, </text:span><text:span text:style-name="Emphasis"><text:span text:style-name="T7">@PostMapping</text:span></text:span><text:span text:style-name="T7"> to handle “/post” URI and so on</text:span></text:p>
        </text:list-item>
        <text:list-item>
          <text:p text:style-name="P133"><text:span text:style-name="T7">Since we are making an REST-based application, we are returning a constant string (unique to each request type) with </text:span><text:soft-page-break/><text:span text:style-name="T7">200 response code to simplify the application. We have used Spring's </text:span><text:span text:style-name="Emphasis"><text:span text:style-name="T7">@ResponseBody</text:span></text:span><text:span text:style-name="T7"> annotation in this case.</text:span></text:p>
        </text:list-item>
        <text:list-item>
          <text:p text:style-name="P137"><text:span text:style-name="T7">If we had to handle any URL path variable, we can simply do it in much less way we used to do in case of using </text:span><text:span text:style-name="Emphasis"><text:span text:style-name="T7">@RequestMapping.</text:span></text:span></text:p>
        </text:list-item>
      </text:list>
      <text:h text:style-name="P1" text:outline-level="2"><text:span text:style-name="Strong"><text:span text:style-name="T5">5. Testing the Application</text:span></text:span></text:h>
      <text:p text:style-name="P4"><text:span text:style-name="T7">To test the application we need to create a couple of test cases using JUnit. We would use </text:span><text:span text:style-name="Emphasis"><text:span text:style-name="T7">SpringJUnit4ClassRunner</text:span></text:span><text:span text:style-name="T7"> to initiate the test class. We would create five different test cases to test each annotation and every handler we declared in the controller.</text:span></text:p>
      <text:p text:style-name="P4"><text:span text:style-name="T7">Let's simple the example test case of </text:span><text:span text:style-name="Emphasis"><text:span text:style-name="T7">@GetMapping:</text:span></text:span></text:p>
      <table:table table:name="Table50" table:style-name="Table50">
        <table:table-column table:style-name="Table50.A"/>
        <table:table-column table:style-name="Table50.B"/>
        <table:table-row table:style-name="Table50.1">
          <table:table-cell table:style-name="Table50.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106">14</text:p>
          </table:table-cell>
          <table:table-cell table:style-name="Table50.A1" office:value-type="string">
            <text:p text:style-name="Standard"><text:span text:style-name="HTML_20_Code"><text:span text:style-name="T18">@Test</text:span></text:span></text:p>
            <text:p text:style-name="Standard"><text:span text:style-name="HTML_20_Code"><text:span text:style-name="T18">public</text:span></text:span> <text:span text:style-name="HTML_20_Code"><text:span text:style-name="T18">void</text:span></text:span> <text:span text:style-name="HTML_20_Code"><text:span text:style-name="T18">giventUrl_whenGetRequest_thenFindGetResponse() </text:span></text:span></text:p>
            <text:p text:style-name="Standard"><text:span text:style-name="HTML_20_Code"><text:span text:style-name="T18">  throws</text:span></text:span> <text:span text:style-name="HTML_20_Code"><text:span text:style-name="T18">Exception {</text:span></text:span></text:p>
            <text:p text:style-name="Standard"> </text:p>
            <text:p text:style-name="Standard"><text:span text:style-name="HTML_20_Code"><text:span text:style-name="T18">    MockHttpServletRequestBuilder builder = MockMvcRequestBuilders</text:span></text:span></text:p>
            <text:p text:style-name="Standard"><text:span text:style-name="HTML_20_Code"><text:span text:style-name="T18">      .get("/get");</text:span></text:span></text:p>
            <text:p text:style-name="Standard"> </text:p>
            <text:p text:style-name="Standard"><text:span text:style-name="HTML_20_Code"><text:span text:style-name="T18">    ResultMatcher contentMatcher = MockMvcResultMatchers.content()</text:span></text:span></text:p>
            <text:p text:style-name="Standard"><text:span text:style-name="HTML_20_Code"><text:span text:style-name="T18">      .string("GET Response");</text:span></text:span></text:p>
            <text:p text:style-name="Standard"> </text:p>
            <text:p text:style-name="Standard"><text:span text:style-name="HTML_20_Code"><text:span text:style-name="T18">    this.mockMvc.perform(builder).andExpect(contentMatcher)</text:span></text:span></text:p>
            <text:p text:style-name="Standard"><text:span text:style-name="HTML_20_Code"><text:span text:style-name="T18">      .andExpect(MockMvcResultMatchers.status().isOk());</text:span></text:span></text:p>
            <text:p text:style-name="Standard"> </text:p>
            <text:p text:style-name="P106"><text:span text:style-name="HTML_20_Code"><text:span text:style-name="T18">}</text:span></text:span></text:p>
          </table:table-cell>
        </table:table-row>
      </table:table>
      <text:p text:style-name="P4"><text:span text:style-name="T7">As we can see, we are expecting a constant string “</text:span><text:span text:style-name="Emphasis"><text:span text:style-name="T7">GET Response</text:span></text:span><text:span text:style-name="T7">“, once we hit the </text:span><text:span text:style-name="Emphasis"><text:span text:style-name="T7">GET</text:span></text:span><text:span text:style-name="T7"> URL “/get”.</text:span></text:p>
      <text:p text:style-name="P4"><text:span text:style-name="T7">Now, let's create the test case to test </text:span><text:span text:style-name="Emphasis"><text:span text:style-name="T7">@PostMapping</text:span></text:span><text:span text:style-name="T7">:</text:span></text:p>
      <table:table table:name="Table51" table:style-name="Table51">
        <table:table-column table:style-name="Table51.A"/>
        <table:table-column table:style-name="Table51.B"/>
        <table:table-row table:style-name="Table51.1">
          <table:table-cell table:style-name="Table51.A1" office:value-type="string">
            <text:p text:style-name="Standard">1</text:p>
            <text:p text:style-name="Standard"><text:soft-page-break/>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106">14</text:p>
          </table:table-cell>
          <table:table-cell table:style-name="Table51.A1" office:value-type="string">
            <text:p text:style-name="Standard"><text:span text:style-name="HTML_20_Code"><text:span text:style-name="T18">@Test</text:span></text:span></text:p>
            <text:p text:style-name="Standard"><text:soft-page-break/><text:span text:style-name="HTML_20_Code"><text:span text:style-name="T18">public</text:span></text:span> <text:span text:style-name="HTML_20_Code"><text:span text:style-name="T18">void</text:span></text:span> <text:span text:style-name="HTML_20_Code"><text:span text:style-name="T18">givenUrl_whenPostRequest_thenFindPostResponse() </text:span></text:span></text:p>
            <text:p text:style-name="Standard"><text:span text:style-name="HTML_20_Code"><text:span text:style-name="T18">  throws</text:span></text:span> <text:span text:style-name="HTML_20_Code"><text:span text:style-name="T18">Exception {</text:span></text:span></text:p>
            <text:p text:style-name="Standard"><text:span text:style-name="HTML_20_Code"><text:span text:style-name="T18">    </text:span></text:span> </text:p>
            <text:p text:style-name="Standard"><text:span text:style-name="HTML_20_Code"><text:span text:style-name="T18">    MockHttpServletRequestBuilder builder = MockMvcRequestBuilders</text:span></text:span></text:p>
            <text:p text:style-name="Standard"><text:span text:style-name="HTML_20_Code"><text:span text:style-name="T18">      .post("/post");</text:span></text:span></text:p>
            <text:p text:style-name="Standard"><text:span text:style-name="HTML_20_Code"><text:span text:style-name="T18">    </text:span></text:span> </text:p>
            <text:p text:style-name="Standard"><text:span text:style-name="HTML_20_Code"><text:span text:style-name="T18">    ResultMatcher contentMatcher = MockMvcResultMatchers.content()</text:span></text:span></text:p>
            <text:p text:style-name="Standard"><text:span text:style-name="HTML_20_Code"><text:span text:style-name="T18">      .string("POST Response");</text:span></text:span></text:p>
            <text:p text:style-name="Standard"><text:span text:style-name="HTML_20_Code"><text:span text:style-name="T18">    </text:span></text:span> </text:p>
            <text:p text:style-name="Standard"><text:span text:style-name="HTML_20_Code"><text:span text:style-name="T18">    this.mockMvc.perform(builder).andExpect(contentMatcher)</text:span></text:span></text:p>
            <text:p text:style-name="Standard"><text:span text:style-name="HTML_20_Code"><text:span text:style-name="T18">      .andExpect(MockMvcResultMatchers.status().isOk());</text:span></text:span></text:p>
            <text:p text:style-name="Standard"><text:span text:style-name="HTML_20_Code"><text:span text:style-name="T18">    </text:span></text:span> </text:p>
            <text:p text:style-name="P106"><text:span text:style-name="HTML_20_Code"><text:span text:style-name="T18">}</text:span></text:span></text:p>
          </table:table-cell>
        </table:table-row>
      </table:table>
      <text:p text:style-name="P4"><text:span text:style-name="Strong"><text:span text:style-name="T7">In the same way, we created the rest of the test cases to test all of the HTTP methods.</text:span></text:span></text:p>
      <text:p text:style-name="P5">Alternatively, we can always use any common REST client, for example, PostMan, RESTClient etc, to test our application. In that case, we need to be a little careful to choose correct HTTP method type while using the rest client. Otherwise, it would throw 405 error status.</text:p>
      <text:h text:style-name="P1" text:outline-level="2"><text:span text:style-name="Strong"><text:span text:style-name="T5">6. Conclusion</text:span></text:span></text:h>
      <text:p text:style-name="P4"><text:span text:style-name="T7">In this article, we had a quick introduction to the different types of </text:span><text:span text:style-name="Emphasis"><text:span text:style-name="T7">@RequestMapping</text:span></text:span><text:span text:style-name="T7"> shortcuts for quick web development using traditional Spring MVC framework. </text:span><text:span text:style-name="Strong"><text:span text:style-name="T7">We can utilize these quick shortcuts to create a clean code base.</text:span></text:span></text:p>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Difference</text:p>
      <text:p text:style-name="P118">7</text:p>
      <text:p text:style-name="P112"><text:span text:style-name="T22">1) </text:span><text:span text:style-name="T24">@RequestParam</text:span><text:span text:style-name="T22"> is used to extract </text:span><text:span text:style-name="T23">query parameters</text:span></text:p>
      <text:p text:style-name="P114">http://localhost:3000/api/group/test?id=4</text:p>
      <text:p text:style-name="P114"/>
      <text:p text:style-name="P114">@GetMapping("/group/test")</text:p>
      <text:p text:style-name="P113"><text:span text:style-name="T21">public </text:span><text:span text:style-name="T25">ResponseEntity</text:span><text:span text:style-name="T21">&lt;?&gt; test(@RequestParam </text:span><text:span text:style-name="T25">Long</text:span><text:span text:style-name="T21"> id) {</text:span></text:p>
      <text:p text:style-name="P113"><text:span text:style-name="T21"><text:s text:c="4"/></text:span><text:span text:style-name="T25">System</text:span><text:span text:style-name="T21">.out.println("This is test");</text:span></text:p>
      <text:p text:style-name="P113"><text:span text:style-name="T21"><text:s text:c="4"/>return </text:span><text:span text:style-name="T25">ResponseEntity</text:span><text:span text:style-name="T21">.ok().body(id);</text:span></text:p>
      <text:p text:style-name="P114">}</text:p>
      <text:p text:style-name="P112"><text:span text:style-name="T22">while </text:span><text:span text:style-name="T24">@PathVariable</text:span><text:span text:style-name="T22"> is used to extract data right from the URI:</text:span></text:p>
      <text:p text:style-name="P114">http://localhost:3000/api/group/test/4</text:p>
      <text:p text:style-name="P114"/>
      <text:p text:style-name="P114">@GetMapping("/group/test/{id}")</text:p>
      <text:p text:style-name="P113"><text:span text:style-name="T21">public </text:span><text:span text:style-name="T25">ResponseEntity</text:span><text:span text:style-name="T21">&lt;?&gt; test(@PathVariable </text:span><text:span text:style-name="T25">Long</text:span><text:span text:style-name="T21"> id) {</text:span></text:p>
      <text:p text:style-name="P113"><text:span text:style-name="T21"><text:s text:c="4"/></text:span><text:span text:style-name="T25">System</text:span><text:span text:style-name="T21">.out.println("This is test");</text:span></text:p>
      <text:p text:style-name="P113"><text:span text:style-name="T21"><text:s text:c="4"/>return </text:span><text:span text:style-name="T25">ResponseEntity</text:span><text:span text:style-name="T21">.ok().body(id);</text:span></text:p>
      <text:p text:style-name="P114">}</text:p>
      <text:p text:style-name="P112"><text:span text:style-name="T22">2) </text:span><text:span text:style-name="T24">@RequestParam</text:span><text:span text:style-name="T22"> is more useful on a traditional web application where data is mostly passed in the query parameters while </text:span><text:span text:style-name="T24">@PathVariable</text:span><text:span text:style-name="T22"> is more suitable for RESTful web services where URL contains values.</text:span></text:p>
      <text:p text:style-name="P112"><text:span text:style-name="T22">3) </text:span><text:span text:style-name="T24">@RequestParam</text:span><text:span text:style-name="T22"> annotation can specify </text:span><text:span text:style-name="T23">default values</text:span><text:span text:style-name="T22"> if a query parameter is not present or empty by using a </text:span><text:span text:style-name="T24">defaultValue</text:span><text:span text:style-name="T22"> attribute, provided the required attribute is </text:span><text:span text:style-name="T24">false</text:span><text:span text:style-name="T22">:</text:span></text:p>
      <text:p text:style-name="P114">@RestController</text:p>
      <text:p text:style-name="P114">@RequestMapping("/home")</text:p>
      <text:p text:style-name="P113"><text:span text:style-name="T21">public class </text:span><text:span text:style-name="T25">IndexController</text:span><text:span text:style-name="T21"> {</text:span></text:p>
      <text:p text:style-name="P114"/>
      <text:p text:style-name="P114"><text:s text:c="4"/>@RequestMapping(value = "/name")</text:p>
      <text:p text:style-name="P113"><text:span text:style-name="T21"><text:s text:c="4"/></text:span><text:span text:style-name="T25">String</text:span><text:span text:style-name="T21"> getName(@RequestParam(value = "person", defaultValue = "John") </text:span><text:span text:style-name="T25">String</text:span><text:span text:style-name="T21"> personName) {</text:span></text:p>
      <text:p text:style-name="P114"><text:soft-page-break/><text:s text:c="8"/>return "Required element of request param";</text:p>
      <text:p text:style-name="P114"><text:s text:c="4"/>}</text:p>
      <text:p text:style-name="P114"/>
      <text:p text:style-name="P119">}</text:p>
      <text:p text:style-name="P9"/>
      <text:p text:style-name="P10"/>
      <text:p text:style-name="P12">Spring Actuater</text:p>
      <text:p text:style-name="P12"/>
      <text:p text:style-name="P13">What it does ?</text:p>
      <text:p text:style-name="P13">It provide important endpoints to our services for view <text:s/>information related to it.</text:p>
      <text:p text:style-name="P13"/>
      <text:p text:style-name="P13">How to acces ?</text:p>
      <text:p text:style-name="P13"/>
      <text:p text:style-name="P14"><text:span text:style-name="Internet_20_link"><text:span text:style-name="T26">http://localhost:8080/actuater/health</text:span></text:span></text:p>
      <text:p text:style-name="P15"/>
      <text:p text:style-name="P15"><text:s/>Health works but some <text:s/>endpoints</text:p>
      <text:p text:style-name="P15">not work because from spring 2 onward</text:p>
      <text:p text:style-name="P15">its default disabel !</text:p>
      <text:p text:style-name="P15"/>
      <text:p text:style-name="P15">To Enable it in yml</text:p>
      <text:p text:style-name="P15"><draw:frame draw:style-name="fr6" draw:name="Image1" text:anchor-type="char" svg:y="0.0008in" svg:width="5.75in" svg:height="2.2291in" draw:z-index="0"><draw:image xlink:href="Pictures/1000000000000228000000D62DC052B798FD8035.png" xlink:type="simple" xlink:show="embed" xlink:actuate="onLoad" loext:mime-type="image/png"/></draw:frame><text:s text:c="2"/></text:p>
      <text:p text:style-name="P15"/>
      <text:p text:style-name="P15"/>
      <text:p text:style-name="P15"/>
      <text:p text:style-name="P15"/>
      <text:p text:style-name="P15"/>
      <text:p text:style-name="P15"><text:soft-page-break/></text:p>
      <text:p text:style-name="P15"/>
      <text:p text:style-name="P15">so now beans,metrics(lots of information)</text:p>
      <text:p text:style-name="P15">dont do but ThreadDump and HeapDump is ok</text:p>
      <text:p text:style-name="P17"/>
      <text:p text:style-name="P18">Create Our Own Actuater Endpoint</text:p>
      <text:p text:style-name="P17"/>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9">Jpa and databases spring</text:p>
      <text:p text:style-name="P18"/>
      <text:p text:style-name="P14"/>
      <text:p text:style-name="P24">how to make model class a entity class</text:p>
      <text:p text:style-name="P24"/>
      <text:p text:style-name="P24"><text:span text:style-name="T30">@Entity</text:span><text:line-break/><text:span text:style-name="T31">public class </text:span><text:span text:style-name="T15">Student {</text:span><text:line-break/><text:span text:style-name="T15"> <text:s text:c="3"/></text:span><text:span text:style-name="T30">@Id</text:span><text:line-break/><text:span text:style-name="T30"> <text:s text:c="3"/>@GeneratedValue</text:span><text:span text:style-name="T15">(strategy = GenerationType.</text:span><text:span text:style-name="T32">AUTO</text:span><text:span text:style-name="T15">)</text:span><text:line-break/><text:span text:style-name="T15"> <text:s text:c="3"/></text:span><text:span text:style-name="T31">private </text:span><text:span text:style-name="T15">Integer </text:span><text:span text:style-name="T33">id</text:span><text:span text:style-name="T15">;</text:span><text:line-break/><text:span text:style-name="T15"> <text:s text:c="3"/></text:span><text:span text:style-name="T31">private </text:span><text:span text:style-name="T15">String </text:span><text:span text:style-name="T33">lastName</text:span><text:span text:style-name="T15">;</text:span><text:line-break/><text:span text:style-name="T15"> <text:s text:c="3"/></text:span><text:span text:style-name="T31">private </text:span><text:span text:style-name="T15">String </text:span><text:span text:style-name="T33">firstName</text:span><text:span text:style-name="T15">;</text:span><text:line-break/><text:line-break/><text:span text:style-name="T15"> <text:s text:c="3"/></text:span><text:span text:style-name="T31">public </text:span><text:span text:style-name="T15">Integer getId() {</text:span><text:line-break/><text:span text:style-name="T15"> <text:s text:c="7"/></text:span><text:span text:style-name="T31">return </text:span><text:span text:style-name="T33">id</text:span><text:span text:style-name="T15">;</text:span><text:line-break/><text:span text:style-name="T15"> <text:s text:c="3"/>}</text:span><text:line-break/><text:line-break/><text:span text:style-name="T15"> <text:s text:c="3"/></text:span><text:span text:style-name="T31">public void </text:span><text:span text:style-name="T15">setId(Integer id) {</text:span><text:line-break/><text:span text:style-name="T15"> <text:s text:c="7"/></text:span><text:span text:style-name="T31">this</text:span><text:span text:style-name="T15">.</text:span><text:span text:style-name="T33">id </text:span><text:span text:style-name="T15">= id;</text:span><text:line-break/><text:span text:style-name="T15"> <text:s text:c="3"/>}</text:span><text:line-break/><text:line-break/><text:span text:style-name="T15"> <text:s text:c="3"/></text:span><text:span text:style-name="T31">public </text:span><text:span text:style-name="T15">String getLastName() {</text:span><text:line-break/><text:span text:style-name="T15"> <text:s text:c="7"/></text:span><text:span text:style-name="T31">return </text:span><text:span text:style-name="T33">lastName</text:span><text:span text:style-name="T15">;</text:span><text:line-break/><text:span text:style-name="T15"> <text:s text:c="3"/>}</text:span><text:line-break/><text:line-break/><text:span text:style-name="T15"> <text:s text:c="3"/></text:span><text:span text:style-name="T31">public void </text:span><text:span text:style-name="T15">setLastName(String lastName) {</text:span><text:line-break/><text:span text:style-name="T15"> <text:s text:c="7"/></text:span><text:span text:style-name="T31">this</text:span><text:span text:style-name="T15">.</text:span><text:span text:style-name="T33">lastName </text:span><text:span text:style-name="T15">= lastName;</text:span><text:line-break/><text:span text:style-name="T15"> <text:s text:c="3"/>}</text:span><text:line-break/><text:line-break/><text:span text:style-name="T15"> <text:s text:c="3"/></text:span><text:span text:style-name="T31">public </text:span><text:span text:style-name="T15">String getFirstName() {</text:span><text:line-break/><text:span text:style-name="T15"> <text:s text:c="7"/></text:span><text:span text:style-name="T31">return </text:span><text:span text:style-name="T33">firstName</text:span><text:span text:style-name="T15">;</text:span><text:line-break/><text:span text:style-name="T15"> <text:s text:c="3"/>}</text:span><text:line-break/><text:line-break/><text:span text:style-name="T15"> <text:s text:c="3"/></text:span><text:span text:style-name="T31">public void </text:span><text:span text:style-name="T15">setFirstName(String firstName) {</text:span><text:line-break/><text:span text:style-name="T15"> <text:s text:c="7"/></text:span><text:span text:style-name="T31">this</text:span><text:span text:style-name="T15">.</text:span><text:span text:style-name="T33">firstName </text:span><text:span text:style-name="T15">= firstName;</text:span><text:line-break/><text:span text:style-name="T15"> <text:s text:c="3"/>}</text:span><text:line-break/><text:span text:style-name="T15">}</text:span></text:p>
      <text:p text:style-name="P24"/>
      <text:p text:style-name="P24"/>
      <text:p text:style-name="P24"/>
      <text:p text:style-name="P24"><text:soft-page-break/></text:p>
      <text:p text:style-name="P24"/>
      <text:p text:style-name="P24"/>
      <text:p text:style-name="P24"/>
      <text:p text:style-name="P25">and yml file should be like this</text:p>
      <text:p text:style-name="P25"/>
      <text:p text:style-name="P25"><text:span text:style-name="T31">spring</text:span><text:span text:style-name="T15">:</text:span><text:line-break/><text:span text:style-name="T15"> <text:s/></text:span><text:span text:style-name="T31">datasource</text:span><text:span text:style-name="T15">:</text:span><text:line-break/><text:span text:style-name="T15"> <text:s text:c="3"/></text:span><text:span text:style-name="T31">url</text:span><text:span text:style-name="T15">: jdbc:mysql://localhost:3306/jpaX?createDatabaseIfNotExist=true</text:span><text:line-break/><text:span text:style-name="T15"> <text:s text:c="3"/></text:span><text:span text:style-name="T31">username</text:span><text:span text:style-name="T15">: root</text:span><text:line-break/><text:span text:style-name="T15"> <text:s text:c="3"/></text:span><text:span text:style-name="T31">password</text:span><text:span text:style-name="T15">: root</text:span><text:line-break/><text:span text:style-name="T15"> <text:s text:c="3"/></text:span><text:span text:style-name="T31">driver-class-name</text:span><text:span text:style-name="T15">: com.mysql.jdbc.Driver</text:span><text:line-break/><text:span text:style-name="T15"> <text:s/></text:span><text:span text:style-name="T31">jpa</text:span><text:span text:style-name="T15">:</text:span><text:line-break/><text:span text:style-name="T15"> <text:s text:c="3"/></text:span><text:span text:style-name="T31">hibernate</text:span><text:span text:style-name="T15">:</text:span><text:line-break/><text:span text:style-name="T15"> <text:s text:c="5"/></text:span><text:span text:style-name="T31">naming</text:span><text:span text:style-name="T15">:</text:span><text:line-break/><text:span text:style-name="T15"> <text:s text:c="7"/></text:span><text:span text:style-name="T31">physical-strategy</text:span><text:span text:style-name="T15">: org.hibernate.boot.model.naming.PhysicalNamingStrategyStandardImpl</text:span><text:line-break/><text:span text:style-name="T15"> <text:s text:c="5"/></text:span><text:span text:style-name="T31">ddl-auto</text:span><text:span text:style-name="T15">: </text:span><text:span text:style-name="T34">'create'</text:span></text:p>
      <text:p text:style-name="P25"/>
      <text:p text:style-name="P26">naming strategey mean all ways use our given names <text:span text:style-name="T79">without putting default values</text:span></text:p>
      <text:p text:style-name="P20"/>
      <text:p text:style-name="P20">ddl-auto</text:p>
      <text:p text:style-name="P27"/>
      <text:p text:style-name="P107">For the record, the <text:span text:style-name="Source_20_Text">spring.jpa.hibernate.ddl-auto</text:span> property is Spring Data JPA specific and is their way to specify a value that will eventually be passed to Hibernate under the property it knows, <text:span text:style-name="Source_20_Text">hibernate.hbm2ddl.auto</text:span>.</text:p>
      <text:p text:style-name="Text_20_body">The values <text:span text:style-name="Source_20_Text">create</text:span>, <text:span text:style-name="Source_20_Text">create-drop</text:span>, <text:span text:style-name="Source_20_Text">validate</text:span>, and <text:span text:style-name="Source_20_Text">update</text:span> basically influence how the schema tool management will manipulate the database schema at startup.</text:p>
      <text:p text:style-name="Text_20_body">For example, the <text:span text:style-name="Source_20_Text">update</text:span> operation will query the JDBC driver's API to get the database metadata and then Hibernate compares the object model it creates based on reading your annotated classes or HBM XML mappings and will attempt to adjust the schema on-the-fly.</text:p>
      <text:p text:style-name="P122">1.</text:p>
      <text:p text:style-name="P121"><text:span text:style-name="T62"><text:s/></text:span>The <text:span text:style-name="Source_20_Text"><text:span text:style-name="T72">update</text:span></text:span> operation for example will attempt to add new columns, constraints, etc but will never remove a column or constraint that may have existed previously but no longer does as part of the object model from a prior run.</text:p>
      <text:p text:style-name="Text_20_body"><text:soft-page-break/></text:p>
      <text:p text:style-name="P123">2.</text:p>
      <text:p text:style-name="P120">Typically in test case scenarios, you'll likely use <text:span text:style-name="Source_20_Text"><text:span text:style-name="T72">create-drop</text:span></text:span> so that you create your schema, your test case adds some mock data, you run your tests, and then during the test case cleanup, the schema objects are dropped, leaving an empty database.</text:p>
      <text:p text:style-name="Text_20_body"/>
      <text:p text:style-name="P123">3.</text:p>
      <text:p text:style-name="P120">In development, it's often common to see developers use <text:span text:style-name="Source_20_Text"><text:span text:style-name="T72">update</text:span></text:span> to automatically modify the schema to add new additions upon restart. But again understand, this does not remove a column or constraint that may exist from previous executions that is no longer necessary.</text:p>
      <text:p text:style-name="P123">4.</text:p>
      <text:p text:style-name="P120">In production, it's often highly recommended you use <text:span text:style-name="Source_20_Text"><text:span text:style-name="T72">none</text:span></text:span> or simply don't specify this property. That is because it's common practice for DBAs to review migration scripts for database changes, particularly if your database is shared across multiple services and applications.</text:p>
      <text:p text:style-name="P27"/>
      <text:p text:style-name="P30">Sumarry</text:p>
      <text:p text:style-name="P109">hibernate.hbm2ddl.auto Automatically validates or exports schema DDL to the database when the SessionFactory is created. With create-drop, the database schema will be dropped when the SessionFactory is closed explicitly.</text:p>
      <text:p text:style-name="P108">e.g. validate | update | create | create-drop</text:p>
      <text:p text:style-name="P124"><text:s text:c="9"/>So the list of possible options are,</text:p>
      <text:p text:style-name="P124"/>
      <text:list xml:id="list2333342051" text:style-name="L1">
        <text:list-item>
          <text:p text:style-name="P145"><text:span text:style-name="Emphasis"><text:span text:style-name="T80"><text:s/>validate</text:span></text:span><text:span text:style-name="T81">: validate the schema, makes no changes to the database.</text:span></text:p>
          <text:p text:style-name="P146"/>
        </text:list-item>
        <text:list-item>
          <text:p text:style-name="P145"><text:span text:style-name="Emphasis"><text:span text:style-name="T80"><text:s/>update</text:span></text:span><text:span text:style-name="T81">: update the schema.</text:span></text:p>
          <text:p text:style-name="P146"/>
        </text:list-item>
        <text:list-item>
          <text:p text:style-name="P145"><text:span text:style-name="Emphasis"><text:span text:style-name="T80"><text:s/>create</text:span></text:span><text:span text:style-name="T81">: creates the schema, destroying previous data.</text:span></text:p>
          <text:p text:style-name="P146"/>
        </text:list-item>
        <text:list-item>
          <text:p text:style-name="P145"><text:span text:style-name="Emphasis"><text:span text:style-name="T80"><text:s/>create-drop</text:span></text:span><text:span text:style-name="T81">: drop the schema when the SessionFactory is closed explicitly, typically when the application is stopped.</text:span></text:p>
          <text:p text:style-name="P146"/>
        </text:list-item>
        <text:list-item>
          <text:p text:style-name="P145"><text:span text:style-name="Emphasis"><text:span text:style-name="T80"><text:s/>none</text:span></text:span><text:span text:style-name="T81">: does nothing with the schema, makes no changes to the database</text:span></text:p>
        </text:list-item>
      </text:list>
      <text:p text:style-name="P30"/>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1"/>
      <text:p text:style-name="P60"><text:span text:style-name="T39">Config Server</text:span><text:span text:style-name="T40">(configuration store locally </text:span><text:span text:style-name="T46">or</text:span><text:span text:style-name="T40"> repo)</text:span></text:p>
      <text:p text:style-name="P48"/>
      <text:p text:style-name="P57"><text:span text:style-name="T35">In here <text:s/>we going <text:s/>to make a configuration </text:span><text:span text:style-name="T41">service</text:span><text:span text:style-name="T35"> but with two storages one with local storage and other with git hub (repository) </text:span><text:span text:style-name="T36">aka-config server+configuration store(local or repo)</text:span></text:p>
      <text:p text:style-name="P49"/>
      <text:p text:style-name="P50">Spring boot get configuration <text:s/>default by </text:p>
      <text:p text:style-name="P50"/>
      <text:p text:style-name="P50"><text:soft-page-break/>classpath</text:p>
      <text:p text:style-name="P50">resource dir</text:p>
      <text:p text:style-name="P50">resource/config</text:p>
      <text:p text:style-name="P50">current dir</text:p>
      <text:p text:style-name="P36"/>
      <text:p text:style-name="P36">local config</text:p>
      <text:p text:style-name="P37"><draw:frame draw:style-name="fr3" draw:name="Image2" text:anchor-type="char" svg:x="0.0937in" svg:y="0.0201in" svg:width="6.0835in" svg:height="3.7083in" draw:z-index="3"><draw:image xlink:href="Pictures/100000000000024800000164C1B3451034CA4C22.png" xlink:type="simple" xlink:show="embed" xlink:actuate="onLoad" loext:mime-type="image/png"/></draw:frame></text:p>
      <text:p text:style-name="P37"/>
      <text:p text:style-name="P37"/>
      <text:p text:style-name="P37"/>
      <text:p text:style-name="P37"/>
      <text:p text:style-name="P37"/>
      <text:p text:style-name="P37"/>
      <text:p text:style-name="P37"/>
      <text:p text:style-name="P38"/>
      <text:p text:style-name="P38">remember to add EnableConfigServer annotation to the </text:p>
      <text:p text:style-name="P38">spring boot application</text:p>
      <text:p text:style-name="P38"/>
      <text:p text:style-name="P38"/>
      <text:p text:style-name="P38"><draw:frame draw:style-name="fr3" draw:name="Image3" text:anchor-type="char" svg:x="-0.1402in" svg:y="-0.0165in" svg:width="6.4898in" svg:height="2.5209in" draw:z-index="4"><draw:image xlink:href="Pictures/100000000000026F000000F2DAD6017DE3EB077D.png" xlink:type="simple" xlink:show="embed" xlink:actuate="onLoad" loext:mime-type="image/png"/></draw:frame><text:soft-page-break/></text:p>
      <text:p text:style-name="P40">and set yml <text:s/>default <text:span text:style-name="T64">file </text:span><text:s/>like this <text:span text:style-name="T64">in next git configuration we going to set defferently.</text:span></text:p>
      <text:p text:style-name="P40"><draw:frame draw:style-name="fr3" draw:name="Image8" text:anchor-type="char" svg:x="-0.0626in" svg:y="1.3882in" svg:width="6.6154in" svg:height="3.2673in" draw:z-index="9"><draw:image xlink:href="Pictures/1000000000000222000001326AE822B90C107115.png" xlink:type="simple" xlink:show="embed" xlink:actuate="onLoad" loext:mime-type="image/png"/></draw:frame></text:p>
      <text:p text:style-name="P40"/>
      <text:p text:style-name="P40"/>
      <text:p text:style-name="P40"/>
      <text:p text:style-name="P40"><text:soft-page-break/></text:p>
      <text:p text:style-name="P39">then acces<text:span text:style-name="T65">s</text:span> the config servers like this</text:p>
      <text:p text:style-name="P39"><draw:frame draw:style-name="fr1" draw:name="Image4" text:anchor-type="char" svg:width="6.5in" svg:height="2.5362in" draw:z-index="5"><draw:image xlink:href="Pictures/1000000000000413000001971A475B91C37B7060.png" xlink:type="simple" xlink:show="embed" xlink:actuate="onLoad" loext:mime-type="image/png"/></draw:frame><text:a xlink:type="simple" xlink:href="http://localhost:8191/service1/default" text:style-name="Internet_20_link" text:visited-style-name="Visited_20_Internet_20_Link">http://localhost:8191/service1/default</text:a></text:p>
      <text:p text:style-name="P39"/>
      <text:p text:style-name="P58"><text:span text:style-name="T37">when we send the request to that spring auto </text:span><text:span text:style-name="T43">added that properties to classpath</text:span></text:p>
      <text:p text:style-name="P59"><text:span text:style-name="T43">w</text:span><text:span text:style-name="T42">hen requesting- </text:span><text:a xlink:type="simple" xlink:href="http://localhost:8191/service1/default" text:style-name="Internet_20_link" text:visited-style-name="Visited_20_Internet_20_Link">http://localhost:8191/service1/default</text:a></text:p>
      <text:p text:style-name="P80"/>
      <text:p text:style-name="P81">2020-07-06 11:25:57.854 <text:s/>INFO 14133 --- [nio-8191-exec-6] o.s.c.c.s.e.NativeEnvironmentRepository <text:s/>: Adding property source: classpath:/config/service1.yml</text:p>
      <text:p text:style-name="P81"/>
      <text:p text:style-name="P59"><text:span text:style-name="T43">w</text:span><text:span text:style-name="T42">hen requesting-</text:span></text:p>
      <text:p text:style-name="P59"><text:a xlink:type="simple" xlink:href="http://localhost:8191/service2/default" text:style-name="Internet_20_link" text:visited-style-name="Visited_20_Internet_20_Link"><text:span text:style-name="T42">http://localhost:8191/service2/default</text:span></text:a></text:p>
      <text:p text:style-name="P80"/>
      <text:p text:style-name="P80"><text:soft-page-break/>2020-07-06 11:29:00.102 <text:s/>INFO 14133 --- [nio-8191-exec-9] o.s.c.c.s.e.NativeEnvironmentRepository <text:s/>: Adding property source: classpath:/config/service2.yml</text:p>
      <text:p text:style-name="P80"/>
      <text:p text:style-name="P85"/>
      <text:p text:style-name="P61"><text:span text:style-name="T47">Git </text:span><text:span text:style-name="T48">backed</text:span><text:span text:style-name="T47"> config server</text:span></text:p>
      <text:p text:style-name="P79"><text:span text:style-name="T49">First we want to make the repo my one is like </text:span><text:span text:style-name="T50">below.</text:span></text:p>
      <text:p text:style-name="P78"><text:span text:style-name="T52">the important fact to remember is </text:span><text:span text:style-name="T53">although dir name not same as service name.</text:span><text:span text:style-name="T54">but service name should follow following rules .</text:span><text:span text:style-name="T55">But its a good practice to make dir also in service name for increased readability.</text:span></text:p>
      <text:p text:style-name="P86"/>
      <text:p text:style-name="P86"><draw:frame draw:style-name="fr3" draw:name="Image5" text:anchor-type="char" svg:x="0.2189in" svg:y="0.0311in" svg:width="6.5in" svg:height="1.2091in" draw:z-index="6"><draw:image xlink:href="Pictures/10000000000002F60000008DCAD6CD62651FA7DE.png" xlink:type="simple" xlink:show="embed" xlink:actuate="onLoad" loext:mime-type="image/png"/></draw:frame></text:p>
      <text:p text:style-name="P86"/>
      <text:p text:style-name="P82"/>
      <text:p text:style-name="P82"/>
      <text:p text:style-name="P82"><draw:frame draw:style-name="fr3" draw:name="Image9" text:anchor-type="char" svg:x="0.2382in" svg:y="0.1673in" svg:width="6.0902in" svg:height="3.8283in" draw:z-index="10"><draw:image xlink:href="Pictures/10000000000003E7000002746062BA846A845C99.png" xlink:type="simple" xlink:show="embed" xlink:actuate="onLoad" loext:mime-type="image/png"/></draw:frame></text:p>
      <text:p text:style-name="P82"/>
      <text:p text:style-name="P82"/>
      <text:p text:style-name="P82"/>
      <text:p text:style-name="P82"/>
      <text:p text:style-name="P82"/>
      <text:p text:style-name="P82"><text:soft-page-break/>application.yml is the default </text:p>
      <text:p text:style-name="P83">after that in project yml we must specify the uri </text:p>
      <text:p text:style-name="P83">of the git we put configurations.</text:p>
      <text:p text:style-name="P83"/>
      <text:p text:style-name="P84">Take note dont put with .git we just need url</text:p>
      <text:p text:style-name="P84"/>
      <text:p text:style-name="P74"><text:span text:style-name="T45">ok-</text:span><text:a xlink:type="simple" xlink:href="https://github.com/ishanRox/spring-cloud-config-store" text:style-name="Internet_20_link" text:visited-style-name="Visited_20_Internet_20_Link">https://github.com/ishanRox/spring-cloud-config-store</text:a></text:p>
      <text:p text:style-name="P84"/>
      <text:p text:style-name="P74"><text:span text:style-name="T45">not ok- </text:span><text:a xlink:type="simple" xlink:href="https://github.com/ishanRox/spring-cloud-config-store.git" text:style-name="Internet_20_link" text:visited-style-name="Visited_20_Internet_20_Link">https://github.com/ishanRox/spring-cloud-config-store.git</text:a></text:p>
      <text:p text:style-name="P84"><draw:frame draw:style-name="fr3" draw:name="Image6" text:anchor-type="char" svg:x="0.1252in" svg:y="-0.0425in" svg:width="5.7291in" svg:height="1.5102in" draw:z-index="7"><draw:image xlink:href="Pictures/100000000000022600000091F4EB942EFAB593E5.png" xlink:type="simple" xlink:show="embed" xlink:actuate="onLoad" loext:mime-type="image/png"/></draw:frame></text:p>
      <text:p text:style-name="P74"/>
      <text:p text:style-name="P74"/>
      <text:p text:style-name="P74"/>
      <text:p text:style-name="P74"/>
      <text:p text:style-name="P74"/>
      <text:p text:style-name="P62">above is a public repo if this is a private repo u can specify <text:span text:style-name="T57">by adding username and password</text:span></text:p>
      <text:p text:style-name="P63"><draw:frame draw:style-name="fr3" draw:name="Image7" text:anchor-type="char" svg:x="0.0209in" svg:y="-0.1126in" svg:width="5.6252in" svg:height="1.9689in" draw:z-index="8"><draw:image xlink:href="Pictures/100000000000021C000000BD24AF224B19600A14.png" xlink:type="simple" xlink:show="embed" xlink:actuate="onLoad" loext:mime-type="image/png"/></draw:frame><text:tab/><text:tab/><text:tab/><text:tab/><text:tab/><text:tab/><text:tab/></text:p>
      <text:p text:style-name="P63"/>
      <text:p text:style-name="P21"/>
      <text:p text:style-name="P87"><text:soft-page-break/>but Still there is a problem no matter what u call u get only one file with above configuration we will check</text:p>
      <text:p text:style-name="P88"/>
      <text:p text:style-name="P64"><text:span text:style-name="T28"><text:s/></text:span><text:span text:style-name="T29">solution is add search paths:</text:span></text:p>
      <text:p text:style-name="P65"><text:span text:style-name="T29">w</text:span><text:span text:style-name="T27">e need to tell how to search in repos </text:span></text:p>
      <text:p text:style-name="P16">so in our configuration we tell config to go inside dir which ends with “service” because out dir is made like mem-service,rpt-service...</text:p>
      <text:p text:style-name="P16"/>
      <text:p text:style-name="P16"><draw:frame draw:style-name="fr2" draw:name="Image10" text:anchor-type="char" svg:width="5.3335in" svg:height="2.0417in" draw:z-index="11"><draw:image xlink:href="Pictures/1000000000000200000000C4E15078637C25235C.png" xlink:type="simple" xlink:show="embed" xlink:actuate="onLoad" loext:mime-type="image/png"/></draw:frame></text:p>
      <text:p text:style-name="P62"/>
      <text:p text:style-name="P62"/>
      <text:p text:style-name="P62"/>
      <text:p text:style-name="P62"/>
      <text:p text:style-name="P62"/>
      <text:p text:style-name="P62"/>
      <text:p text:style-name="P62"/>
      <text:p text:style-name="P66">so now we can get related files</text:p>
      <text:p text:style-name="P66"/>
      <text:p text:style-name="P66"/>
      <text:p text:style-name="P66"/>
      <text:p text:style-name="P66"/>
      <text:p text:style-name="P66"/>
      <text:p text:style-name="P66"/>
      <text:p text:style-name="P66"/>
      <text:p text:style-name="P66"/>
      <text:p text:style-name="P66"/>
      <text:p text:style-name="P66"/>
      <text:p text:style-name="P28"><text:soft-page-break/></text:p>
      <text:p text:style-name="P32">How calling of <text:s/>these services work</text:p>
      <text:p text:style-name="P51"/>
      <text:p text:style-name="P66"><text:a xlink:type="simple" xlink:href="http://localhost:8191/" text:style-name="Internet_20_link" text:visited-style-name="Visited_20_Internet_20_Link">http://localhost:8191/</text:a><text:span text:style-name="T66">{service name}</text:span>/<text:span text:style-name="T66">{profile name}</text:span></text:p>
      <text:p text:style-name="P66"/>
      <text:p text:style-name="P67">1.<text:span text:style-name="T58"> If you gave a wronge name </text:span><text:span text:style-name="T60">for both </text:span><text:span text:style-name="T61">service and profile or service</text:span> it gives only default application.yml</text:p>
      <text:p text:style-name="P67"><text:s text:c="3"/><text:span text:style-name="T67">here no service called account. </text:span></text:p>
      <text:p text:style-name="P67"><draw:frame draw:style-name="fr3" draw:name="Image11" text:anchor-type="char" svg:x="1.2709in" svg:y="-0.0083in" svg:width="3.2291in" svg:height="5.0102in" draw:z-index="12"><draw:image xlink:href="Pictures/1000000000000136000001E1A1FB814219354D40.png" xlink:type="simple" xlink:show="embed" xlink:actuate="onLoad" loext:mime-type="image/png"/></draw:frame></text:p>
      <text:p text:style-name="P66"><text:s/></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8"/>
      <text:p text:style-name="P68"/>
      <text:p text:style-name="P68"/>
      <text:p text:style-name="P68"/>
      <text:p text:style-name="P68"><text:soft-page-break/></text:p>
      <text:p text:style-name="P68">2.<text:span text:style-name="T58">If you called service/default </text:span>then it will return global default and default config in<text:span text:style-name="T68">side the requested </text:span>service.</text:p>
      <text:p text:style-name="P68"/>
      <text:p text:style-name="P68"><draw:frame draw:style-name="fr5" draw:name="Image12" text:anchor-type="char" svg:width="3.4898in" svg:height="4.8854in" draw:z-index="13"><draw:image xlink:href="Pictures/100000000000014F000001D5CF78D3B01D2453D5.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
      <text:p text:style-name="P69"/>
      <text:p text:style-name="P69"/>
      <text:p text:style-name="P69"/>
      <text:p text:style-name="P69"/>
      <text:p text:style-name="P69"/>
      <text:p text:style-name="P69"/>
      <text:p text:style-name="P69"/>
      <text:p text:style-name="P69"/>
      <text:p text:style-name="P69"><text:soft-page-break/>3.<text:span text:style-name="T58">If you requested valid service/profile </text:span><text:s text:c="2"/>you will given global config , service-default config , and exact requested config (3 files).</text:p>
      <text:p text:style-name="P69"/>
      <text:p text:style-name="P69"/>
      <text:p text:style-name="P69"><draw:frame draw:style-name="fr3" draw:name="Image13" text:anchor-type="char" svg:x="1.2917in" svg:y="-0.1953in" svg:width="3.2917in" svg:height="4.4043in" draw:z-index="14"><draw:image xlink:href="Pictures/1000000000000160000001D7224B95188AE80AB0.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0"/>
      <text:p text:style-name="P70">4.<text:span text:style-name="T58">If requested service is valid but profile is </text:span><text:span text:style-name="T59">wronge</text:span><text:span text:style-name="T69"> in that case repo dont have the exact file but gives the global defaule config and service-default config.</text:span></text:p>
      <text:p text:style-name="P70"><draw:frame draw:style-name="fr3" draw:name="Image14" text:anchor-type="char" svg:x="1.6118in" svg:y="0.0839in" svg:width="2.5138in" svg:height="3.6339in" draw:z-index="15"><draw:image xlink:href="Pictures/1000000000000153000001EAD124E5F3547DAD88.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text:soft-page-break/></text:p>
      <text:p text:style-name="P70"><text:s/><text:span text:style-name="T70">You can call this configuration as .yml and json also</text:span></text:p>
      <text:p text:style-name="P70"/>
      <text:p text:style-name="P70"><text:a xlink:type="simple" xlink:href="http://localhost:8191/reporting-dev.yml" text:style-name="Internet_20_link" text:visited-style-name="Visited_20_Internet_20_Link">http://localhost:8191/reporting-dev.yml</text:a></text:p>
      <text:p text:style-name="P70">http://localhost:8191/reporting-dev.json</text:p>
      <text:p text:style-name="P70"/>
      <text:p text:style-name="P22"/>
      <text:p text:style-name="P23">Making a service to consume configuration from this config server</text:p>
      <text:p text:style-name="P23"/>
      <text:p text:style-name="P23"/>
      <text:p text:style-name="P71">1.You crate a spring boot application and <text:s/>set application.yml like this to get configuration from git config server that we made.</text:p>
      <text:p text:style-name="P71"/>
      <text:p text:style-name="P71"><draw:frame draw:style-name="fr2" draw:name="Image16" text:anchor-type="char" svg:width="3.2291in" svg:height="1.4583in" draw:z-index="16"><draw:image xlink:href="Pictures/10000000000001360000008C81EE132D2858EB52.png" xlink:type="simple" xlink:show="embed" xlink:actuate="onLoad" loext:mime-type="image/png"/></draw:frame></text:p>
      <text:p text:style-name="P71"/>
      <text:p text:style-name="P71"/>
      <text:p text:style-name="P71"/>
      <text:p text:style-name="P71"/>
      <text:p text:style-name="P71"/>
      <text:p text:style-name="P71">2.But because we didnt specify the exact port where to find configuration server it looks for <text:span text:style-name="T72">default config server port and its <text:s/>set to 8888.</text:span></text:p>
      <text:p text:style-name="P71"><draw:frame draw:style-name="fr1" draw:name="Image17" text:anchor-type="char" svg:width="6.5in" svg:height="0.4854in" draw:z-index="17"><draw:image xlink:href="Pictures/10000000000002ED00000038F3416730B91F932F.png" xlink:type="simple" xlink:show="embed" xlink:actuate="onLoad" loext:mime-type="image/png"/></draw:frame></text:p>
      <text:p text:style-name="P71"/>
      <text:p text:style-name="P71"/>
      <text:p text:style-name="P71"/>
      <text:p text:style-name="P71"/>
      <text:p text:style-name="P89"><text:soft-page-break/><text:span text:style-name="T74">3.To fix this we must remember one thing that is spring fetch </text:span><text:span text:style-name="T56">configuration before <text:s/>processing of</text:span><text:span text:style-name="T74"> application.yml .</text:span><text:span text:style-name="T75">So the </text:span><text:span text:style-name="T76">solution is to make boostrap.yml.</text:span></text:p>
      <text:p text:style-name="P77"/>
      <text:p text:style-name="P90"><text:span text:style-name="T77">4, </text:span><text:span text:style-name="T73">so in yml you need to specify which profiles configuration we want to load</text:span></text:p>
      <text:p text:style-name="P73">in real life we dont hard code this but we change this dynamicaly.</text:p>
      <text:p text:style-name="P72"><draw:frame draw:style-name="fr3" draw:name="Image15" text:anchor-type="char" svg:x="1.6043in" svg:y="0.1201in" svg:width="2.9165in" svg:height="1.802in" draw:z-index="18"><draw:image xlink:href="Pictures/1000000000000118000000AD71BE66F0D480BC6C.png" xlink:type="simple" xlink:show="embed" xlink:actuate="onLoad" loext:mime-type="image/png"/></draw:frame></text:p>
      <text:p text:style-name="P72"/>
      <text:p text:style-name="P72"/>
      <text:p text:style-name="P72"/>
      <text:p text:style-name="P72"/>
      <text:p text:style-name="P72"/>
      <text:p text:style-name="P71"/>
      <text:p text:style-name="P72">5.And in boostrap.yml we need to specify the config server.</text:p>
      <text:p text:style-name="P72"><draw:frame draw:style-name="fr2" draw:name="Image18" text:anchor-type="char" svg:width="3.1457in" svg:height="1.5728in" draw:z-index="19"><draw:image xlink:href="Pictures/100000000000012E000000976BF39BA6C69E28E6.png" xlink:type="simple" xlink:show="embed" xlink:actuate="onLoad" loext:mime-type="image/png"/></draw:frame></text:p>
      <text:p text:style-name="P71"/>
      <text:p text:style-name="P71"/>
      <text:p text:style-name="P71"/>
      <text:p text:style-name="P71"/>
      <text:p text:style-name="P71"/>
      <text:p text:style-name="P71"/>
      <text:p text:style-name="P75"/>
      <text:p text:style-name="P76">Remember not to set config server and pulled config not haing the same port.</text:p>
      <text:p text:style-name="P71"/>
      <text:p text:style-name="P71"/>
      <text:p text:style-name="P71"/>
      <text:p text:style-name="P71"/>
      <text:p text:style-name="P71"/>
      <text:p text:style-name="P71"/>
      <text:p text:style-name="P29"/>
      <text:p text:style-name="P33"><text:soft-page-break/>Production Ready application</text:p>
      <text:p text:style-name="P41"/>
      <text:p text:style-name="P42">Vehicle rent programme(Rent cloud)</text:p>
      <text:p text:style-name="P91"/>
      <text:p text:style-name="P52"><text:s/></text:p>
      <text:p text:style-name="P52"/>
      <text:p text:style-name="P93">1.customer model application (not a spring boot ) but classic maven one(to avoid model customer in every project)</text:p>
      <text:p text:style-name="P94"/>
      <text:p text:style-name="P95">So we make this maven model class project and give <text:span text:style-name="T58">that <text:s/>dependency to our other </text:span><text:span text:style-name="T72">spring boot</text:span><text:span text:style-name="T58"> <text:s text:c="2"/>projects.</text:span></text:p>
      <text:p text:style-name="P96">If we add common dependencies to this you <text:span text:style-name="T58">dont have to <text:s/>re add dependencies</text:span> to other projects (because of transitive dependencies)</text:p>
      <text:p text:style-name="P55"><draw:frame draw:style-name="fr3" draw:name="Image19" text:anchor-type="char" svg:x="-0.3543in" svg:y="0.822in" svg:width="6.5in" svg:height="4.5035in" draw:z-index="20"><draw:image xlink:href="Pictures/10000000000002AF000001DCABA2CA8A2C65B6B9.png" xlink:type="simple" xlink:show="embed" xlink:actuate="onLoad" loext:mime-type="image/png"/></draw:frame></text:p>
      <text:p text:style-name="P55"/>
      <text:p text:style-name="P55"/>
      <text:p text:style-name="P55"/>
      <text:p text:style-name="P55"/>
      <text:p text:style-name="P56"/>
      <text:p text:style-name="P56"/>
      <text:p text:style-name="P56"/>
      <text:p text:style-name="P56"/>
      <text:p text:style-name="P56"/>
      <text:p text:style-name="P56"/>
      <text:p text:style-name="P43"/>
      <text:p text:style-name="P43"><text:soft-page-break/></text:p>
      <text:p text:style-name="P97">1. The project is only with models and <text:span text:style-name="T58">this is tacken as dependency to other projects</text:span> <text:span text:style-name="T82">so we dont have to add dependency needed for these to others</text:span>.</text:p>
      <text:p text:style-name="P97"/>
      <text:p text:style-name="P97"/>
      <text:p text:style-name="P98">2. Then we make the rentCloudApp and refer this rent from that service we have to add r<text:span text:style-name="T58">ent apps dependency to rentCloudApp. </text:span><text:span text:style-name="T63">(rent is just a maven project that give model data)</text:span></text:p>
      <text:p text:style-name="P43"><draw:custom-shape text:anchor-type="paragraph" draw:z-index="22" draw:name="Shape1" draw:style-name="gr2" svg:width="0.9587in" svg:height="1.2398in" svg:x="4.3335in" svg:y="3.02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1" draw:name="Image20" text:anchor-type="char" svg:width="6.5in" svg:height="3.6236in" draw:z-index="21"><draw:image xlink:href="Pictures/1000000000000388000001F894E466B9FF58BCA0.png" xlink:type="simple" xlink:show="embed" xlink:actuate="onLoad" loext:mime-type="image/png"/></draw:frame></text:p>
      <text:p text:style-name="P43"/>
      <text:p text:style-name="P99">3. Now connect git backed server to this rentCloudApp .</text:p>
      <text:p text:style-name="P99"/>
      <text:p text:style-name="P45"/>
      <text:p text:style-name="P45"/>
      <text:p text:style-name="P45"/>
      <text:p text:style-name="P45"/>
      <text:p text:style-name="P45"/>
      <text:p text:style-name="P45"><text:soft-page-break/>In intelij go to </text:p>
      <text:p text:style-name="P45"><draw:frame draw:style-name="fr3" draw:name="Image22" text:anchor-type="char" svg:x="0.0626in" svg:y="-0.0543in" svg:width="6.5in" svg:height="2.4736in" draw:z-index="24"><draw:image xlink:href="Pictures/10000000000002C80000010F987EFA78F44EDF60.png" xlink:type="simple" xlink:show="embed" xlink:actuate="onLoad" loext:mime-type="image/png"/></draw:frame></text:p>
      <text:p text:style-name="P45"/>
      <text:p text:style-name="P45">And set active profile</text:p>
      <text:p text:style-name="P45"><draw:frame draw:style-name="fr4" draw:name="Image21" text:anchor-type="char" svg:width="6.5in" svg:height="1.8717in" draw:z-index="23"><draw:image xlink:href="Pictures/100000000000043F0000013934A6A1D65090870E.png" xlink:type="simple" xlink:show="embed" xlink:actuate="onLoad" loext:mime-type="image/png"/></draw:frame></text:p>
      <text:p text:style-name="P43"/>
      <text:p text:style-name="P43"/>
      <text:p text:style-name="P46"/>
      <text:p text:style-name="P46"/>
      <text:p text:style-name="P46"/>
      <text:p text:style-name="P46"/>
      <text:p text:style-name="P46"><text:soft-page-break/>And set name of the application</text:p>
      <text:p text:style-name="P46">so git-config calls by</text:p>
      <text:p text:style-name="P46">(same as git name)</text:p>
      <text:p text:style-name="P46">ApplicaitonName/active profile</text:p>
      <text:p text:style-name="P46">memebership/prod</text:p>
      <text:p text:style-name="P43"><draw:custom-shape text:anchor-type="paragraph" draw:z-index="26" draw:name="Shape2" draw:style-name="gr1" svg:width="1.0421in" svg:height="0.1567in" svg:x="3.0937in" svg:y="0.941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Image23" text:anchor-type="char" svg:x="-0.1457in" svg:y="0.1811in" svg:width="6.5in" svg:height="2.6374in" draw:z-index="25"><draw:image xlink:href="Pictures/100000000000048B000001D8D29D46422A3C2343.png" xlink:type="simple" xlink:show="embed" xlink:actuate="onLoad" loext:mime-type="image/png"/></draw:frame></text:p>
      <text:p text:style-name="P43"/>
      <text:p text:style-name="P105"><text:span text:style-name="T38">when its correctly done it download </text:span><text:span text:style-name="T44">3</text:span><text:span text:style-name="T38"> files </text:span><text:span text:style-name="T44">as</text:span><text:span text:style-name="T38"> </text:span><text:span text:style-name="T44">default config,</text:span><text:span text:style-name="T38"> </text:span><text:span text:style-name="T44">membership ,prod config</text:span><text:span text:style-name="T38"> </text:span></text:p>
      <text:p text:style-name="P43"/>
      <text:p text:style-name="P43">2020-07-18 23:57:42.155 <text:s/>INFO 25555 --- [ <text:s text:c="10"/>main] c.c.c.ConfigServicePropertySourceLocator : Located environment: name=membership, profiles=[prod], label=null, version=77f0a48e5df94805cf18cb8a8b6e041b90434797, state=null</text:p>
      <text:p text:style-name="P54"><text:soft-page-break/>2020-07-18 23:57:42.161 <text:s/>INFO 25555 --- [ <text:s text:c="10"/>main] b.c.PropertySourceBootstrapConfiguration : Located property source: [BootstrapPropertySource {name='bootstrapProperties-configClient'},</text:p>
      <text:p text:style-name="P44"><text:s/>BootstrapPropertySource {name='bootstrapProperties-https://github.com/ishanRox/spring-cloud-config-store/mem-service/<text:span text:style-name="T71">membership-prod.yml'</text:span>},</text:p>
      <text:p text:style-name="P44"><text:s/>BootstrapPropertySource {name='bootstrapProperties-https://github.com/ishanRox/spring-cloud-config-store/mem-service/<text:span text:style-name="T71">membership.yml</text:span>'},</text:p>
      <text:p text:style-name="P54"><text:s/><text:span text:style-name="T58">BootstrapPropertySource {name='bootstrapProperties-https://github.com/ishanRox/spring-cloud-config-store/</text:span><text:span text:style-name="T72">application.yml</text:span><text:span text:style-name="T58">'}</text:span></text:p>
      <text:p text:style-name="P54">]</text:p>
      <text:p text:style-name="P53"/>
      <text:p text:style-name="P43"/>
      <text:p text:style-name="P47">If you can remember we add plain maven project dependencies to our project <text:span text:style-name="T83">but when scanning for beans sprig boot check only for our package to add scan other project </text:span><text:span text:style-name="T84">we add EntityScan to our </text:span></text:p>
      <text:p text:style-name="P47"/>
      <text:p text:style-name="P47"/>
      <text:p text:style-name="P47"/>
      <text:p text:style-name="P47"/>
      <text:p text:style-name="P47"/>
      <text:p text:style-name="P47"><text:soft-page-break/></text:p>
      <text:p text:style-name="P47"/>
      <text:p text:style-name="P47"><draw:frame draw:style-name="fr1" draw:name="Image24" text:anchor-type="char" svg:width="6.5in" svg:height="1.9799in" draw:z-index="27"><draw:image xlink:href="Pictures/1000000000000321000000F42A75A4854035F876.png" xlink:type="simple" xlink:show="embed" xlink:actuate="onLoad" loext:mime-type="image/png"/></draw:frame><text:s text:c="3"/></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5"/>
      <text:p text:style-name="P34"><text:soft-page-break/>Securing Microservices</text:p>
      <text:p text:style-name="P100"/>
      <text:p text:style-name="P101"><text:span text:style-name="T78">So our previouse services can access by </text:span><text:span text:style-name="T51">any</text:span><text:span text:style-name="T78"> one </text:span></text:p>
      <text:p text:style-name="P100">today we going to make these services secure and restrict access.</text:p>
      <text:p text:style-name="P102"/>
      <text:p text:style-name="P92">Oauth</text:p>
      <text:p text:style-name="P103"/>
      <text:p text:style-name="P104">Authentication is who u are</text:p>
      <text:p text:style-name="P104"/>
      <text:p text:style-name="P104">Autherization is what u can do <text:span text:style-name="T85">(Apple Autherized dealers they are authorized to *DEAl*)</text:span></text:p>
      <text:p text:style-name="P104"><draw:frame draw:style-name="fr3" draw:name="Image25" text:anchor-type="char" svg:x="0in" svg:y="0.1228in" svg:width="6.5in" svg:height="2.9362in" draw:z-index="28"><draw:image xlink:href="Pictures/10000000000003E4000001C2205F744C4810E9B5.png" xlink:type="simple" xlink:show="embed" xlink:actuate="onLoad" loext:mime-type="image/png"/></draw:frame><draw:frame draw:style-name="fr3" draw:name="Image26" text:anchor-type="char" svg:x="-0.9634in" svg:y="2.6016in" svg:width="1.8701in" svg:height="2.2299in" draw:z-index="29"><draw:image xlink:href="Pictures/1000000000000199000001943C5C046ED27297AF.png" xlink:type="simple" xlink:show="embed" xlink:actuate="onLoad" loext:mime-type="image/png"/></draw:frame><draw:frame draw:style-name="fr3" draw:name="Image27" text:anchor-type="char" svg:x="0.9992in" svg:y="2.952in" svg:width="6.5in" svg:height="2.6693in" draw:z-index="30"><draw:image xlink:href="Pictures/1000000000000412000001AC5C2EAAD618AB5650.png" xlink:type="simple" xlink:show="embed" xlink:actuate="onLoad" loext:mime-type="image/png"/></draw:frame></text:p>
      <text:p text:style-name="P104"/>
      <text:p text:style-name="P104"/>
      <text:p text:style-name="P104"/>
      <text:p text:style-name="P104"/>
      <text:p text:style-name="P104"/>
      <text:p text:style-name="P104"/>
      <text:p text:style-name="P104"/>
      <text:p text:style-name="P104"/>
      <text:p text:style-name="P104"><text:soft-page-break/></text:p>
      <text:p text:style-name="P143">Its very easy to make Oauth server in spring boot </text:p>
      <text:p text:style-name="P143"/>
      <text:p text:style-name="P143"><draw:frame draw:style-name="fr2" draw:name="Image28" text:anchor-type="char" svg:width="6.1563in" svg:height="3.9583in" draw:z-index="31"><draw:image xlink:href="Pictures/100000000000024F0000017CBCCD1C13A76A3F17.png" xlink:type="simple" xlink:show="embed" xlink:actuate="onLoad" loext:mime-type="image/png"/></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39"/>
      <text:p text:style-name="P140">we need these dependencies <text:span text:style-name="T86">to make oauth in spring boot </text:span><text:span text:style-name="T87">and add </text:span><text:span text:style-name="T88">@EnableAuthServer</text:span><text:span text:style-name="T87"> server thats it.</text:span></text:p>
      <text:p text:style-name="P140"/>
      <text:p text:style-name="P140"/>
      <text:p text:style-name="P140"><draw:frame draw:style-name="fr1" draw:name="Image29" text:anchor-type="char" svg:width="6.5in" svg:height="1.6126in" draw:z-index="32"><draw:image xlink:href="Pictures/1000000000000393000000E32206988A8FF4EB52.png" xlink:type="simple" xlink:show="embed" xlink:actuate="onLoad" loext:mime-type="image/png"/></draw:frame><text:s text:c="10"/></text:p>
      <text:p text:style-name="P140"/>
      <text:p text:style-name="P141">In this first app we just hard code client applications and there client id and secrets in professional and up coming service we can dynamicaly give and register apps to our authentication server .</text:p>
      <text:p text:style-name="P144"/>
      <text:p text:style-name="P144"><text:soft-page-break/>IN GIT HUB IT LOOKS LIKE THIS</text:p>
      <text:p text:style-name="P140"/>
      <text:p text:style-name="P140"><draw:frame draw:style-name="fr1" draw:name="Image30" text:anchor-type="char" svg:width="6.5in" svg:height="2.6764in" draw:z-index="33"><draw:image xlink:href="Pictures/10000201000003EB0000019DAB3179E8E7D84A6D.png" xlink:type="simple" xlink:show="embed" xlink:actuate="onLoad" loext:mime-type="image/png"/></draw:frame></text:p>
      <text:p text:style-name="P140"/>
      <text:p text:style-name="P140"/>
      <text:p text:style-name="P140"/>
      <text:p text:style-name="P140"/>
      <text:p text:style-name="P140"/>
      <text:p text:style-name="P140"/>
      <text:p text:style-name="P140"/>
      <text:p text:style-name="P140"/>
      <text:p text:style-name="P1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Arial" svg:font-family="Arial, 'Helvetica Neue', Helvetica, sans-serif"/>
    <style:font-face style:name="inherit" svg:font-family="inherit"/>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1" svg:font-family="inherit" style:font-family-generic="roman" style:font-pitch="variable"/>
    <style:font-face style:name="raleway" svg:font-family="raleway"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item"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rush_3a_" style:display-name="brush:"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ezoic-ad"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annotation" style:family="text" style:parent-style-name="Default_20_Paragraph_20_Font"/>
    <style:style style:name="hl-comment" style:family="text" style:parent-style-name="Default_20_Paragraph_20_Font"/>
    <style:style style:name="pln" style:family="text" style:parent-style-name="Default_20_Paragraph_20_Font"/>
    <style:style style:name="pun" style:family="text" style:parent-style-name="Default_20_Paragraph_20_Font"/>
    <style:style style:name="com" style:family="text" style:parent-style-name="Default_20_Paragraph_20_Font"/>
    <style:style style:name="lit" style:family="text" style:parent-style-name="Default_20_Paragraph_20_Font"/>
    <style:style style:name="str" style:family="text" style:parent-style-name="Default_20_Paragraph_20_Font"/>
    <style:style style:name="kwd" style:family="text" style:parent-style-name="Default_20_Paragraph_20_Font"/>
    <style:style style:name="typ" style:family="text" style:parent-style-name="Default_20_Paragraph_20_Font"/>
    <style:style style:name="ListLabel_20_1" style:display-name="ListLabel 1" style:family="text">
      <style:text-properties style:font-name="raleway" fo:font-family="raleway" style:font-family-generic="roman" style:font-pitch="variable" fo:font-size="13.5pt" style:font-size-asian="13.5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Helvetica" fo:font-family="Helvetica" style:font-family-generic="roman" style:font-pitch="variable" fo:font-size="13.5pt" style:font-size-asian="13.5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raleway" fo:font-family="raleway" style:font-family-generic="roman" style:font-pitch="variable" fo:font-size="13.5pt" style:font-size-asian="13.5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raleway" fo:font-family="raleway" style:font-family-generic="roman" style:font-pitch="variable" fo:font-size="13.5pt" style:font-size-asian="13.5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38" style:display-name="ListLabel 38" style:family="text"/>
    <style:style style:name="ListLabel_20_39" style:display-name="ListLabel 39" style:family="text">
      <style:text-properties fo:color="#63b175" style:font-name="raleway" fo:font-family="raleway" style:font-family-generic="roman" style:font-pitch="variable" fo:font-size="13.5pt" style:font-size-asian="13.5pt" style:font-size-complex="13.5pt"/>
    </style:style>
    <style:style style:name="ListLabel_20_40" style:display-name="ListLabel 40"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1" style:display-name="ListLabel 4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2" style:display-name="ListLabel 42"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43" style:display-name="ListLabel 43" style:family="text">
      <style:text-properties fo:font-size="10pt" style:font-size-asian="10pt" style:font-name-complex="Symbol1" style:font-family-complex="Symbol" style:font-family-generic-complex="system" style:font-pitch-complex="variable"/>
    </style:style>
    <style:style style:name="ListLabel_20_44" style:display-name="ListLabel 44" style:family="text">
      <style:text-properties fo:font-size="10pt" style:font-size-asian="10pt" style:font-name-complex="Symbol1" style:font-family-complex="Symbol" style:font-family-generic-complex="system" style:font-pitch-complex="variable"/>
    </style:style>
    <style:style style:name="ListLabel_20_45" style:display-name="ListLabel 45" style:family="text">
      <style:text-properties fo:font-size="10pt" style:font-size-asian="10pt" style:font-name-complex="Symbol1" style:font-family-complex="Symbol" style:font-family-generic-complex="system" style:font-pitch-complex="variable"/>
    </style:style>
    <style:style style:name="ListLabel_20_46" style:display-name="ListLabel 46" style:family="text">
      <style:text-properties fo:font-size="10pt" style:font-size-asian="10pt" style:font-name-complex="Symbol1" style:font-family-complex="Symbol" style:font-family-generic-complex="system" style:font-pitch-complex="variable"/>
    </style:style>
    <style:style style:name="ListLabel_20_47" style:display-name="ListLabel 47" style:family="text">
      <style:text-properties fo:font-size="10pt" style:font-size-asian="10pt" style:font-name-complex="Symbol1" style:font-family-complex="Symbol" style:font-family-generic-complex="system" style:font-pitch-complex="variable"/>
    </style:style>
    <style:style style:name="ListLabel_20_48" style:display-name="ListLabel 48" style:family="text">
      <style:text-properties fo:font-size="10pt" style:font-size-asian="10pt" style:font-name-complex="Symbol1" style:font-family-complex="Symbol" style:font-family-generic-complex="system" style:font-pitch-complex="variable"/>
    </style:style>
    <style:style style:name="ListLabel_20_49" style:display-name="ListLabel 49" style:family="text">
      <style:text-properties fo:font-size="10pt" style:font-size-asian="10pt" style:font-name-complex="Symbol1" style:font-family-complex="Symbol" style:font-family-generic-complex="system" style:font-pitch-complex="variable"/>
    </style:style>
    <style:style style:name="ListLabel_20_50" style:display-name="ListLabel 50" style:family="text">
      <style:text-properties fo:font-size="10pt" style:font-size-asian="10pt" style:font-name-complex="Symbol1" style:font-family-complex="Symbol" style:font-family-generic-complex="system" style:font-pitch-complex="variable"/>
    </style:style>
    <style:style style:name="ListLabel_20_51" style:display-name="ListLabel 51" style:family="text">
      <style:text-properties style:font-name="Helvetica" fo:font-family="Helvetica" style:font-family-generic="roman" style:font-pitch="variable" fo:font-size="13.5pt" style:font-size-asian="13.5pt" style:font-name-complex="Symbol1" style:font-family-complex="Symbol" style:font-family-generic-complex="system" style:font-pitch-complex="variable"/>
    </style:style>
    <style:style style:name="ListLabel_20_52" style:display-name="ListLabel 52" style:family="text">
      <style:text-properties fo:font-size="10pt" style:font-size-asian="10pt" style:font-name-complex="Symbol1" style:font-family-complex="Symbol" style:font-family-generic-complex="system" style:font-pitch-complex="variable"/>
    </style:style>
    <style:style style:name="ListLabel_20_53" style:display-name="ListLabel 53" style:family="text">
      <style:text-properties fo:font-size="10pt" style:font-size-asian="10pt" style:font-name-complex="Symbol1" style:font-family-complex="Symbol" style:font-family-generic-complex="system" style:font-pitch-complex="variable"/>
    </style:style>
    <style:style style:name="ListLabel_20_54" style:display-name="ListLabel 54" style:family="text">
      <style:text-properties fo:font-size="10pt" style:font-size-asian="10pt" style:font-name-complex="Symbol1" style:font-family-complex="Symbol" style:font-family-generic-complex="system" style:font-pitch-complex="variable"/>
    </style:style>
    <style:style style:name="ListLabel_20_55" style:display-name="ListLabel 55" style:family="text">
      <style:text-properties fo:font-size="10pt" style:font-size-asian="10pt" style:font-name-complex="Symbol1" style:font-family-complex="Symbol" style:font-family-generic-complex="system" style:font-pitch-complex="variable"/>
    </style:style>
    <style:style style:name="ListLabel_20_56" style:display-name="ListLabel 56" style:family="text">
      <style:text-properties fo:font-size="10pt" style:font-size-asian="10pt" style:font-name-complex="Symbol1" style:font-family-complex="Symbol" style:font-family-generic-complex="system" style:font-pitch-complex="variable"/>
    </style:style>
    <style:style style:name="ListLabel_20_57" style:display-name="ListLabel 57" style:family="text">
      <style:text-properties fo:font-size="10pt" style:font-size-asian="10pt" style:font-name-complex="Symbol1" style:font-family-complex="Symbol" style:font-family-generic-complex="system" style:font-pitch-complex="variable"/>
    </style:style>
    <style:style style:name="ListLabel_20_58" style:display-name="ListLabel 58" style:family="text">
      <style:text-properties fo:font-size="10pt" style:font-size-asian="10pt" style:font-name-complex="Symbol1" style:font-family-complex="Symbol" style:font-family-generic-complex="system" style:font-pitch-complex="variable"/>
    </style:style>
    <style:style style:name="ListLabel_20_59" style:display-name="ListLabel 59" style:family="text">
      <style:text-properties fo:font-size="10pt" style:font-size-asian="10pt" style:font-name-complex="Symbol1" style:font-family-complex="Symbol" style:font-family-generic-complex="system" style:font-pitch-complex="variable"/>
    </style:style>
    <style:style style:name="ListLabel_20_60" style:display-name="ListLabel 60"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61" style:display-name="ListLabel 61" style:family="text">
      <style:text-properties fo:font-size="10pt" style:font-size-asian="10pt" style:font-name-complex="Symbol1" style:font-family-complex="Symbol" style:font-family-generic-complex="system" style:font-pitch-complex="variable"/>
    </style:style>
    <style:style style:name="ListLabel_20_62" style:display-name="ListLabel 62" style:family="text">
      <style:text-properties fo:font-size="10pt" style:font-size-asian="10pt" style:font-name-complex="Symbol1" style:font-family-complex="Symbol" style:font-family-generic-complex="system" style:font-pitch-complex="variable"/>
    </style:style>
    <style:style style:name="ListLabel_20_63" style:display-name="ListLabel 63" style:family="text">
      <style:text-properties fo:font-size="10pt" style:font-size-asian="10pt" style:font-name-complex="Symbol1" style:font-family-complex="Symbol" style:font-family-generic-complex="system" style:font-pitch-complex="variable"/>
    </style:style>
    <style:style style:name="ListLabel_20_64" style:display-name="ListLabel 64" style:family="text">
      <style:text-properties fo:font-size="10pt" style:font-size-asian="10pt" style:font-name-complex="Symbol1" style:font-family-complex="Symbol" style:font-family-generic-complex="system" style:font-pitch-complex="variable"/>
    </style:style>
    <style:style style:name="ListLabel_20_65" style:display-name="ListLabel 65" style:family="text">
      <style:text-properties fo:font-size="10pt" style:font-size-asian="10pt" style:font-name-complex="Symbol1" style:font-family-complex="Symbol" style:font-family-generic-complex="system" style:font-pitch-complex="variable"/>
    </style:style>
    <style:style style:name="ListLabel_20_66" style:display-name="ListLabel 66" style:family="text">
      <style:text-properties fo:font-size="10pt" style:font-size-asian="10pt" style:font-name-complex="Symbol1" style:font-family-complex="Symbol" style:font-family-generic-complex="system" style:font-pitch-complex="variable"/>
    </style:style>
    <style:style style:name="ListLabel_20_67" style:display-name="ListLabel 67" style:family="text">
      <style:text-properties fo:font-size="10pt" style:font-size-asian="10pt" style:font-name-complex="Symbol1" style:font-family-complex="Symbol" style:font-family-generic-complex="system" style:font-pitch-complex="variable"/>
    </style:style>
    <style:style style:name="ListLabel_20_68" style:display-name="ListLabel 68" style:family="text">
      <style:text-properties fo:font-size="10pt" style:font-size-asian="10pt" style:font-name-complex="Symbol1" style:font-family-complex="Symbol" style:font-family-generic-complex="system" style:font-pitch-complex="variable"/>
    </style:style>
    <style:style style:name="ListLabel_20_69" style:display-name="ListLabel 69"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70" style:display-name="ListLabel 70" style:family="text">
      <style:text-properties fo:font-size="10pt" style:font-size-asian="10pt" style:font-name-complex="Symbol1" style:font-family-complex="Symbol" style:font-family-generic-complex="system" style:font-pitch-complex="variable"/>
    </style:style>
    <style:style style:name="ListLabel_20_71" style:display-name="ListLabel 71" style:family="text">
      <style:text-properties fo:font-size="10pt" style:font-size-asian="10pt" style:font-name-complex="Symbol1" style:font-family-complex="Symbol" style:font-family-generic-complex="system" style:font-pitch-complex="variable"/>
    </style:style>
    <style:style style:name="ListLabel_20_72" style:display-name="ListLabel 72" style:family="text">
      <style:text-properties fo:font-size="10pt" style:font-size-asian="10pt" style:font-name-complex="Symbol1" style:font-family-complex="Symbol" style:font-family-generic-complex="system" style:font-pitch-complex="variable"/>
    </style:style>
    <style:style style:name="ListLabel_20_73" style:display-name="ListLabel 73" style:family="text">
      <style:text-properties fo:font-size="10pt" style:font-size-asian="10pt" style:font-name-complex="Symbol1" style:font-family-complex="Symbol" style:font-family-generic-complex="system" style:font-pitch-complex="variable"/>
    </style:style>
    <style:style style:name="ListLabel_20_74" style:display-name="ListLabel 74" style:family="text">
      <style:text-properties fo:font-size="10pt" style:font-size-asian="10pt" style:font-name-complex="Symbol1" style:font-family-complex="Symbol" style:font-family-generic-complex="system" style:font-pitch-complex="variable"/>
    </style:style>
    <style:style style:name="ListLabel_20_75" style:display-name="ListLabel 75" style:family="text">
      <style:text-properties fo:font-size="10pt" style:font-size-asian="10pt" style:font-name-complex="Symbol1" style:font-family-complex="Symbol" style:font-family-generic-complex="system" style:font-pitch-complex="variable"/>
    </style:style>
    <style:style style:name="ListLabel_20_76" style:display-name="ListLabel 76" style:family="text">
      <style:text-properties fo:font-size="10pt" style:font-size-asian="10pt" style:font-name-complex="Symbol1" style:font-family-complex="Symbol" style:font-family-generic-complex="system" style:font-pitch-complex="variable"/>
    </style:style>
    <style:style style:name="ListLabel_20_77" style:display-name="ListLabel 77" style:family="text">
      <style:text-properties fo:font-size="10pt" style:font-size-asian="10pt" style:font-name-complex="Symbol1" style:font-family-complex="Symbol" style:font-family-generic-complex="system" style:font-pitch-complex="variable"/>
    </style:style>
    <style:style style:name="ListLabel_20_78" style:display-name="ListLabel 78"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79" style:display-name="ListLabel 79" style:family="text"/>
    <style:style style:name="ListLabel_20_80" style:display-name="ListLabel 80" style:family="text">
      <style:text-properties fo:color="#63b175" style:font-name="raleway" fo:font-family="raleway" style:font-family-generic="roman" style:font-pitch="variable" fo:font-size="13.5pt" style:font-size-asian="13.5pt" style:font-size-complex="13.5pt"/>
    </style:style>
    <style:style style:name="ListLabel_20_81" style:display-name="ListLabel 8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82" style:display-name="ListLabel 82" style:family="text">
      <style:text-properties fo:font-size="13.5pt" style:font-size-asian="13.5pt" style:font-name-complex="Symbol1" style:font-family-complex="Symbol" style:font-family-generic-complex="system" style:font-pitch-complex="variable"/>
    </style:style>
    <style:style style:name="ListLabel_20_83" style:display-name="ListLabel 83" style:family="text">
      <style:text-properties fo:font-size="10pt" style:font-size-asian="10pt" style:font-name-complex="Symbol1" style:font-family-complex="Symbol" style:font-family-generic-complex="system" style:font-pitch-complex="variable"/>
    </style:style>
    <style:style style:name="ListLabel_20_84" style:display-name="ListLabel 84" style:family="text">
      <style:text-properties fo:font-size="10pt" style:font-size-asian="10pt" style:font-name-complex="Symbol1" style:font-family-complex="Symbol" style:font-family-generic-complex="system" style:font-pitch-complex="variable"/>
    </style:style>
    <style:style style:name="ListLabel_20_85" style:display-name="ListLabel 85" style:family="text">
      <style:text-properties fo:font-size="10pt" style:font-size-asian="10pt" style:font-name-complex="Symbol1" style:font-family-complex="Symbol" style:font-family-generic-complex="system" style:font-pitch-complex="variable"/>
    </style:style>
    <style:style style:name="ListLabel_20_86" style:display-name="ListLabel 86" style:family="text">
      <style:text-properties fo:font-size="10pt" style:font-size-asian="10pt" style:font-name-complex="Symbol1" style:font-family-complex="Symbol" style:font-family-generic-complex="system" style:font-pitch-complex="variable"/>
    </style:style>
    <style:style style:name="ListLabel_20_87" style:display-name="ListLabel 87" style:family="text">
      <style:text-properties fo:font-size="10pt" style:font-size-asian="10pt" style:font-name-complex="Symbol1" style:font-family-complex="Symbol" style:font-family-generic-complex="system" style:font-pitch-complex="variable"/>
    </style:style>
    <style:style style:name="ListLabel_20_88" style:display-name="ListLabel 88" style:family="text">
      <style:text-properties fo:font-size="10pt" style:font-size-asian="10pt" style:font-name-complex="Symbol1" style:font-family-complex="Symbol" style:font-family-generic-complex="system" style:font-pitch-complex="variable"/>
    </style:style>
    <style:style style:name="ListLabel_20_89" style:display-name="ListLabel 89" style:family="text">
      <style:text-properties fo:font-size="10pt" style:font-size-asian="10pt" style:font-name-complex="Symbol1" style:font-family-complex="Symbol" style:font-family-generic-complex="system" style:font-pitch-complex="variable"/>
    </style:style>
    <style:style style:name="ListLabel_20_90" style:display-name="ListLabel 90" style:family="text">
      <style:text-properties fo:font-size="10pt" style:font-size-asian="10pt" style:font-name-complex="Symbol1" style:font-family-complex="Symbol" style:font-family-generic-complex="system" style:font-pitch-complex="variable"/>
    </style:style>
    <style:style style:name="ListLabel_20_91" style:display-name="ListLabel 91" style:family="text">
      <style:text-properties fo:font-size="13.5pt" style:font-size-asian="13.5pt" style:font-name-complex="Symbol1" style:font-family-complex="Symbol" style:font-family-generic-complex="system" style:font-pitch-complex="variable"/>
    </style:style>
    <style:style style:name="ListLabel_20_92" style:display-name="ListLabel 92" style:family="text">
      <style:text-properties fo:font-size="10pt" style:font-size-asian="10pt" style:font-name-complex="Symbol1" style:font-family-complex="Symbol" style:font-family-generic-complex="system" style:font-pitch-complex="variable"/>
    </style:style>
    <style:style style:name="ListLabel_20_93" style:display-name="ListLabel 93" style:family="text">
      <style:text-properties fo:font-size="10pt" style:font-size-asian="10pt" style:font-name-complex="Symbol1" style:font-family-complex="Symbol" style:font-family-generic-complex="system" style:font-pitch-complex="variable"/>
    </style:style>
    <style:style style:name="ListLabel_20_94" style:display-name="ListLabel 94" style:family="text">
      <style:text-properties fo:font-size="10pt" style:font-size-asian="10pt" style:font-name-complex="Symbol1" style:font-family-complex="Symbol" style:font-family-generic-complex="system" style:font-pitch-complex="variable"/>
    </style:style>
    <style:style style:name="ListLabel_20_95" style:display-name="ListLabel 95" style:family="text">
      <style:text-properties fo:font-size="10pt" style:font-size-asian="10pt" style:font-name-complex="Symbol1" style:font-family-complex="Symbol" style:font-family-generic-complex="system" style:font-pitch-complex="variable"/>
    </style:style>
    <style:style style:name="ListLabel_20_96" style:display-name="ListLabel 96" style:family="text">
      <style:text-properties fo:font-size="10pt" style:font-size-asian="10pt" style:font-name-complex="Symbol1" style:font-family-complex="Symbol" style:font-family-generic-complex="system" style:font-pitch-complex="variable"/>
    </style:style>
    <style:style style:name="ListLabel_20_97" style:display-name="ListLabel 97" style:family="text">
      <style:text-properties fo:font-size="10pt" style:font-size-asian="10pt" style:font-name-complex="Symbol1" style:font-family-complex="Symbol" style:font-family-generic-complex="system" style:font-pitch-complex="variable"/>
    </style:style>
    <style:style style:name="ListLabel_20_98" style:display-name="ListLabel 98" style:family="text">
      <style:text-properties fo:font-size="10pt" style:font-size-asian="10pt" style:font-name-complex="Symbol1" style:font-family-complex="Symbol" style:font-family-generic-complex="system" style:font-pitch-complex="variable"/>
    </style:style>
    <style:style style:name="ListLabel_20_99" style:display-name="ListLabel 99" style:family="text">
      <style:text-properties fo:font-size="10pt" style:font-size-asian="10pt" style:font-name-complex="Symbol1" style:font-family-complex="Symbol" style:font-family-generic-complex="system" style:font-pitch-complex="variable"/>
    </style:style>
    <style:style style:name="ListLabel_20_100" style:display-name="ListLabel 100" style:family="text">
      <style:text-properties fo:font-size="13.5pt" style:font-size-asian="13.5pt" style:font-name-complex="Symbol1" style:font-family-complex="Symbol" style:font-family-generic-complex="system" style:font-pitch-complex="variable"/>
    </style:style>
    <style:style style:name="ListLabel_20_101" style:display-name="ListLabel 101" style:family="text">
      <style:text-properties fo:font-size="10pt" style:font-size-asian="10pt" style:font-name-complex="Symbol1" style:font-family-complex="Symbol" style:font-family-generic-complex="system" style:font-pitch-complex="variable"/>
    </style:style>
    <style:style style:name="ListLabel_20_102" style:display-name="ListLabel 102" style:family="text">
      <style:text-properties fo:font-size="10pt" style:font-size-asian="10pt" style:font-name-complex="Symbol1" style:font-family-complex="Symbol" style:font-family-generic-complex="system" style:font-pitch-complex="variable"/>
    </style:style>
    <style:style style:name="ListLabel_20_103" style:display-name="ListLabel 103" style:family="text">
      <style:text-properties fo:font-size="10pt" style:font-size-asian="10pt" style:font-name-complex="Symbol1" style:font-family-complex="Symbol" style:font-family-generic-complex="system" style:font-pitch-complex="variable"/>
    </style:style>
    <style:style style:name="ListLabel_20_104" style:display-name="ListLabel 104" style:family="text">
      <style:text-properties fo:font-size="10pt" style:font-size-asian="10pt" style:font-name-complex="Symbol1" style:font-family-complex="Symbol" style:font-family-generic-complex="system" style:font-pitch-complex="variable"/>
    </style:style>
    <style:style style:name="ListLabel_20_105" style:display-name="ListLabel 105" style:family="text">
      <style:text-properties fo:font-size="10pt" style:font-size-asian="10pt" style:font-name-complex="Symbol1" style:font-family-complex="Symbol" style:font-family-generic-complex="system" style:font-pitch-complex="variable"/>
    </style:style>
    <style:style style:name="ListLabel_20_106" style:display-name="ListLabel 106" style:family="text">
      <style:text-properties fo:font-size="10pt" style:font-size-asian="10pt" style:font-name-complex="Symbol1" style:font-family-complex="Symbol" style:font-family-generic-complex="system" style:font-pitch-complex="variable"/>
    </style:style>
    <style:style style:name="ListLabel_20_107" style:display-name="ListLabel 107" style:family="text">
      <style:text-properties fo:font-size="10pt" style:font-size-asian="10pt" style:font-name-complex="Symbol1" style:font-family-complex="Symbol" style:font-family-generic-complex="system" style:font-pitch-complex="variable"/>
    </style:style>
    <style:style style:name="ListLabel_20_108" style:display-name="ListLabel 108" style:family="text">
      <style:text-properties fo:font-size="10pt" style:font-size-asian="10pt" style:font-name-complex="Symbol1" style:font-family-complex="Symbol" style:font-family-generic-complex="system" style:font-pitch-complex="variable"/>
    </style:style>
    <style:style style:name="ListLabel_20_109" style:display-name="ListLabel 109" style:family="text">
      <style:text-properties fo:font-size="13.5pt" style:font-size-asian="13.5pt" style:font-name-complex="Symbol1" style:font-family-complex="Symbol" style:font-family-generic-complex="system" style:font-pitch-complex="variable"/>
    </style:style>
    <style:style style:name="ListLabel_20_110" style:display-name="ListLabel 110" style:family="text">
      <style:text-properties fo:font-size="10pt" style:font-size-asian="10pt" style:font-name-complex="Symbol1" style:font-family-complex="Symbol" style:font-family-generic-complex="system" style:font-pitch-complex="variable"/>
    </style:style>
    <style:style style:name="ListLabel_20_111" style:display-name="ListLabel 111" style:family="text">
      <style:text-properties fo:font-size="10pt" style:font-size-asian="10pt" style:font-name-complex="Symbol1" style:font-family-complex="Symbol" style:font-family-generic-complex="system" style:font-pitch-complex="variable"/>
    </style:style>
    <style:style style:name="ListLabel_20_112" style:display-name="ListLabel 112" style:family="text">
      <style:text-properties fo:font-size="10pt" style:font-size-asian="10pt" style:font-name-complex="Symbol1" style:font-family-complex="Symbol" style:font-family-generic-complex="system" style:font-pitch-complex="variable"/>
    </style:style>
    <style:style style:name="ListLabel_20_113" style:display-name="ListLabel 113" style:family="text">
      <style:text-properties fo:font-size="10pt" style:font-size-asian="10pt" style:font-name-complex="Symbol1" style:font-family-complex="Symbol" style:font-family-generic-complex="system" style:font-pitch-complex="variable"/>
    </style:style>
    <style:style style:name="ListLabel_20_114" style:display-name="ListLabel 114" style:family="text">
      <style:text-properties fo:font-size="10pt" style:font-size-asian="10pt" style:font-name-complex="Symbol1" style:font-family-complex="Symbol" style:font-family-generic-complex="system" style:font-pitch-complex="variable"/>
    </style:style>
    <style:style style:name="ListLabel_20_115" style:display-name="ListLabel 115" style:family="text">
      <style:text-properties fo:font-size="10pt" style:font-size-asian="10pt" style:font-name-complex="Symbol1" style:font-family-complex="Symbol" style:font-family-generic-complex="system" style:font-pitch-complex="variable"/>
    </style:style>
    <style:style style:name="ListLabel_20_116" style:display-name="ListLabel 116" style:family="text">
      <style:text-properties fo:font-size="10pt" style:font-size-asian="10pt" style:font-name-complex="Symbol1" style:font-family-complex="Symbol" style:font-family-generic-complex="system" style:font-pitch-complex="variable"/>
    </style:style>
    <style:style style:name="ListLabel_20_117" style:display-name="ListLabel 117" style:family="text">
      <style:text-properties fo:font-size="10pt" style:font-size-asian="10pt" style:font-name-complex="Symbol1"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8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8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8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9T05:51:00</meta:creation-date>
    <meta:initial-creator>ishan</meta:initial-creator>
    <dc:language>en-US</dc:language>
    <dc:date>2020-07-21T21:06:42.203319379</dc:date>
    <meta:editing-cycles>110</meta:editing-cycles>
    <meta:editing-duration>P3DT7H20M18S</meta:editing-duration>
    <meta:generator>LibreOffice/6.4.3.2$Linux_X86_64 LibreOffice_project/40$Build-2</meta:generator>
    <meta:document-statistic meta:table-count="51" meta:image-count="32" meta:object-count="0" meta:page-count="51" meta:paragraph-count="865" meta:word-count="4593" meta:character-count="32583" meta:non-whitespace-character-count="281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